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, sans-serif"/>
    <style:font-face style:name="FreeSans1" svg:font-family="FreeSans" style:font-family-generic="swiss"/>
    <style:font-face style:name="Glagolica Missal DPG" svg:font-family="'Glagolica Missal DPG'" style:font-adornments="Regular" style:font-pitch="variable"/>
    <style:font-face style:name="Lato Black" svg:font-family="'Lato Black'" style:font-adornments="Black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521in" table:align="margins" style:writing-mode="page"/>
    </style:style>
    <style:style style:name="Table1.A" style:family="table-column">
      <style:table-column-properties style:column-width="0.775in" style:rel-column-width="1116*"/>
    </style:style>
    <style:style style:name="Table1.B" style:family="table-column">
      <style:table-column-properties style:column-width="1.7389in" style:rel-column-width="2504*"/>
    </style:style>
    <style:style style:name="Table1.C" style:family="table-column">
      <style:table-column-properties style:column-width="1.7382in" style:rel-column-width="250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/>
      </style:paragraph-properties>
      <style:text-properties officeooo:paragraph-rsid="005c7d47"/>
    </style:style>
    <style:style style:name="P2" style:family="paragraph" style:parent-style-name="Text_20_body">
      <style:paragraph-properties>
        <style:tab-stops/>
      </style:paragraph-properties>
      <style:text-properties officeooo:paragraph-rsid="00820e5b"/>
    </style:style>
    <style:style style:name="P3" style:family="paragraph" style:parent-style-name="Text_20_body">
      <style:paragraph-properties>
        <style:tab-stops/>
      </style:paragraph-properties>
      <style:text-properties officeooo:rsid="005c7d47" officeooo:paragraph-rsid="005c7d47"/>
    </style:style>
    <style:style style:name="P4" style:family="paragraph" style:parent-style-name="Text_20_body">
      <style:text-properties officeooo:rsid="008ff06c" officeooo:paragraph-rsid="008ff06c"/>
    </style:style>
    <style:style style:name="P5" style:family="paragraph" style:parent-style-name="Text_20_body">
      <style:text-properties officeooo:paragraph-rsid="0097ded1"/>
    </style:style>
    <style:style style:name="P6" style:family="paragraph" style:parent-style-name="Text_20_body">
      <style:text-properties officeooo:rsid="008e26b2" officeooo:paragraph-rsid="00ac4e9f"/>
    </style:style>
    <style:style style:name="P7" style:family="paragraph" style:parent-style-name="Text_20_body">
      <style:text-properties officeooo:rsid="0089802f" officeooo:paragraph-rsid="00b989a9"/>
    </style:style>
    <style:style style:name="P8" style:family="paragraph" style:parent-style-name="Text_20_body">
      <style:text-properties officeooo:paragraph-rsid="009757bd"/>
    </style:style>
    <style:style style:name="P9" style:family="paragraph" style:parent-style-name="Text_20_body">
      <style:text-properties officeooo:rsid="00b63103" officeooo:paragraph-rsid="00b63103"/>
    </style:style>
    <style:style style:name="P10" style:family="paragraph" style:parent-style-name="Text_20_body">
      <style:text-properties officeooo:paragraph-rsid="00bcd6f5"/>
    </style:style>
    <style:style style:name="P11" style:family="paragraph" style:parent-style-name="Text_20_body">
      <style:text-properties officeooo:rsid="00bd4dc0" officeooo:paragraph-rsid="00bd4dc0"/>
    </style:style>
    <style:style style:name="P12" style:family="paragraph" style:parent-style-name="Footnote">
      <style:text-properties officeooo:rsid="00967563" officeooo:paragraph-rsid="00967563"/>
    </style:style>
    <style:style style:name="P13" style:family="paragraph" style:parent-style-name="Footnote">
      <style:text-properties officeooo:rsid="00995c90" officeooo:paragraph-rsid="00995c90"/>
    </style:style>
    <style:style style:name="P14" style:family="paragraph" style:parent-style-name="Footnote">
      <style:text-properties fo:font-style="italic" officeooo:rsid="00ae4b9a" officeooo:paragraph-rsid="00b1a928" style:font-style-asian="italic" style:font-style-complex="italic"/>
    </style:style>
    <style:style style:name="P15" style:family="paragraph" style:parent-style-name="Footnote">
      <style:text-properties officeooo:rsid="00ba20b3" officeooo:paragraph-rsid="00ba20b3"/>
    </style:style>
    <style:style style:name="P16" style:family="paragraph" style:parent-style-name="Footnote">
      <style:text-properties officeooo:rsid="00c0a2da" officeooo:paragraph-rsid="00c0a2da"/>
    </style:style>
    <style:style style:name="P17" style:family="paragraph" style:parent-style-name="Footnote">
      <style:text-properties officeooo:rsid="00c16507" officeooo:paragraph-rsid="00c203f5"/>
    </style:style>
    <style:style style:name="P18" style:family="paragraph" style:parent-style-name="Text_20_body">
      <style:text-properties officeooo:rsid="00b380e7" officeooo:paragraph-rsid="00b380e7"/>
    </style:style>
    <style:style style:name="P19" style:family="paragraph" style:parent-style-name="Text_20_body">
      <style:text-properties fo:font-style="normal" fo:font-weight="normal" officeooo:rsid="00b53379" officeooo:paragraph-rsid="00b63103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officeooo:rsid="00b8bb1f" officeooo:paragraph-rsid="00b8bb1f"/>
    </style:style>
    <style:style style:name="P21" style:family="paragraph" style:parent-style-name="Text_20_body">
      <style:text-properties officeooo:rsid="00c7db2f" officeooo:paragraph-rsid="00c7db2f"/>
    </style:style>
    <style:style style:name="P22" style:family="paragraph" style:parent-style-name="Text_20_body">
      <style:text-properties officeooo:rsid="00c7db2f" officeooo:paragraph-rsid="00ca4534"/>
    </style:style>
    <style:style style:name="P23" style:family="paragraph" style:parent-style-name="Text_20_body">
      <style:text-properties officeooo:rsid="00c7db2f" officeooo:paragraph-rsid="00cb4ab6"/>
    </style:style>
    <style:style style:name="P24" style:family="paragraph" style:parent-style-name="Text_20_body">
      <style:text-properties officeooo:paragraph-rsid="00c7db2f"/>
    </style:style>
    <style:style style:name="P25" style:family="paragraph" style:parent-style-name="Text_20_body">
      <style:text-properties officeooo:rsid="00ca4534" officeooo:paragraph-rsid="00ca4534"/>
    </style:style>
    <style:style style:name="P26" style:family="paragraph" style:parent-style-name="Text_20_body">
      <style:text-properties officeooo:rsid="00ca4534" officeooo:paragraph-rsid="00cb4ab6"/>
    </style:style>
    <style:style style:name="P27" style:family="paragraph" style:parent-style-name="Text_20_body">
      <style:text-properties officeooo:paragraph-rsid="00ca4534"/>
    </style:style>
    <style:style style:name="P28" style:family="paragraph" style:parent-style-name="Text_20_body">
      <style:text-properties fo:font-size="8pt" officeooo:rsid="00cb4ab6" officeooo:paragraph-rsid="00cb4ab6" style:font-size-asian="8pt" style:font-size-complex="8pt"/>
    </style:style>
    <style:style style:name="P29" style:family="paragraph" style:parent-style-name="Heading_20_2">
      <style:text-properties officeooo:rsid="0089802f" officeooo:paragraph-rsid="0089802f"/>
    </style:style>
    <style:style style:name="P30" style:family="paragraph" style:parent-style-name="Heading_20_3">
      <style:text-properties officeooo:paragraph-rsid="006c39ed"/>
    </style:style>
    <style:style style:name="P31" style:family="paragraph" style:parent-style-name="Heading_20_3">
      <style:text-properties officeooo:paragraph-rsid="0073fde7"/>
    </style:style>
    <style:style style:name="P32" style:family="paragraph" style:parent-style-name="Heading_20_3">
      <style:text-properties officeooo:rsid="00c7db2f" officeooo:paragraph-rsid="00c7db2f"/>
    </style:style>
    <style:style style:name="T1" style:family="text">
      <style:text-properties officeooo:rsid="0061bf67"/>
    </style:style>
    <style:style style:name="T2" style:family="text">
      <style:text-properties officeooo:rsid="00820e5b"/>
    </style:style>
    <style:style style:name="T3" style:family="text">
      <style:text-properties officeooo:rsid="00825d7b"/>
    </style:style>
    <style:style style:name="T4" style:family="text">
      <style:text-properties officeooo:rsid="0084639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8c2b69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8e26b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8e357d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905496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90be0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916df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927bc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94638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96756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9757b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97ded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a2a74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a3866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529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631f2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a18ea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a8271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a9dbcb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aa89b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aa98c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ac302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ac4e9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ae4b9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b0181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b0e5d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b1a92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b380e7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b5337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b7f26a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b8d3b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989a9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bcd6f5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bf763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ca4534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cb4ab6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wave" style:text-underline-width="bold" style:text-underline-color="font-color" fo:font-weight="normal" officeooo:rsid="00a529cc" style:font-style-asian="normal" style:font-weight-asian="normal" style:font-style-complex="normal" style:font-weight-complex="normal" style:text-emphasize="none"/>
    </style:style>
    <style:style style:name="T43" style:family="text">
      <style:text-properties fo:font-style="normal" style:text-underline-style="wave" style:text-underline-width="bold" style:text-underline-color="font-color" fo:font-weight="normal" officeooo:rsid="00a631f2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916df3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a82710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ac3020" style:font-style-asian="normal" style:font-weight-asian="bold" style:font-style-complex="normal" style:font-weight-complex="bold"/>
    </style:style>
    <style:style style:name="T48" style:family="text">
      <style:text-properties officeooo:rsid="008a15f2"/>
    </style:style>
    <style:style style:name="T49" style:family="text">
      <style:text-properties officeooo:rsid="008ac7e3"/>
    </style:style>
    <style:style style:name="T50" style:family="text">
      <style:text-properties officeooo:rsid="009757b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b380e7" style:font-weight-asian="bold" style:font-weight-complex="bold"/>
    </style:style>
    <style:style style:name="T53" style:family="text">
      <style:text-properties officeooo:rsid="009b4777"/>
    </style:style>
    <style:style style:name="T54" style:family="text">
      <style:text-properties style:text-position="super 58%" fo:font-style="normal" fo:font-weight="normal" officeooo:rsid="00a18eab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fo:font-weight="normal" officeooo:rsid="00a18eab" style:font-style-asian="normal" style:font-weight-asian="normal" style:font-style-complex="normal" style:font-weight-complex="normal"/>
    </style:style>
    <style:style style:name="T56" style:family="text">
      <style:text-properties officeooo:rsid="00a9eaba"/>
    </style:style>
    <style:style style:name="T57" style:family="text">
      <style:text-properties officeooo:rsid="00aa89ba"/>
    </style:style>
    <style:style style:name="T58" style:family="text">
      <style:text-properties fo:font-weight="normal" officeooo:rsid="00b380e7" style:font-weight-asian="normal" style:font-weight-complex="normal"/>
    </style:style>
    <style:style style:name="T59" style:family="text">
      <style:text-properties fo:font-variant="small-caps" fo:font-weight="normal" officeooo:rsid="00b0e5df" style:font-weight-asian="normal" style:font-weight-complex="normal"/>
    </style:style>
    <style:style style:name="T60" style:family="text">
      <style:text-properties fo:font-variant="small-caps" fo:font-style="italic" fo:font-weight="normal" officeooo:rsid="00b0e5df" style:font-style-asian="italic" style:font-weight-asian="normal" style:font-style-complex="italic" style:font-weight-complex="normal"/>
    </style:style>
    <style:style style:name="T61" style:family="text">
      <style:text-properties officeooo:rsid="00b380e7"/>
    </style:style>
    <style:style style:name="T62" style:family="text">
      <style:text-properties officeooo:rsid="00b8d3b8"/>
    </style:style>
    <style:style style:name="T63" style:family="text">
      <style:text-properties officeooo:rsid="00b94f07"/>
    </style:style>
    <style:style style:name="T64" style:family="text">
      <style:text-properties officeooo:rsid="00ba2b46"/>
    </style:style>
    <style:style style:name="T65" style:family="text">
      <style:text-properties officeooo:rsid="00bee8ce"/>
    </style:style>
    <style:style style:name="T66" style:family="text">
      <style:text-properties officeooo:rsid="00c203f5"/>
    </style:style>
    <style:style style:name="T67" style:family="text">
      <style:text-properties officeooo:rsid="00c7db2f"/>
    </style:style>
    <style:style style:name="T68" style:family="text">
      <style:text-properties officeooo:rsid="00c95186"/>
    </style:style>
    <style:style style:name="T69" style:family="text">
      <style:text-properties officeooo:rsid="00ca4534"/>
    </style:style>
    <style:style style:name="T70" style:family="text">
      <style:text-properties fo:font-variant="normal" fo:text-transform="none" fo:color="#222222" style:font-name="Noto Sans" fo:font-size="14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2">Предисловие</text:h>
      <text:p text:style-name="P11">Цель этого учебного пособия — обучить русскоязычных славистов <text:span text:style-name="T65">и просто читателей </text:span>бегло разбирать глаголитический алфавит. <text:span text:style-name="T65">Для этого </text:span></text:p>
      <text:p text:style-name="P18">Это пособие состоит из трёх частей.</text:p>
      <text:p text:style-name="P7"><text:span text:style-name="T51">1 часть</text:span><text:span text:style-name="T52">: букварь </text:span><text:span text:style-name="T58">на</text:span> <text:span text:style-name="T61">основе </text:span>корпус<text:span text:style-name="T61">а</text:span> <text:span text:style-name="T61">НКРЯ </text:span>РАН<text:note text:id="ftn1" text:note-class="footnote"><text:note-citation>1</text:note-citation><text:note-body><text:p text:style-name="P17"><text:a xlink:type="simple" xlink:href="http://www.ruscorpora.ru/" text:style-name="Internet_20_link" text:visited-style-name="Visited_20_Internet_20_Link">www.ruscorpora.ru</text:a><text:line-break/>Национальный корпус русского языка — <text:span text:style-name="T66">Институт русского языка им. В. В. Виноградова РАН, 2004—2013.</text:span></text:p></text:note-body></text:note> <text:span text:style-name="T61">и его частотных словарей</text:span><text:span text:style-name="T61"><text:note text:id="ftn2" text:note-class="footnote"><text:note-citation>2</text:note-citation><text:note-body><text:p text:style-name="P16"><text:span text:style-name="T5">О. Н. Ляшевская, С. А. Шаров.</text:span> Частотный словарь современного русского языка (на материалах Национального корпуса русского языка). — М.: Азбуковник, 2009.</text:p></text:note-body></text:note></text:span>. Гласные и согласные буквы вводятся в порядке частотности (о, е, а, и, у, я, ы, ь, ю, э, ъ; <text:s text:c="2"/>н, т, с, р, в, л, к, м, д, п, г, з, б, ч, й, х, ж, ш, ц, щ) <text:span text:style-name="T48">и при этом </text:span>параллельно, чтобы на протяжении букваря <text:span text:style-name="T65">в наименьшей степени </text:span>деформировать слоговую структуру <text:span text:style-name="T49">предлагаемых слов</text:span>. На букву <text:span text:style-name="T50">с порядком </text:span>частотности <text:span text:style-name="T5">n</text:span> приведено до 150 наиболее частотных слов <text:span text:style-name="T62">К</text:span>орпуса, состоящих только из букв с порядк<text:span text:style-name="T63">а</text:span>м<text:span text:style-name="T63">и</text:span> частотности <text:span text:style-name="T63">1, 2, … </text:span><text:span text:style-name="T5">n</text:span><text:span text:style-name="T6">. Эти слова упорядочены по частотности. </text:span><text:span text:style-name="T7">Мы в исключительном порядке </text:span><text:span text:style-name="T25">удалили </text:span><text:span text:style-name="T7">леммы служебных частей речи, </text:span><text:span text:style-name="T32">чья </text:span><text:span text:style-name="T7">семантик</text:span><text:span text:style-name="T16">а</text:span><text:span text:style-name="T7"> сложно улавливается вне контекста фразы («на-ка», «ээ», «хр», «да-а-а» и </text:span><text:span text:style-name="T39">т.д.</text:span><text:span text:style-name="T7">): </text:span><text:span text:style-name="T37">они плохо </text:span><text:span text:style-name="T32">подходя</text:span><text:span text:style-name="T37">т </text:span><text:span text:style-name="T32">для обучения чтению</text:span><text:span text:style-name="T8">. </text:span><text:span text:style-name="T36">В словах проставлено ударение.</text:span></text:p>
      <text:p text:style-name="P6"><text:span text:style-name="T44">2 часть: </text:span><text:span text:style-name="T47">тренировочные предложения.</text:span><text:span text:style-name="T27"> </text:span><text:span text:style-name="T36">Они приведены</text:span><text:span text:style-name="T27"> в порядке возрастающей длины и сложности. </text:span><text:span text:style-name="T28">За их предоставление м</text:span><text:span text:style-name="T26">ы признательны Марине Васеневой и Константину Неклюдову </text:span><text:span text:style-name="T28">— </text:span><text:span text:style-name="T27">руководителям </text:span><text:span text:style-name="T28">открытого корпуса </text:span><text:span text:style-name="T27">русско</text:span><text:span text:style-name="T28">го языка</text:span><text:span text:style-name="T28"><text:note text:id="ftn3" text:note-class="footnote"><text:note-citation>3</text:note-citation><text:note-body><text:p text:style-name="P14">Marina Vaseneva, Konstantin Neklyudov. <text:span text:style-name="T30">Corpus </text:span><text:span text:style-name="T32">libre</text:span><text:span text:style-name="T30"> de la langue russe (Corpus parallèles multilingues du projet Tatoeba). </text:span><text:span text:style-name="T31">— Torcy, Projet </text:span><text:span text:style-name="T59">Tatoeba</text:span><text:span text:style-name="T31">, 2013.</text:span></text:p></text:note-body></text:note></text:span><text:span text:style-name="T28"> </text:span><text:span text:style-name="T29">многоязычного проекта </text:span><text:span text:style-name="T28">параллельных корпусов Tatoeba</text:span><text:span text:style-name="T26">.</text:span><text:span text:style-name="T6"> </text:span><text:span text:style-name="T39">Эти предложения </text:span><text:soft-page-break/><text:span text:style-name="T39">представляют русский язык …. Во фразах второй части также последовательно проставлено ударение.</text:span></text:p>
      <text:p text:style-name="P4"><text:span text:style-name="T9">3 </text:span><text:span text:style-name="T6">часть. Указать источник как и в курсе Hardy из ENS.</text:span></text:p>
      <text:p text:style-name="P8"><text:span text:style-name="T45">Общее замечание. </text:span><text:span text:style-name="T12">Это пособие состоит из трёх частей. Главная часть — третья — представляет собой подборку </text:span><text:span text:style-name="T16">текстов из художественных произведений русской классической, современной, а также из научно-популярной литературы. Мы использовали <text:s/>«Малый корпус русских текстов», подготовленный в <text:s/>Высшей Нормальной Школе</text:span><text:span text:style-name="T16"><text:note text:id="ftn4" text:note-class="footnote"><text:note-citation>4</text:note-citation><text:note-body><text:p text:style-name="P13"><text:span text:style-name="T5">Maxime Hardy</text:span>. Le petit corpus de textes russes <text:span text:style-name="T53">—</text:span> Séminaire de l’ouverture linguistique de l’École Normale Supérieure, section russe.</text:p></text:note-body></text:note></text:span><text:span text:style-name="T16">.</text:span></text:p>
      <text:p text:style-name="P5"><text:span text:style-name="T6">Общее замечание. Глаголитический алфавит не имеет штатного способа передачи современной русской </text:span><text:span text:style-name="T13">фонемы <text:s/>(нейотированное) [</text:span><text:span text:style-name="T14">e</text:span><text:span text:style-name="T13">], передаваемой в кириллице </text:span><text:span text:style-name="T6">букв</text:span><text:span text:style-name="T13">ой</text:span><text:span text:style-name="T6"> «э»</text:span><text:span text:style-name="T13">)</text:span><text:span text:style-name="T6">. Буква «э» и была, </text:span><text:span text:style-name="T17">считается</text:span><text:span text:style-name="T6">, </text:span><text:span text:style-name="T12">импортирована</text:span><text:span text:style-name="T6"> в русскую кириллицу копированием формы глаголитической буквы «е» </text:span><text:span text:style-name="HeadingGlagol"><text:span text:style-name="T6">е</text:span></text:span><text:span text:style-name="T6">, </text:span><text:span text:style-name="T14">(согласно Е.</text:span><text:span text:style-name="T15">Ф.Карскому</text:span><text:span text:style-name="T15"><text:note text:id="ftn5" text:note-class="footnote"><text:note-citation>5</text:note-citation><text:note-body><text:p text:style-name="P12"><text:span text:style-name="T5">Карский, Е.Ф</text:span>. Славянская кирилловская палеография — М.: Наука, 1979. — XXI с. + 494 с.; ил.</text:p></text:note-body></text:note></text:span><text:span text:style-name="T15">, </text:span><text:span text:style-name="T17">начиная </text:span><text:span text:style-name="T14">c XIII в.)</text:span><text:span text:style-name="T6">. В качестве паллиатива и до принятия <text:s/>стандарта современной русской глаголицы мы в этом издании систематически передаём кириллическую «э» буквой </text:span><text:span text:style-name="HeadingGlagol"><text:span text:style-name="T6">е</text:span></text:span><text:span text:style-name="T6"> с</text:span><text:span text:style-name="T10">о штри</text:span><text:span text:style-name="T11">хом</text:span><text:span text:style-name="T10">: </text:span><text:span text:style-name="HeadingGlagol"><text:span text:style-name="T10">ê</text:span></text:span><text:span text:style-name="T6">.</text:span></text:p>
      <text:p text:style-name="P10"><text:span text:style-name="T22">Глаголица не предусматривает отдельного знака для этимологического [</text:span><text:span text:style-name="T54">j</text:span><text:span text:style-name="T22">e] реализующегося как ударное [</text:span><text:span text:style-name="T54">j</text:span><text:span text:style-name="T55">o</text:span><text:span text:style-name="T22">]. Даже </text:span><text:span text:style-name="T18">в кириллице специальная буква — «ё» — новинка</text:span><text:span text:style-name="T38">,</text:span><text:span text:style-name="T18"> предложен</text:span><text:span text:style-name="T38">ная</text:span><text:span text:style-name="T18"><text:note text:id="ftn6" text:note-class="footnote"><text:note-citation>6</text:note-citation><text:note-body><text:p text:style-name="P15"><text:span text:style-name="T5">Е.В. Пчелов, В.Т. Чумаков.</text:span> Два века русской буквы Ё: История и словарь — М.: Народное образование, 2000. <text:span text:style-name="T64">— C. 103.</text:span></text:p></text:note-body></text:note></text:span><text:span text:style-name="T18"> </text:span><text:span text:style-name="T38">(</text:span><text:span text:style-name="T18">на заседании будущего ОРЯС (И)АН </text:span><text:span text:style-name="T38">от</text:span><text:span text:style-name="T18"> 29.11.1783</text:span><text:span text:style-name="T38">)</text:span><text:span text:style-name="T18"> Е.Р.Да́шковой (Воронцовой). </text:span><text:span text:style-name="T19">В этом пособии мы не различаем в глаголице </text:span><text:span text:style-name="T18">«</text:span><text:span text:style-name="T19">е</text:span><text:span text:style-name="T18">» </text:span><text:span text:style-name="T19">и </text:span><text:span text:style-name="T18">«ё». </text:span><text:span text:style-name="T19">Только в начальной части <text:s/></text:span><text:span text:style-name="T20">— букваре — </text:span><text:span text:style-name="T19">мы </text:span><text:span text:style-name="T24">помечаем</text:span><text:span text:style-name="T20"> </text:span><text:span text:style-name="T18">«ё» </text:span><text:span text:style-name="T20">дополнительн</text:span><text:span text:style-name="T21">ым</text:span><text:span text:style-name="T20"> </text:span><text:span text:style-name="T21">знаком </text:span><text:span text:style-name="T20">по</text:span><text:span text:style-name="T21">д буквой:</text:span><text:span text:style-name="T20"> </text:span><text:span text:style-name="HeadingGlagol"><text:span text:style-name="T42">е</text:span></text:span>, <text:span text:style-name="T57">например </text:span><text:span text:style-name="HeadingGlagol"><text:span text:style-name="T21">полет</text:span></text:span><text:span text:style-name="T20"> </text:span><text:span text:style-name="T21">→</text:span><text:span text:style-name="T20"> <text:s/></text:span><text:soft-page-break/><text:span text:style-name="HeadingGlagol"><text:span text:style-name="T21">пол</text:span></text:span><text:span text:style-name="HeadingGlagol"><text:span text:style-name="T43">е</text:span></text:span><text:span text:style-name="HeadingGlagol"><text:span text:style-name="T21">т</text:span></text:span><text:span text:style-name="T21"> (полет → полёт). </text:span><text:span text:style-name="T25">Буква</text:span><text:span text:style-name="T23"> </text:span><text:span text:style-name="HeadingGlagol"><text:span text:style-name="T42">е</text:span></text:span> <text:span text:style-name="T56">всегда обозначает </text:span><text:span text:style-name="T23">ударный </text:span><text:span text:style-name="T25">звук</text:span><text:span text:style-name="T23">.</text:span></text:p>
      <text:p text:style-name="P9"><text:span text:style-name="T46">О</text:span><text:span text:style-name="T44">тказ от ответственности.</text:span><text:span text:style-name="T6"> </text:span><text:span text:style-name="T33">Корпусы русского языка — использовавшиеся при подготовке первых двух частей сборника — представляют язык в</text:span><text:span text:style-name="T6">о всей</text:span><text:span text:style-name="T33"> полноте его лекси</text:span><text:span text:style-name="T6">ческих </text:span><text:span text:style-name="T33">и стил</text:span><text:span text:style-name="T6">евых срезов</text:span><text:span text:style-name="T33">. </text:span><text:span text:style-name="T34">Л</text:span><text:span text:style-name="T33">юбые лексемы</text:span><text:span text:style-name="T34">, </text:span><text:span text:style-name="T33">фразы, </text:span><text:span text:style-name="T6">содержащиеся в </text:span><text:span text:style-name="T34">корпус</text:span><text:span text:style-name="T6">ах</text:span><text:span text:style-name="T34"> </text:span><text:span text:style-name="T33">не являются </text:span><text:span text:style-name="T34">призывами к действию либо </text:span><text:span text:style-name="T33">изложением авторских идей, а лишь отражают (иллюстрируют) язык в его современном состоянии. Авторы пособия и корпусов не несут ответс</text:span><text:span text:style-name="T34">т</text:span><text:span text:style-name="T33">венности за </text:span><text:span text:style-name="T6">то, как </text:span><text:span text:style-name="T34">читател</text:span><text:span text:style-name="T6">ь</text:span><text:span text:style-name="T34"> </text:span><text:span text:style-name="T6">проинтерпретирует ту или иную приведённую </text:span><text:span text:style-name="T34">фраз</text:span><text:span text:style-name="T6">у</text:span><text:span text:style-name="T34"> и</text:span><text:span text:style-name="T6">ли</text:span><text:span text:style-name="T34"> лексем</text:span><text:span text:style-name="T6">у, взятую</text:span><text:span text:style-name="T34"> из корпусов. </text:span><text:span text:style-name="T6">Авторы ожидают с</text:span><text:span text:style-name="T34">о стороны читателя ответственност</text:span><text:span text:style-name="T6">и</text:span><text:span text:style-name="T34"> </text:span><text:span text:style-name="T35">в восприятии материала </text:span><text:span text:style-name="T34">и совершеннолетн</text:span><text:span text:style-name="T6">ей</text:span><text:span text:style-name="T34"> субъектност</text:span><text:span text:style-name="T6">и</text:span><text:span text:style-name="T34">.</text:span></text:p>
      <text:p text:style-name="P19"/>
      <text:p text:style-name="P20"><text:span text:style-name="T34">L</text:span><text:span text:style-name="T6">e lecteur </text:span><text:span text:style-name="T36">doit être </text:span><text:span text:style-name="T6">résponsable dans sa perception des contenus de ce manuel ainsi qu’avoir atteint la majorité.</text:span></text:p>
      <text:h text:style-name="P32" text:outline-level="3">Лицензирование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Контент</text:p>
          </table:table-cell>
          <table:table-cell table:style-name="Table1.B1" office:value-type="string">
            <text:p text:style-name="P25">Авторство</text:p>
          </table:table-cell>
          <table:table-cell table:style-name="Table1.C1" office:value-type="string">
            <text:p text:style-name="P25">Лицензия</text:p>
          </table:table-cell>
        </table:table-row>
        <table:table-row>
          <table:table-cell table:style-name="Table1.A2" office:value-type="string">
            <text:p text:style-name="P24"><text:span text:style-name="T67">Часть</text:span></text:p>
          </table:table-cell>
          <table:table-cell table:style-name="Table1.B2" office:value-type="string">
            <text:p text:style-name="P24"/>
          </table:table-cell>
          <table:table-cell table:style-name="Table1.C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5"><text:span text:style-name="T30">Ч</text:span><text:span text:style-name="T6">асть 2. Фразы</text:span></text:p>
          </table:table-cell>
          <table:table-cell table:style-name="Table1.B2" office:value-type="string">
            <text:p text:style-name="P22">© <text:span text:style-name="T69">2013, </text:span><text:span text:style-name="T31">Projet </text:span><text:span text:style-name="T60">Tatoeba</text:span><text:span text:style-name="T69">, </text:span><text:span text:style-name="T30">Corpus </text:span><text:span text:style-name="T32">libre</text:span><text:span text:style-name="T30"> de la langue russe. </text:span><text:span text:style-name="T41">Attribution/Paternité: utilisat</text:span><text:span text:style-name="T40">eurs</text:span><text:span text:style-name="T30"> </text:span><text:span text:style-name="T69">«marafon» et «odexed».</text:span></text:p>
          </table:table-cell>
          <table:table-cell table:style-name="Table1.C2" office:value-type="string">
            <text:p text:style-name="P27">CC-BY 2.0-<text:span text:style-name="T69">FR. Seule la version française des conditions d'utilisation fait autorité.</text:span></text:p>
            <text:p text:style-name="P28">http://creativecommons.org/licenses/by/2.0/fr/</text:p>
          </table:table-cell>
        </table:table-row>
        <table:table-row>
          <table:table-cell table:style-name="Table1.A2" office:value-type="string">
            <text:p text:style-name="P26"><text:span text:style-name="T30">Ч</text:span><text:span text:style-name="T6">асть </text:span><text:span text:style-name="T41">3</text:span><text:span text:style-name="T6">. </text:span><text:span text:style-name="T41">Тексты</text:span></text:p>
          </table:table-cell>
          <table:table-cell table:style-name="Table1.B2" office:value-type="string">
            <text:p text:style-name="P23">© <text:span text:style-name="T69">2013, Séminaire d’ouverture linguistique de l’École Normale, </text:span><text:span text:style-name="T30"><text:s/></text:span><text:span text:style-name="T41">Attribution/Paternité: </text:span><text:soft-page-break/><text:span text:style-name="T41">Maxime Hardy.</text:span></text:p>
          </table:table-cell>
          <table:table-cell table:style-name="Table1.C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>© 2014, <text:span text:style-name="T68">Maxime Seveleu-Dubrovnik, </text:span></text:p>
          </table:table-cell>
          <table:table-cell table:style-name="Table1.B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h text:style-name="Heading_20_2" text:outline-level="2">Слова</text:h>
      <text:h text:style-name="Heading_20_3" text:outline-level="3">Оо <text:span text:style-name="HeadingGlagol">Оо</text:span></text:h>
      <text:p text:style-name="P3">о<text:span text:style-name="Placeholder"> </text:span>ООО<text:span text:style-name="Placeholder"> </text:span>о-о<text:span text:style-name="Placeholder"> </text:span>о-о-о</text:p>
      <text:h text:style-name="Heading_20_3" text:outline-level="3">Нн <text:span text:style-name="HeadingGlagol">Нн</text:span></text:h>
      <text:p text:style-name="P1">но<text:span text:style-name="Placeholder"> </text:span>он<text:span text:style-name="Placeholder"> </text:span>оно<text:span text:style-name="Placeholder"> </text:span>ООН<text:span text:style-name="Placeholder"> </text:span>но-но</text:p>
      <text:h text:style-name="Heading_20_3" text:outline-level="3">Тт <text:span text:style-name="HeadingGlagol">Тт</text:span></text:h>
      <text:p text:style-name="P1">то<text:span text:style-name="Placeholder"> </text:span>от<text:span text:style-name="Placeholder"> </text:span>тот<text:span text:style-name="Placeholder"> </text:span>тот-то<text:span text:style-name="Placeholder"> </text:span>то-то<text:span text:style-name="Placeholder"> </text:span>ото<text:span text:style-name="Placeholder"> </text:span>то-то<text:span text:style-name="Placeholder"> </text:span><text:span text:style-name="T1">Т</text:span>о<text:span text:style-name="T1">то</text:span><text:span text:style-name="Placeholder"> </text:span>Отто</text:p>
      <text:h text:style-name="Heading_20_3" text:outline-level="3">Ее <text:span text:style-name="HeadingGlagol">Ее</text:span></text:h>
      <text:p text:style-name="P1">не<text:span text:style-name="Placeholder"> </text:span>нет<text:span text:style-name="Placeholder"> </text:span>нет-нет<text:span text:style-name="Placeholder"> </text:span>тент<text:span text:style-name="Placeholder"> </text:span>те<text:span text:style-name="Placeholder"> </text:span>енот<text:span text:style-name="Placeholder"> </text:span>неон<text:span text:style-name="Placeholder"> </text:span>нет<text:span text:style-name="Placeholder"> <text:s/></text:span>нет-нет-нет</text:p>
      <text:h text:style-name="Heading_20_3" text:outline-level="3">Сс <text:span text:style-name="HeadingGlagol">Сс</text:span></text:h>
      <text:p text:style-name="P1">с<text:span text:style-name="Placeholder"> </text:span>со<text:span text:style-name="Placeholder"> </text:span>сто<text:span text:style-name="Placeholder"> </text:span>сон<text:span text:style-name="Placeholder"> </text:span>нос<text:span text:style-name="Placeholder"> </text:span>тесно<text:span text:style-name="Placeholder"> </text:span>тест<text:span text:style-name="Placeholder"> </text:span>се<text:span text:style-name="Placeholder"> </text:span>стон<text:span text:style-name="Placeholder"> </text:span>сено<text:span text:style-name="Placeholder"> </text:span>тост<text:span text:style-name="Placeholder"> </text:span>ЕС<text:span text:style-name="Placeholder"> </text:span>тесто<text:span text:style-name="Placeholder"> </text:span>снос<text:span text:style-name="Placeholder"> </text:span>сонно<text:span text:style-name="Placeholder"> </text:span>СС<text:span text:style-name="Placeholder"> </text:span>нонсенс<text:span text:style-name="Placeholder"> </text:span>ОС<text:span text:style-name="Placeholder"> </text:span>сносно<text:span text:style-name="Placeholder"> </text:span>сонет<text:span text:style-name="Placeholder"> </text:span>сет<text:span text:style-name="Placeholder"> </text:span>тсс<text:span text:style-name="Placeholder"> </text:span>стесненно<text:span text:style-name="Placeholder"> </text:span>тс-с</text:p>
      <text:h text:style-name="Heading_20_3" text:outline-level="3"><text:soft-page-break/>Рр <text:span text:style-name="HeadingGlagol">Рр</text:span></text:h>
      <text:p text:style-name="P1">рост<text:span text:style-name="Placeholder"> </text:span>СССР<text:span text:style-name="Placeholder"> </text:span>рот<text:span text:style-name="Placeholder"> </text:span>трое<text:span text:style-name="Placeholder"> </text:span>остро<text:span text:style-name="Placeholder"> </text:span>сорт<text:span text:style-name="Placeholder"> </text:span>тренер<text:span text:style-name="Placeholder"> </text:span>стресс<text:span text:style-name="Placeholder"> </text:span>террор<text:span text:style-name="Placeholder"> </text:span>торт<text:span text:style-name="Placeholder"> </text:span>реестр<text:span text:style-name="Placeholder"> </text:span>трон<text:span text:style-name="Placeholder"> </text:span>трос<text:span text:style-name="Placeholder"> </text:span>трест<text:span text:style-name="Placeholder"> </text:span>сор<text:span text:style-name="Placeholder"> </text:span>тенор<text:span text:style-name="Placeholder"> </text:span>торс<text:span text:style-name="Placeholder"> </text:span>ер<text:span text:style-name="Placeholder"> </text:span>Рено<text:span text:style-name="Placeholder"> </text:span>Сорос<text:span text:style-name="Placeholder"> </text:span>ор<text:span text:style-name="Placeholder"> </text:span>ротор<text:span text:style-name="Placeholder"> </text:span>Торонто<text:span text:style-name="Placeholder"> </text:span>тор<text:span text:style-name="Placeholder"> </text:span>Рене<text:span text:style-name="Placeholder"> </text:span>осетр<text:span text:style-name="Placeholder"> </text:span>Нерон<text:span text:style-name="Placeholder"> </text:span>ретро<text:span text:style-name="Placeholder"> </text:span>ре<text:span text:style-name="Placeholder"> </text:span>сенсор<text:span text:style-name="Placeholder"> </text:span>нерест<text:span text:style-name="Placeholder"> </text:span>тостер<text:span text:style-name="Placeholder"> </text:span>тестостерон</text:p>
      <text:h text:style-name="Heading_20_3" text:outline-level="3">Аа <text:span text:style-name="HeadingGlagol">Аа</text:span></text:h>
      <text:p text:style-name="P1">на<text:span text:style-name="Placeholder"> </text:span>а<text:span text:style-name="Placeholder"> </text:span>она<text:span text:style-name="Placeholder"> </text:span>страна<text:span text:style-name="Placeholder"> </text:span>сторона<text:span text:style-name="Placeholder"> </text:span>рано<text:span text:style-name="Placeholder"> </text:span>стена<text:span text:style-name="Placeholder"> </text:span>ранее<text:span text:style-name="Placeholder"> </text:span>театр<text:span text:style-name="Placeholder"> </text:span>странно<text:span text:style-name="Placeholder"> </text:span>сестра<text:span text:style-name="Placeholder"> </text:span>ресторан<text:span text:style-name="Placeholder"> </text:span>тонна<text:span text:style-name="Placeholder"> </text:span>ОАО<text:span text:style-name="Placeholder"> </text:span>Анна<text:span text:style-name="Placeholder"> </text:span>арест<text:span text:style-name="Placeholder"> </text:span>трасса<text:span text:style-name="Placeholder"> </text:span>рана<text:span text:style-name="Placeholder"> </text:span>старт<text:span text:style-name="Placeholder"> </text:span>нота<text:span text:style-name="Placeholder"> </text:span>сосна<text:span text:style-name="Placeholder"> </text:span>а<text:span text:style-name="Placeholder"> </text:span>острота<text:span text:style-name="Placeholder"> </text:span>арена<text:span text:style-name="Placeholder"> </text:span>Антон<text:span text:style-name="Placeholder"> </text:span>ссора<text:span text:style-name="Placeholder"> </text:span>НАТО<text:span text:style-name="Placeholder"> </text:span>сеанс<text:span text:style-name="Placeholder"> </text:span>рота<text:span text:style-name="Placeholder"> </text:span>страстно<text:span text:style-name="Placeholder"> </text:span>стан<text:span text:style-name="Placeholder"> </text:span>сенатор<text:span text:style-name="Placeholder"> </text:span>терраса<text:span text:style-name="Placeholder"> </text:span>трата<text:span text:style-name="Placeholder"> </text:span>роса<text:span text:style-name="Placeholder"> </text:span>насос<text:span text:style-name="Placeholder"> </text:span>нора<text:span text:style-name="Placeholder"> </text:span>оратор<text:span text:style-name="Placeholder"> </text:span>антенна<text:span text:style-name="Placeholder"> </text:span>теснота<text:span text:style-name="Placeholder"> </text:span>старое<text:span text:style-name="Placeholder"> </text:span>раса<text:span text:style-name="Placeholder"> </text:span>сатана<text:span text:style-name="Placeholder"> </text:span>аттестат<text:span text:style-name="Placeholder"> </text:span>сенат<text:span text:style-name="Placeholder"> </text:span>тара<text:span text:style-name="Placeholder"> </text:span>староста<text:span text:style-name="Placeholder"> </text:span>ренессанс<text:span text:style-name="Placeholder"> </text:span>на<text:span text:style-name="Placeholder"> </text:span>рента<text:span text:style-name="Placeholder"> </text:span>сан<text:span text:style-name="Placeholder"> </text:span>транс<text:span text:style-name="Placeholder"> </text:span>сера<text:span text:style-name="Placeholder"> </text:span>ананас<text:span text:style-name="Placeholder"> </text:span>соната<text:span text:style-name="Placeholder"> </text:span>оса<text:span text:style-name="Placeholder"> </text:span>а<text:span text:style-name="Placeholder"> </text:span>нате<text:span text:style-name="Placeholder"> </text:span>арестант<text:span text:style-name="Placeholder"> </text:span>астра<text:span text:style-name="Placeholder"> </text:span>Тарас<text:span text:style-name="Placeholder"> </text:span>таран<text:span text:style-name="Placeholder"> </text:span>Сара<text:span text:style-name="Placeholder"> </text:span>а<text:span text:style-name="Placeholder"> </text:span>Стас<text:span text:style-name="Placeholder"> </text:span>растрата<text:span text:style-name="Placeholder"> </text:span>нарост<text:span text:style-name="Placeholder"> </text:span>не-а<text:span text:style-name="Placeholder"> </text:span>отстраненно<text:span text:style-name="Placeholder"> </text:span>Сена<text:span text:style-name="Placeholder"> </text:span>наст<text:span text:style-name="Placeholder"> </text:span>рессора<text:span text:style-name="Placeholder"> </text:span>Арарат<text:span text:style-name="Placeholder"> </text:span>анонс<text:span text:style-name="Placeholder"> </text:span>Натан<text:span text:style-name="Placeholder"> </text:span>НАСА<text:span text:style-name="Placeholder"> </text:span>арт<text:span text:style-name="Placeholder"> </text:span>сота<text:span text:style-name="Placeholder"> </text:span>стартер<text:span text:style-name="Placeholder"> </text:span>Сартр<text:span text:style-name="Placeholder"> </text:span>Астана<text:span text:style-name="Placeholder"> </text:span>отара<text:span text:style-name="Placeholder"> </text:span>тет-а-тет<text:span text:style-name="Placeholder"> </text:span>насест<text:span text:style-name="Placeholder"> </text:span>аорта<text:span text:style-name="Placeholder"> </text:span>расстроенно<text:span text:style-name="Placeholder"> </text:span>Нонна<text:span text:style-name="Placeholder"> </text:span>нона<text:span text:style-name="Placeholder"> </text:span>та<text:span text:style-name="Placeholder"> </text:span>атас<text:span text:style-name="Placeholder"> </text:span>осанна<text:span text:style-name="Placeholder"> </text:span>ар<text:span text:style-name="Placeholder"> </text:span>ресторатор<text:span text:style-name="Placeholder"> </text:span>нарта<text:span text:style-name="Placeholder"> </text:span>реторта<text:span text:style-name="Placeholder"> </text:span>тарантас<text:span text:style-name="Placeholder"> </text:span>тра-та-та<text:span text:style-name="Placeholder"> </text:span>асс<text:span text:style-name="Placeholder"> </text:span>страта<text:span text:style-name="Placeholder"> </text:span>траст<text:span text:style-name="Placeholder"> </text:span>треста<text:span text:style-name="Placeholder"> </text:span>ара<text:span text:style-name="Placeholder"> </text:span>тартар<text:span text:style-name="Placeholder"> </text:span>станс<text:span text:style-name="Placeholder"> </text:span>таро<text:span text:style-name="Placeholder"> </text:span>реостат<text:span text:style-name="Placeholder"> </text:span>танатос<text:span text:style-name="Placeholder"> </text:span>тантра<text:span text:style-name="Placeholder"> </text:span>асана</text:p>
      <text:h text:style-name="Heading_20_3" text:outline-level="3">Вв <text:span text:style-name="HeadingGlagol">Вв</text:span></text:h>
      <text:p text:style-name="P1">в<text:span text:style-name="Placeholder"> </text:span>все<text:span text:style-name="Placeholder"> </text:span>во<text:span text:style-name="Placeholder"> </text:span>вот<text:span text:style-name="Placeholder"> </text:span>все<text:span text:style-name="Placeholder"> </text:span>основа<text:span text:style-name="Placeholder"> </text:span>ответ<text:span text:style-name="Placeholder"> </text:span>совет<text:span text:style-name="Placeholder"> </text:span>состав<text:span text:style-name="Placeholder"> </text:span>свет<text:span text:style-name="Placeholder"> </text:span>автор<text:span text:style-name="Placeholder"> </text:span>снова<text:span text:style-name="Placeholder"> </text:span>наверное<text:span text:style-name="Placeholder"> </text:span>вовсе<text:span text:style-name="Placeholder"> </text:span>естественно<text:span text:style-name="Placeholder"> </text:span>соответственно<text:span text:style-name="Placeholder"> </text:span>основное<text:span text:style-name="Placeholder"> </text:span>весна<text:span text:style-name="Placeholder"> </text:span>товар<text:span text:style-name="Placeholder"> </text:span>вера<text:span text:style-name="Placeholder"> </text:span>вне<text:span text:style-name="Placeholder"> </text:span>ветер<text:span text:style-name="Placeholder"> </text:span>вес<text:span text:style-name="Placeholder"> </text:span>трава<text:span text:style-name="Placeholder"> </text:span>остров<text:span text:style-name="Placeholder"> </text:span>ровно<text:span text:style-name="Placeholder"> </text:span>север<text:span text:style-name="Placeholder"> </text:span>вон<text:span text:style-name="Placeholder"> </text:span>верно<text:span text:style-name="Placeholder"> </text:span>ворота<text:span text:style-name="Placeholder"> </text:span>вернее<text:span text:style-name="Placeholder"> </text:span>ветеран<text:span text:style-name="Placeholder"> </text:span><text:soft-page-break/>наверно<text:span text:style-name="Placeholder"> </text:span>вот-вот<text:span text:style-name="Placeholder"> </text:span>нерв<text:span text:style-name="Placeholder"> </text:span>ворот<text:span text:style-name="Placeholder"> </text:span>вон<text:span text:style-name="Placeholder"> </text:span>раствор<text:span text:style-name="Placeholder"> </text:span>вор<text:span text:style-name="Placeholder"> </text:span>невеста<text:span text:style-name="Placeholder"> </text:span>рассвет<text:span text:style-name="Placeholder"> </text:span>нрав<text:span text:style-name="Placeholder"> </text:span>новое<text:span text:style-name="Placeholder"> </text:span>ванна<text:span text:style-name="Placeholder"> </text:span>равенство<text:span text:style-name="Placeholder"> </text:span>равно<text:span text:style-name="Placeholder"> </text:span>вена<text:span text:style-name="Placeholder"> </text:span>Саратов<text:span text:style-name="Placeholder"> </text:span>евро<text:span text:style-name="Placeholder"> </text:span>нервно<text:span text:style-name="Placeholder"> </text:span>второе<text:span text:style-name="Placeholder"> </text:span>ТВ<text:span text:style-name="Placeholder"> </text:span>воровство<text:span text:style-name="Placeholder"> </text:span>верста<text:span text:style-name="Placeholder"> </text:span>ворона<text:span text:style-name="Placeholder"> </text:span>ВВС<text:span text:style-name="Placeholder"> </text:span>наравне<text:span text:style-name="Placeholder"> </text:span>Ростов<text:span text:style-name="Placeholder"> </text:span>вата<text:span text:style-name="Placeholder"> </text:span>Нева<text:span text:style-name="Placeholder"> </text:span>НТВ<text:span text:style-name="Placeholder"> </text:span>ВТО<text:span text:style-name="Placeholder"> </text:span>во<text:span text:style-name="Placeholder"> </text:span>соавтор<text:span text:style-name="Placeholder"> </text:span>веер<text:span text:style-name="Placeholder"> </text:span>авто<text:span text:style-name="Placeholder"> </text:span>аванс<text:span text:style-name="Placeholder"> </text:span>навес<text:span text:style-name="Placeholder"> </text:span>втрое<text:span text:style-name="Placeholder"> </text:span>неравенство<text:span text:style-name="Placeholder"> </text:span>неверно<text:span text:style-name="Placeholder"> </text:span>все<text:span text:style-name="Placeholder"> </text:span>ван<text:span text:style-name="Placeholder"> </text:span>неестественно<text:span text:style-name="Placeholder"> </text:span>Ева<text:span text:style-name="Placeholder"> </text:span>стерва<text:span text:style-name="Placeholder"> </text:span>ворон<text:span text:style-name="Placeholder"> </text:span>Венера<text:span text:style-name="Placeholder"> </text:span>соответственно<text:span text:style-name="Placeholder"> </text:span>авторство<text:span text:style-name="Placeholder"> </text:span>врата<text:span text:style-name="Placeholder"> </text:span>сервер<text:span text:style-name="Placeholder"> </text:span>сова<text:span text:style-name="Placeholder"> </text:span>естество<text:span text:style-name="Placeholder"> </text:span>ровно<text:span text:style-name="Placeholder"> </text:span>отрава<text:span text:style-name="Placeholder"> </text:span>варвар<text:span text:style-name="Placeholder"> </text:span>несравненно<text:span text:style-name="Placeholder"> </text:span>отсвет<text:span text:style-name="Placeholder"> </text:span>Антонов<text:span text:style-name="Placeholder"> </text:span>ответственно<text:span text:style-name="Placeholder"> </text:span>ров<text:span text:style-name="Placeholder"> </text:span>Света<text:span text:style-name="Placeholder"> </text:span>рвота<text:span text:style-name="Placeholder"> </text:span>всесторонне<text:span text:style-name="Placeholder"> </text:span>Серов<text:span text:style-name="Placeholder"> </text:span>овес<text:span text:style-name="Placeholder"> </text:span>совестно<text:span text:style-name="Placeholder"> </text:span>снотворное<text:span text:style-name="Placeholder"> </text:span>остов<text:span text:style-name="Placeholder"> </text:span>Аврора<text:span text:style-name="Placeholder"> </text:span>отвар<text:span text:style-name="Placeholder"> </text:span>новатор<text:span text:style-name="Placeholder"> </text:span>орава<text:span text:style-name="Placeholder"> </text:span>варварство<text:span text:style-name="Placeholder"> </text:span>Варвара<text:span text:style-name="Placeholder"> </text:span>неровно<text:span text:style-name="Placeholder"> </text:span>вовне<text:span text:style-name="Placeholder"> </text:span>Вова<text:span text:style-name="Placeholder"> </text:span>вето<text:span text:style-name="Placeholder"> </text:span>все-все<text:span text:style-name="Placeholder"> </text:span>овен<text:span text:style-name="Placeholder"> </text:span>рановато<text:span text:style-name="Placeholder"> </text:span>нравственно<text:span text:style-name="Placeholder"> </text:span>отворот<text:span text:style-name="Placeholder"> </text:span>Ереван<text:span text:style-name="Placeholder"> </text:span>варево<text:span text:style-name="Placeholder"> </text:span>сервант<text:span text:style-name="Placeholder"> </text:span>свора<text:span text:style-name="Placeholder"> </text:span>сев<text:span text:style-name="Placeholder"> </text:span>соавторство<text:span text:style-name="Placeholder"> </text:span>реверанс<text:span text:style-name="Placeholder"> </text:span>Нестеров<text:span text:style-name="Placeholder"> </text:span>навар<text:span text:style-name="Placeholder"> </text:span>ревностно<text:span text:style-name="Placeholder"> </text:span>воровато<text:span text:style-name="Placeholder"> </text:span>Савва<text:span text:style-name="Placeholder"> </text:span>реставратор<text:span text:style-name="Placeholder"> </text:span>Верн<text:span text:style-name="Placeholder"> </text:span>свара<text:span text:style-name="Placeholder"> </text:span>новаторство<text:span text:style-name="Placeholder"> </text:span>сват<text:span text:style-name="Placeholder"> </text:span>створ<text:span text:style-name="Placeholder"> </text:span>соответственно<text:span text:style-name="Placeholder"> </text:span>саван<text:span text:style-name="Placeholder"> </text:span>Сервантес<text:span text:style-name="Placeholder"> </text:span>таверна<text:span text:style-name="Placeholder"> </text:span>востро<text:span text:style-name="Placeholder"> </text:span>ответно<text:span text:style-name="Placeholder"> </text:span>Носов<text:span text:style-name="Placeholder"> </text:span>ветрено<text:span text:style-name="Placeholder"> </text:span>веретено<text:span text:style-name="Placeholder"> </text:span>ворс<text:span text:style-name="Placeholder"> </text:span>норов<text:span text:style-name="Placeholder"> </text:span>старовер<text:span text:style-name="Placeholder"> </text:span>отвесно<text:span text:style-name="Placeholder"> </text:span>тетерев<text:span text:style-name="Placeholder"> </text:span>сватовство<text:span text:style-name="Placeholder"> </text:span>саванна<text:span text:style-name="Placeholder"> </text:span>тесновато<text:span text:style-name="Placeholder"> </text:span>наворот<text:span text:style-name="Placeholder"> </text:span>наново<text:span text:style-name="Placeholder"> </text:span>Антоновна<text:span text:style-name="Placeholder"> </text:span>во-во<text:span text:style-name="Placeholder"> </text:span>отсев<text:span text:style-name="Placeholder"> </text:span>равно<text:span text:style-name="Placeholder"> </text:span>астронавт<text:span text:style-name="Placeholder"> </text:span>ноев<text:span text:style-name="Placeholder"> </text:span>автотрасса<text:span text:style-name="Placeholder"> </text:span>ватт<text:span text:style-name="Placeholder"> </text:span>все-все-все<text:span text:style-name="Placeholder"> </text:span>вестерн<text:span text:style-name="Placeholder"> </text:span>авва<text:span text:style-name="Placeholder"> </text:span>тавро<text:span text:style-name="Placeholder"> </text:span>вест<text:span text:style-name="Placeholder"> </text:span>варна<text:span text:style-name="Placeholder"> </text:span>реверс<text:span text:style-name="Placeholder"> </text:span>отвес<text:span text:style-name="Placeholder"> </text:span>останов<text:span text:style-name="Placeholder"> </text:span>варан<text:span text:style-name="Placeholder"> </text:span>рав</text:p>
      <text:h text:style-name="Heading_20_3" text:outline-level="3">Лл <text:span text:style-name="HeadingGlagol">Лл</text:span></text:h>
      <text:p text:style-name="P1">слово<text:span text:style-name="Placeholder"> </text:span>тело<text:span text:style-name="Placeholder"> </text:span>стол<text:span text:style-name="Placeholder"> </text:span>лето<text:span text:style-name="Placeholder"> </text:span>лес<text:span text:style-name="Placeholder"> </text:span>слава<text:span text:style-name="Placeholder"> </text:span>волна<text:span text:style-name="Placeholder"> </text:span>словно<text:span text:style-name="Placeholder"> </text:span>волос<text:span text:style-name="Placeholder"> </text:span>Елена<text:span text:style-name="Placeholder"> </text:span>талант<text:span text:style-name="Placeholder"> </text:span>село<text:span text:style-name="Placeholder"> </text:span>лев<text:span text:style-name="Placeholder"> </text:span>весело<text:span text:style-name="Placeholder"> </text:span>салон<text:span text:style-name="Placeholder"> </text:span>слева<text:span text:style-name="Placeholder"> </text:span>лента<text:span text:style-name="Placeholder"> </text:span>ствол<text:span text:style-name="Placeholder"> </text:span>еле<text:span text:style-name="Placeholder"> </text:span>словно<text:span text:style-name="Placeholder"> </text:span>Светлана<text:span text:style-name="Placeholder"> </text:span>вертолет<text:span text:style-name="Placeholder"> </text:span>налево<text:span text:style-name="Placeholder"> </text:span>орел<text:span text:style-name="Placeholder"> </text:span>вал<text:span text:style-name="Placeholder"> </text:span>слон<text:span text:style-name="Placeholder"> </text:span>стрела<text:span text:style-name="Placeholder"> </text:span>налет<text:span text:style-name="Placeholder"> </text:span>арсенал<text:span text:style-name="Placeholder"> </text:span>Лена<text:span text:style-name="Placeholder"> </text:span>влево<text:span text:style-name="Placeholder"> </text:span>салат<text:span text:style-name="Placeholder"> </text:span>расстрел<text:span text:style-name="Placeholder"> </text:span>светло<text:span text:style-name="Placeholder"> </text:span>сало<text:span text:style-name="Placeholder"> </text:span>Орлов<text:span text:style-name="Placeholder"> </text:span>Алла<text:span text:style-name="Placeholder"> </text:span>еле-еле<text:span text:style-name="Placeholder"> </text:span>лоно<text:span text:style-name="Placeholder"> </text:span>славно<text:span text:style-name="Placeholder"> </text:span>талон<text:span text:style-name="Placeholder"> </text:span>лавр<text:span text:style-name="Placeholder"> </text:span>ореол<text:span text:style-name="Placeholder"> </text:span>алло<text:span text:style-name="Placeholder"> </text:span>властно<text:span text:style-name="Placeholder"> </text:span>новелла<text:span text:style-name="Placeholder"> </text:span>весло<text:span text:style-name="Placeholder"> </text:span>овал<text:span text:style-name="Placeholder"> </text:span>атлас<text:span text:style-name="Placeholder"> </text:span>невесело<text:span text:style-name="Placeholder"> </text:span>отлет<text:span text:style-name="Placeholder"> </text:span>лавра<text:span text:style-name="Placeholder"> </text:span>автосалон<text:span text:style-name="Placeholder"> </text:span>лава<text:span text:style-name="Placeholder"> </text:span><text:soft-page-break/>Леонов<text:span text:style-name="Placeholder"> </text:span>Власов<text:span text:style-name="Placeholder"> </text:span>отвал<text:span text:style-name="Placeholder"> </text:span>лотос<text:span text:style-name="Placeholder"> </text:span>ареал<text:span text:style-name="Placeholder"> </text:span>атлет<text:span text:style-name="Placeholder"> </text:span>Ален<text:span text:style-name="Placeholder"> </text:span>Отелло<text:span text:style-name="Placeholder"> </text:span>Валера<text:span text:style-name="Placeholder"> </text:span>вол<text:span text:style-name="Placeholder"> </text:span>лов<text:span text:style-name="Placeholder"> </text:span>алан<text:span text:style-name="Placeholder"> </text:span>лестно<text:span text:style-name="Placeholder"> </text:span>рассол<text:span text:style-name="Placeholder"> </text:span>навеселе<text:span text:style-name="Placeholder"> </text:span>соло<text:span text:style-name="Placeholder"> </text:span>Ролан<text:span text:style-name="Placeholder"> </text:span>реал<text:span text:style-name="Placeholder"> </text:span>Аслан<text:span text:style-name="Placeholder"> </text:span>театрал<text:span text:style-name="Placeholder"> </text:span>валет<text:span text:style-name="Placeholder"> </text:span>остервенело<text:span text:style-name="Placeholder"> </text:span>Леон<text:span text:style-name="Placeholder"> </text:span>олово<text:span text:style-name="Placeholder"> </text:span>НЛО<text:span text:style-name="Placeholder"> </text:span>отстрел<text:span text:style-name="Placeholder"> </text:span>нал<text:span text:style-name="Placeholder"> </text:span>словеса<text:span text:style-name="Placeholder"> </text:span>сеновал<text:span text:style-name="Placeholder"> </text:span>телесно<text:span text:style-name="Placeholder"> </text:span>Лосев<text:span text:style-name="Placeholder"> </text:span>Атланта<text:span text:style-name="Placeholder"> </text:span>вертел<text:span text:style-name="Placeholder"> </text:span>лот<text:span text:style-name="Placeholder"> </text:span>велено<text:span text:style-name="Placeholder"> </text:span>тлен<text:span text:style-name="Placeholder"> </text:span>реле<text:span text:style-name="Placeholder"> </text:span>Аллен<text:span text:style-name="Placeholder"> </text:span>Светлов<text:span text:style-name="Placeholder"> </text:span>аврал<text:span text:style-name="Placeholder"> </text:span>отлов<text:span text:style-name="Placeholder"> </text:span>Осло<text:span text:style-name="Placeholder"> </text:span>ласт<text:span text:style-name="Placeholder"> </text:span>словесно<text:span text:style-name="Placeholder"> </text:span>сталевар<text:span text:style-name="Placeholder"> </text:span>острослов<text:span text:style-name="Placeholder"> </text:span>атлант<text:span text:style-name="Placeholder"> </text:span>волонтер<text:span text:style-name="Placeholder"> </text:span>Лара<text:span text:style-name="Placeholder"> </text:span>Стелла<text:span text:style-name="Placeholder"> </text:span>лото<text:span text:style-name="Placeholder"> </text:span>стела<text:span text:style-name="Placeholder"> </text:span>вассал<text:span text:style-name="Placeholder"> </text:span>ловелас<text:span text:style-name="Placeholder"> </text:span>Лора<text:span text:style-name="Placeholder"> </text:span>сверло<text:span text:style-name="Placeholder"> </text:span>телеса<text:span text:style-name="Placeholder"> </text:span>лат<text:span text:style-name="Placeholder"> </text:span>Лео<text:span text:style-name="Placeholder"> </text:span>Лера<text:span text:style-name="Placeholder"> </text:span>соло<text:span text:style-name="Placeholder"> </text:span>Роллан<text:span text:style-name="Placeholder"> </text:span>лево<text:span text:style-name="Placeholder"> </text:span>несолоно<text:span text:style-name="Placeholder"> </text:span>толсто<text:span text:style-name="Placeholder"> </text:span>валторна<text:span text:style-name="Placeholder"> </text:span>волан<text:span text:style-name="Placeholder"> </text:span>атолл<text:span text:style-name="Placeholder"> </text:span>селен<text:span text:style-name="Placeholder"> </text:span>сволота<text:span text:style-name="Placeholder"> </text:span>леса<text:span text:style-name="Placeholder"> </text:span>трал<text:span text:style-name="Placeholder"> </text:span>астрал<text:span text:style-name="Placeholder"> </text:span>лассо<text:span text:style-name="Placeholder"> </text:span>сервелат<text:span text:style-name="Placeholder"> </text:span>лор<text:span text:style-name="Placeholder"> </text:span>навал<text:span text:style-name="Placeholder"> </text:span>слот<text:span text:style-name="Placeholder"> </text:span>тантал<text:span text:style-name="Placeholder"> </text:span>ролл</text:p>
      <text:h text:style-name="Heading_20_3" text:outline-level="3">Ии <text:span text:style-name="HeadingGlagol">Ии</text:span></text:h>
      <text:p text:style-name="P1">и<text:span text:style-name="Placeholder"> </text:span>они<text:span text:style-name="Placeholder"> </text:span>или<text:span text:style-name="Placeholder"> </text:span>если<text:span text:style-name="Placeholder"> </text:span>ли<text:span text:style-name="Placeholder"> </text:span>три<text:span text:style-name="Placeholder"> </text:span>ни<text:span text:style-name="Placeholder"> </text:span>сила<text:span text:style-name="Placeholder"> </text:span>интерес<text:span text:style-name="Placeholder"> </text:span>вести<text:span text:style-name="Placeholder"> </text:span>вариант<text:span text:style-name="Placeholder"> </text:span>население<text:span text:style-name="Placeholder"> </text:span>расти<text:span text:style-name="Placeholder"> </text:span>основание<text:span text:style-name="Placeholder"> </text:span>сравнение<text:span text:style-name="Placeholder"> </text:span>соответствие<text:span text:style-name="Placeholder"> </text:span>нести<text:span text:style-name="Placeholder"> </text:span>ли<text:span text:style-name="Placeholder"> </text:span>ввести<text:span text:style-name="Placeholder"> </text:span>интересно<text:span text:style-name="Placeholder"> </text:span>внести<text:span text:style-name="Placeholder"> </text:span>лист<text:span text:style-name="Placeholder"> </text:span>настроение<text:span text:style-name="Placeholder"> </text:span>Иван<text:span text:style-name="Placeholder"> </text:span>отнести<text:span text:style-name="Placeholder"> </text:span>истина<text:span text:style-name="Placeholder"> </text:span>восстановление<text:span text:style-name="Placeholder"> </text:span>вина<text:span text:style-name="Placeholder"> </text:span>вино<text:span text:style-name="Placeholder"> </text:span>нанести<text:span text:style-name="Placeholder"> </text:span>Иванов<text:span text:style-name="Placeholder"> </text:span>столетие<text:span text:style-name="Placeholder"> </text:span>отвести<text:span text:style-name="Placeholder"> </text:span>артист<text:span text:style-name="Placeholder"> </text:span>авторитет<text:span text:style-name="Placeholder"> </text:span>интернет<text:span text:style-name="Placeholder"> </text:span>свести<text:span text:style-name="Placeholder"> </text:span>растение<text:span text:style-name="Placeholder"> </text:span>Ленин<text:span text:style-name="Placeholder"> </text:span>Ирина<text:span text:style-name="Placeholder"> </text:span>соревнование<text:span text:style-name="Placeholder"> </text:span>инвестор<text:span text:style-name="Placeholder"> </text:span>волнение<text:span text:style-name="Placeholder"> </text:span>Сталин<text:span text:style-name="Placeholder"> </text:span>освоение<text:span text:style-name="Placeholder"> </text:span>строение<text:span text:style-name="Placeholder"> </text:span>насилие<text:span text:style-name="Placeholder"> </text:span>навести<text:span text:style-name="Placeholder"> </text:span>триста<text:span text:style-name="Placeholder"> </text:span>равновесие<text:span text:style-name="Placeholder"> </text:span>террорист<text:span text:style-name="Placeholder"> </text:span>становление<text:span text:style-name="Placeholder"> </text:span>внесение<text:span text:style-name="Placeholder"> </text:span>творение<text:span text:style-name="Placeholder"> </text:span>составление<text:span text:style-name="Placeholder"> </text:span>воин<text:span text:style-name="Placeholder"> </text:span>Нина<text:span text:style-name="Placeholder"> </text:span>литр<text:span text:style-name="Placeholder"> </text:span>Валентина<text:span text:style-name="Placeholder"> </text:span>витрина<text:span text:style-name="Placeholder"> </text:span>Валентин<text:span text:style-name="Placeholder"> </text:span>отверстие<text:span text:style-name="Placeholder"> </text:span>снести<text:span text:style-name="Placeholder"> </text:span>интервал<text:span text:style-name="Placeholder"> </text:span>старина<text:span text:style-name="Placeholder"> </text:span>сервис<text:span text:style-name="Placeholder"> </text:span>Ивановна<text:span text:style-name="Placeholder"> </text:span>ориентир<text:span text:style-name="Placeholder"> </text:span>литератор<text:span text:style-name="Placeholder"> </text:span>ранение<text:span text:style-name="Placeholder"> </text:span>НИИ<text:span text:style-name="Placeholder"> </text:span>листва<text:span text:style-name="Placeholder"> </text:span>Иоанн<text:span text:style-name="Placeholder"> </text:span>старание<text:span text:style-name="Placeholder"> </text:span>несоответствие<text:span text:style-name="Placeholder"> </text:span>сирота<text:span text:style-name="Placeholder"> </text:span>свитер<text:span text:style-name="Placeholder"> </text:span>свист<text:span text:style-name="Placeholder"> </text:span>лениво<text:span text:style-name="Placeholder"> </text:span>восстание<text:span text:style-name="Placeholder"> </text:span>нанесение<text:span text:style-name="Placeholder"> </text:span>истинно<text:span text:style-name="Placeholder"> </text:span>Лариса<text:span text:style-name="Placeholder"> </text:span>интенсивно<text:span text:style-name="Placeholder"> </text:span>виновато<text:span text:style-name="Placeholder"> </text:span>Станислав<text:span text:style-name="Placeholder"> </text:span>нива<text:span text:style-name="Placeholder"> </text:span>сериал<text:span text:style-name="Placeholder"> </text:span>Литва<text:span text:style-name="Placeholder"> </text:span>татарин<text:span text:style-name="Placeholder"> </text:span>Иран<text:span text:style-name="Placeholder"> </text:span>вилла<text:span text:style-name="Placeholder"> </text:span>наивно<text:span text:style-name="Placeholder"> </text:span>равнина<text:span text:style-name="Placeholder"> </text:span>таинство<text:span text:style-name="Placeholder"> </text:span>наставление<text:span text:style-name="Placeholder"> </text:span>ил<text:span text:style-name="Placeholder"> </text:span>винт<text:span text:style-name="Placeholder"> </text:span>теннис<text:span text:style-name="Placeholder"> </text:span>солист<text:span text:style-name="Placeholder"> </text:span>светило<text:span text:style-name="Placeholder"> </text:span><text:soft-page-break/>синева<text:span text:style-name="Placeholder"> </text:span>селение<text:span text:style-name="Placeholder"> </text:span>отставание<text:span text:style-name="Placeholder"> </text:span>расставание<text:span text:style-name="Placeholder"> </text:span>сирена<text:span text:style-name="Placeholder"> </text:span>сани<text:span text:style-name="Placeholder"> </text:span>санитар<text:span text:style-name="Placeholder"> </text:span>свита<text:span text:style-name="Placeholder"> </text:span>острие<text:span text:style-name="Placeholder"> </text:span>таинственно<text:span text:style-name="Placeholder"> </text:span>трение<text:span text:style-name="Placeholder"> </text:span>тестирование<text:span text:style-name="Placeholder"> </text:span>сословие<text:span text:style-name="Placeholder"> </text:span>отравление<text:span text:style-name="Placeholder"> </text:span>сортир<text:span text:style-name="Placeholder"> </text:span>старение<text:span text:style-name="Placeholder"> </text:span>лиса<text:span text:style-name="Placeholder"> </text:span>неинтересно<text:span text:style-name="Placeholder"> </text:span>рвение<text:span text:style-name="Placeholder"> </text:span>инвестирование<text:span text:style-name="Placeholder"> </text:span>титр<text:span text:style-name="Placeholder"> </text:span>Ира<text:span text:style-name="Placeholder"> </text:span>лавина<text:span text:style-name="Placeholder"> </text:span>Есенин<text:span text:style-name="Placeholder"> </text:span>ассистент<text:span text:style-name="Placeholder"> </text:span>сени<text:span text:style-name="Placeholder"> </text:span>сие<text:span text:style-name="Placeholder"> </text:span>Титов<text:span text:style-name="Placeholder"> </text:span>титан<text:span text:style-name="Placeholder"> </text:span>лира<text:span text:style-name="Placeholder"> </text:span>Инна<text:span text:style-name="Placeholder"> </text:span>свинина<text:span text:style-name="Placeholder"> </text:span>антитело<text:span text:style-name="Placeholder"> </text:span>странствие<text:span text:style-name="Placeholder"> </text:span>тиран<text:span text:style-name="Placeholder"> </text:span>атеист<text:span text:style-name="Placeholder"> </text:span>нарастание<text:span text:style-name="Placeholder"> </text:span>ива<text:span text:style-name="Placeholder"> </text:span>отлив<text:span text:style-name="Placeholder"> </text:span>неверие<text:span text:style-name="Placeholder"> </text:span>слива<text:span text:style-name="Placeholder"> </text:span>ион<text:span text:style-name="Placeholder"> </text:span>ревниво<text:span text:style-name="Placeholder"> </text:span>сатира<text:span text:style-name="Placeholder"> </text:span>неистово<text:span text:style-name="Placeholder"> </text:span>рис<text:span text:style-name="Placeholder"> </text:span>Алиса<text:span text:style-name="Placeholder"> </text:span>интернат<text:span text:style-name="Placeholder"> </text:span>веление<text:span text:style-name="Placeholder"> </text:span>отстранение<text:span text:style-name="Placeholder"> </text:span>невинно<text:span text:style-name="Placeholder"> </text:span>Раиса<text:span text:style-name="Placeholder"> </text:span>настил<text:span text:style-name="Placeholder"> </text:span>рисование<text:span text:style-name="Placeholder"> </text:span>осина<text:span text:style-name="Placeholder"> </text:span>врасти<text:span text:style-name="Placeholder"> </text:span>реалист<text:span text:style-name="Placeholder"> </text:span>сотворение<text:span text:style-name="Placeholder"> </text:span>властелин<text:span text:style-name="Placeholder"> </text:span>сито<text:span text:style-name="Placeholder"> </text:span>Нил<text:span text:style-name="Placeholder"> </text:span>истово<text:span text:style-name="Placeholder"> </text:span>триллер<text:span text:style-name="Placeholder"> </text:span>Тони<text:span text:style-name="Placeholder"> </text:span>тина<text:span text:style-name="Placeholder"> </text:span>верование<text:span text:style-name="Placeholder"> </text:span>соотнести<text:span text:style-name="Placeholder"> </text:span>артиллерист<text:span text:style-name="Placeholder"> </text:span>тир<text:span text:style-name="Placeholder"> </text:span>талантливо<text:span text:style-name="Placeholder"> </text:span>Антонина<text:span text:style-name="Placeholder"> </text:span>триллион<text:span text:style-name="Placeholder"> </text:span>вливание<text:span text:style-name="Placeholder"> </text:span>ветеринар<text:span text:style-name="Placeholder"> </text:span>рассвести<text:span text:style-name="Placeholder"> </text:span>свинство<text:span text:style-name="Placeholder"> </text:span>отнесение<text:span text:style-name="Placeholder"> </text:span>си<text:span text:style-name="Placeholder"> </text:span>Таллин<text:span text:style-name="Placeholder"> </text:span>оставление<text:span text:style-name="Placeholder"> </text:span>Вавилон<text:span text:style-name="Placeholder"> </text:span>отрасти<text:span text:style-name="Placeholder"> </text:span>Стивен<text:span text:style-name="Placeholder"> </text:span>расслоение<text:span text:style-name="Placeholder"> </text:span>расселение</text:p>
      <text:h text:style-name="Heading_20_3" text:outline-level="3">Кк <text:span text:style-name="HeadingGlagol">Кк</text:span></text:h>
      <text:p text:style-name="P1">к<text:span text:style-name="Placeholder"> </text:span>как<text:span text:style-name="Placeholder"> </text:span>так<text:span text:style-name="Placeholder"> </text:span>как<text:span text:style-name="Placeholder"> </text:span>кто<text:span text:style-name="Placeholder"> </text:span>никто<text:span text:style-name="Placeholder"> </text:span>около<text:span text:style-name="Placeholder"> </text:span>век<text:span text:style-name="Placeholder"> </text:span>кстати<text:span text:style-name="Placeholder"> </text:span>срок<text:span text:style-name="Placeholder"> </text:span>все-таки<text:span text:style-name="Placeholder"> </text:span>кто-то<text:span text:style-name="Placeholder"> </text:span>как-то<text:span text:style-name="Placeholder"> </text:span>ко<text:span text:style-name="Placeholder"> </text:span>класс<text:span text:style-name="Placeholder"> </text:span>скоро<text:span text:style-name="Placeholder"> </text:span>квартира<text:span text:style-name="Placeholder"> </text:span>картина<text:span text:style-name="Placeholder"> </text:span>никак<text:span text:style-name="Placeholder"> </text:span>окно<text:span text:style-name="Placeholder"> </text:span>текст<text:span text:style-name="Placeholder"> </text:span>активно<text:span text:style-name="Placeholder"> </text:span>вскоре<text:span text:style-name="Placeholder"> </text:span>таков<text:span text:style-name="Placeholder"> </text:span>Виктор<text:span text:style-name="Placeholder"> </text:span>красота<text:span text:style-name="Placeholder"> </text:span>акт<text:span text:style-name="Placeholder"> </text:span>река<text:span text:style-name="Placeholder"> </text:span>коллектив<text:span text:style-name="Placeholder"> </text:span>карта<text:span text:style-name="Placeholder"> </text:span>восток<text:span text:style-name="Placeholder"> </text:span>стекло<text:span text:style-name="Placeholder"> </text:span>итак<text:span text:style-name="Placeholder"> </text:span>каков<text:span text:style-name="Placeholder"> </text:span>сорок<text:span text:style-name="Placeholder"> </text:span>клиент<text:span text:style-name="Placeholder"> </text:span>контакт<text:span text:style-name="Placeholder"> </text:span>канал<text:span text:style-name="Placeholder"> </text:span>кино<text:span text:style-name="Placeholder"> </text:span>риск<text:span text:style-name="Placeholder"> </text:span>секрет<text:span text:style-name="Placeholder"> </text:span>ставка<text:span text:style-name="Placeholder"> </text:span>кресло<text:span text:style-name="Placeholder"> </text:span>остаток<text:span text:style-name="Placeholder"> </text:span>старик<text:span text:style-name="Placeholder"> </text:span>колено<text:span text:style-name="Placeholder"> </text:span>колесо<text:span text:style-name="Placeholder"> </text:span>краска<text:span text:style-name="Placeholder"> </text:span>крик<text:span text:style-name="Placeholder"> </text:span>актер<text:span text:style-name="Placeholder"> </text:span>сектор<text:span text:style-name="Placeholder"> </text:span>контракт<text:span text:style-name="Placeholder"> </text:span>строка<text:span text:style-name="Placeholder"> </text:span>клетка<text:span text:style-name="Placeholder"> </text:span>критика<text:span text:style-name="Placeholder"> </text:span>крест<text:span text:style-name="Placeholder"> </text:span>стенка<text:span text:style-name="Placeholder"> </text:span>остановка<text:span text:style-name="Placeholder"> </text:span>статистика<text:span text:style-name="Placeholder"> </text:span>сторонник<text:span text:style-name="Placeholder"> </text:span>стакан<text:span text:style-name="Placeholder"> </text:span>искренне<text:span text:style-name="Placeholder"> </text:span>квартал<text:span text:style-name="Placeholder"> </text:span>океан<text:span text:style-name="Placeholder"> </text:span>тоска<text:span text:style-name="Placeholder"> </text:span>толк<text:span text:style-name="Placeholder"> </text:span>лекарство<text:span text:style-name="Placeholder"> </text:span>атака<text:span text:style-name="Placeholder"> </text:span>картинка<text:span text:style-name="Placeholder"> </text:span>откровенно<text:span text:style-name="Placeholder"> </text:span>столик<text:span text:style-name="Placeholder"> </text:span>контекст<text:span text:style-name="Placeholder"> </text:span>коротко<text:span text:style-name="Placeholder"> </text:span>оттенок<text:span text:style-name="Placeholder"> </text:span>отставка<text:span text:style-name="Placeholder"> </text:span>красиво<text:span text:style-name="Placeholder"> </text:span>корова<text:span text:style-name="Placeholder"> </text:span>Екатерина<text:span text:style-name="Placeholder"> </text:span>Константин<text:span text:style-name="Placeholder"> </text:span>тарелка<text:span text:style-name="Placeholder"> </text:span>сок<text:span text:style-name="Placeholder"> </text:span>ветка<text:span text:style-name="Placeholder"> </text:span>колонна<text:span text:style-name="Placeholder"> </text:span>костер<text:span text:style-name="Placeholder"> </text:span>вторник<text:span text:style-name="Placeholder"> </text:span>ракета<text:span text:style-name="Placeholder"> </text:span>конкретно<text:span text:style-name="Placeholder"> </text:span>историк<text:span text:style-name="Placeholder"> </text:span>оркестр<text:span text:style-name="Placeholder"> </text:span>критик<text:span text:style-name="Placeholder"> </text:span><text:soft-page-break/>столкновение<text:span text:style-name="Placeholder"> </text:span>актив<text:span text:style-name="Placeholder"> </text:span>ковер<text:span text:style-name="Placeholder"> </text:span>аналитик<text:span text:style-name="Placeholder"> </text:span>окраина<text:span text:style-name="Placeholder"> </text:span>наркотик<text:span text:style-name="Placeholder"> </text:span>тактика<text:span text:style-name="Placeholder"> </text:span>волк<text:span text:style-name="Placeholder"> </text:span>сетка<text:span text:style-name="Placeholder"> </text:span>стрелка<text:span text:style-name="Placeholder"> </text:span>танк<text:span text:style-name="Placeholder"> </text:span>ловко<text:span text:style-name="Placeholder"> </text:span>актриса<text:span text:style-name="Placeholder"> </text:span>носок<text:span text:style-name="Placeholder"> </text:span>контора<text:span text:style-name="Placeholder"> </text:span>веревка<text:span text:style-name="Placeholder"> </text:span>касса<text:span text:style-name="Placeholder"> </text:span>кот<text:span text:style-name="Placeholder"> </text:span>советник<text:span text:style-name="Placeholder"> </text:span>Киев<text:span text:style-name="Placeholder"> </text:span>неловко<text:span text:style-name="Placeholder"> </text:span>листок<text:span text:style-name="Placeholder"> </text:span>лавка<text:span text:style-name="Placeholder"> </text:span>Ирак<text:span text:style-name="Placeholder"> </text:span>классика<text:span text:style-name="Placeholder"> </text:span>кран<text:span text:style-name="Placeholder"> </text:span>классик<text:span text:style-name="Placeholder"> </text:span>рак<text:span text:style-name="Placeholder"> </text:span>такси<text:span text:style-name="Placeholder"> </text:span>ласково<text:span text:style-name="Placeholder"> </text:span>новинка<text:span text:style-name="Placeholder"> </text:span>иск<text:span text:style-name="Placeholder"> </text:span>ток<text:span text:style-name="Placeholder"> </text:span>веко<text:span text:style-name="Placeholder"> </text:span>осколок<text:span text:style-name="Placeholder"> </text:span>тренировка<text:span text:style-name="Placeholder"> </text:span>королева<text:span text:style-name="Placeholder"> </text:span>континент<text:span text:style-name="Placeholder"> </text:span>скот<text:span text:style-name="Placeholder"> </text:span>икона<text:span text:style-name="Placeholder"> </text:span>тетка<text:span text:style-name="Placeholder"> </text:span>нитка<text:span text:style-name="Placeholder"> </text:span>склон<text:span text:style-name="Placeholder"> </text:span>кинотеатр<text:span text:style-name="Placeholder"> </text:span>отклонение<text:span text:style-name="Placeholder"> </text:span>конверт<text:span text:style-name="Placeholder"> </text:span>скала<text:span text:style-name="Placeholder"> </text:span>исток<text:span text:style-name="Placeholder"> </text:span>кое-кто<text:span text:style-name="Placeholder"> </text:span>инстинкт<text:span text:style-name="Placeholder"> </text:span>искра<text:span text:style-name="Placeholder"> </text:span>так-то<text:span text:style-name="Placeholder"> </text:span>откровение<text:span text:style-name="Placeholder"> </text:span>окраска<text:span text:style-name="Placeholder"> </text:span>кислота<text:span text:style-name="Placeholder"> </text:span>клиника<text:span text:style-name="Placeholder"> </text:span>соратник<text:span text:style-name="Placeholder"> </text:span>кое-как<text:span text:style-name="Placeholder"> </text:span>вилка<text:span text:style-name="Placeholder"> </text:span>отклик</text:p>
      <text:h text:style-name="Heading_20_3" text:outline-level="3">Мм <text:span text:style-name="HeadingGlagol">Мм</text:span></text:h>
      <text:p text:style-name="P1">сам<text:span text:style-name="Placeholder"> </text:span>место<text:span text:style-name="Placeholder"> </text:span>именно<text:span text:style-name="Placeholder"> </text:span>мир<text:span text:style-name="Placeholder"> </text:span>там<text:span text:style-name="Placeholder"> </text:span>кроме<text:span text:style-name="Placeholder"> </text:span>система<text:span text:style-name="Placeholder"> </text:span>вместе<text:span text:style-name="Placeholder"> </text:span>внимание<text:span text:style-name="Placeholder"> </text:span>мера<text:span text:style-name="Placeholder"> </text:span>момент<text:span text:style-name="Placeholder"> </text:span>мнение<text:span text:style-name="Placeholder"> </text:span>совсем<text:span text:style-name="Placeholder"> </text:span>менее<text:span text:style-name="Placeholder"> </text:span>материал<text:span text:style-name="Placeholder"> </text:span>тема<text:span text:style-name="Placeholder"> </text:span>мало<text:span text:style-name="Placeholder"> </text:span>вместо<text:span text:style-name="Placeholder"> </text:span>рамка<text:span text:style-name="Placeholder"> </text:span>миллион<text:span text:style-name="Placeholder"> </text:span>номер<text:span text:style-name="Placeholder"> </text:span>мало<text:span text:style-name="Placeholder"> </text:span>министр<text:span text:style-name="Placeholder"> </text:span>масса<text:span text:style-name="Placeholder"> </text:span>министерство<text:span text:style-name="Placeholder"> </text:span>комитет<text:span text:style-name="Placeholder"> </text:span>норма<text:span text:style-name="Placeholder"> </text:span>комната<text:span text:style-name="Placeholder"> </text:span>сомнение<text:span text:style-name="Placeholder"> </text:span>метр<text:span text:style-name="Placeholder"> </text:span>март<text:span text:style-name="Placeholder"> </text:span>Америка<text:span text:style-name="Placeholder"> </text:span>мама<text:span text:style-name="Placeholder"> </text:span>море<text:span text:style-name="Placeholder"> </text:span>смена<text:span text:style-name="Placeholder"> </text:span>мастер<text:span text:style-name="Placeholder"> </text:span>самолет<text:span text:style-name="Placeholder"> </text:span>роман<text:span text:style-name="Placeholder"> </text:span>мол<text:span text:style-name="Placeholder"> </text:span>немало<text:span text:style-name="Placeholder"> </text:span>карман<text:span text:style-name="Placeholder"> </text:span>ремонт<text:span text:style-name="Placeholder"> </text:span>километр<text:span text:style-name="Placeholder"> </text:span>том<text:span text:style-name="Placeholder"> </text:span>стремление<text:span text:style-name="Placeholder"> </text:span>намерен<text:span text:style-name="Placeholder"> </text:span>рассмотрение<text:span text:style-name="Placeholder"> </text:span>реклама<text:span text:style-name="Placeholder"> </text:span>мимо<text:span text:style-name="Placeholder"> </text:span>масло<text:span text:style-name="Placeholder"> </text:span>там<text:span text:style-name="Placeholder"> </text:span>марка<text:span text:style-name="Placeholder"> </text:span>намерение<text:span text:style-name="Placeholder"> </text:span>СМИ<text:span text:style-name="Placeholder"> </text:span>совместно<text:span text:style-name="Placeholder"> </text:span>термин<text:span text:style-name="Placeholder"> </text:span>металл<text:span text:style-name="Placeholder"> </text:span>символ<text:span text:style-name="Placeholder"> </text:span>мотив<text:span text:style-name="Placeholder"> </text:span>мост<text:span text:style-name="Placeholder"> </text:span>молоко<text:span text:style-name="Placeholder"> </text:span>несомненно<text:span text:style-name="Placeholder"> </text:span>метро<text:span text:style-name="Placeholder"> </text:span>камера<text:span text:style-name="Placeholder"> </text:span>темнота<text:span text:style-name="Placeholder"> </text:span>мимо<text:span text:style-name="Placeholder"> </text:span>автомат<text:span text:style-name="Placeholder"> </text:span>мотор<text:span text:style-name="Placeholder"> </text:span>манера<text:span text:style-name="Placeholder"> </text:span>словом<text:span text:style-name="Placeholder"> </text:span>климат<text:span text:style-name="Placeholder"> </text:span>смело<text:span text:style-name="Placeholder"> </text:span>мастерство<text:span text:style-name="Placeholder"> </text:span>ритм<text:span text:style-name="Placeholder"> </text:span>намек<text:span text:style-name="Placeholder"> </text:span>маска<text:span text:style-name="Placeholder"> </text:span>молитва<text:span text:style-name="Placeholder"> </text:span>мина<text:span text:style-name="Placeholder"> </text:span>космос<text:span text:style-name="Placeholder"> </text:span>отмена<text:span text:style-name="Placeholder"> </text:span>Марина<text:span text:style-name="Placeholder"> </text:span>современник<text:span text:style-name="Placeholder"> </text:span>семинар<text:span text:style-name="Placeholder"> </text:span>сантиметр<text:span text:style-name="Placeholder"> </text:span>травма<text:span text:style-name="Placeholder"> </text:span>Максим<text:span text:style-name="Placeholder"> </text:span>толком<text:span text:style-name="Placeholder"> </text:span>временно<text:span text:style-name="Placeholder"> </text:span>аромат<text:span text:style-name="Placeholder"> </text:span>рама<text:span text:style-name="Placeholder"> </text:span>снимок<text:span text:style-name="Placeholder"> </text:span>математика<text:span text:style-name="Placeholder"> </text:span>Рим<text:span text:style-name="Placeholder"> </text:span>мирно<text:span text:style-name="Placeholder"> </text:span>темно<text:span text:style-name="Placeholder"> </text:span>отметка<text:span text:style-name="Placeholder"> </text:span>наименование<text:span text:style-name="Placeholder"> </text:span>ассортимент<text:span text:style-name="Placeholder"> </text:span>скромно<text:span text:style-name="Placeholder"> </text:span>маневр<text:span text:style-name="Placeholder"> </text:span>Марк<text:span text:style-name="Placeholder"> </text:span>мерка<text:span text:style-name="Placeholder"> </text:span>мат<text:span text:style-name="Placeholder"> </text:span>осмотр<text:span text:style-name="Placeholder"> </text:span>тематика<text:span text:style-name="Placeholder"> </text:span>Семен<text:span text:style-name="Placeholder"> </text:span>монета<text:span text:style-name="Placeholder"> </text:span>мрак<text:span text:style-name="Placeholder"> </text:span>Смирнов<text:span text:style-name="Placeholder"> </text:span>массив<text:span text:style-name="Placeholder"> </text:span>ремесло<text:span text:style-name="Placeholder"> </text:span>втроем<text:span text:style-name="Placeholder"> </text:span>Самара<text:span text:style-name="Placeholder"> </text:span>витамин<text:span text:style-name="Placeholder"> </text:span>насекомое<text:span text:style-name="Placeholder"> </text:span>молоток<text:span text:style-name="Placeholder"> </text:span>мамин<text:span text:style-name="Placeholder"> </text:span>Маркс<text:span text:style-name="Placeholder"> </text:span>коммерсант<text:span text:style-name="Placeholder"> </text:span>ком<text:span text:style-name="Placeholder"> </text:span><text:soft-page-break/>своевременно<text:span text:style-name="Placeholder"> </text:span>корм<text:span text:style-name="Placeholder"> </text:span>мелко<text:span text:style-name="Placeholder"> </text:span>норматив<text:span text:style-name="Placeholder"> </text:span>комиссар<text:span text:style-name="Placeholder"> </text:span>манер<text:span text:style-name="Placeholder"> </text:span>малое<text:span text:style-name="Placeholder"> </text:span>крем<text:span text:style-name="Placeholder"> </text:span>мостик<text:span text:style-name="Placeholder"> </text:span>комар<text:span text:style-name="Placeholder"> </text:span>монстр<text:span text:style-name="Placeholder"> </text:span>немало<text:span text:style-name="Placeholder"> </text:span>комнатка<text:span text:style-name="Placeholder"> </text:span>иномарка<text:span text:style-name="Placeholder"> </text:span>комсомол<text:span text:style-name="Placeholder"> </text:span>космонавт<text:span text:style-name="Placeholder"> </text:span>лимон<text:span text:style-name="Placeholder"> </text:span>матрос<text:span text:style-name="Placeholder"> </text:span>Тамара<text:span text:style-name="Placeholder"> </text:span>косметика<text:span text:style-name="Placeholder"> </text:span>математик<text:span text:style-name="Placeholder"> </text:span>комок<text:span text:style-name="Placeholder"> </text:span>романтика<text:span text:style-name="Placeholder"> </text:span>равномерно<text:span text:style-name="Placeholder"> </text:span>атом<text:span text:style-name="Placeholder"> </text:span>наркоман</text:p>
      <text:h text:style-name="Heading_20_3" text:outline-level="3">Уу <text:span text:style-name="HeadingGlagol">Уу</text:span></text:h>
      <text:p text:style-name="P1">у<text:span text:style-name="Placeholder"> </text:span>условие<text:span text:style-name="Placeholder"> </text:span>рука<text:span text:style-name="Placeholder"> </text:span>тут<text:span text:style-name="Placeholder"> </text:span>ну<text:span text:style-name="Placeholder"> </text:span>структура<text:span text:style-name="Placeholder"> </text:span>минута<text:span text:style-name="Placeholder"> </text:span>институт<text:span text:style-name="Placeholder"> </text:span>отсутствие<text:span text:style-name="Placeholder"> </text:span>наука<text:span text:style-name="Placeholder"> </text:span>утро<text:span text:style-name="Placeholder"> </text:span>сумма<text:span text:style-name="Placeholder"> </text:span>курс<text:span text:style-name="Placeholder"> </text:span>усилие<text:span text:style-name="Placeholder"> </text:span>искусство<text:span text:style-name="Placeholder"> </text:span>литература<text:span text:style-name="Placeholder"> </text:span>ум<text:span text:style-name="Placeholder"> </text:span>ресурс<text:span text:style-name="Placeholder"> </text:span>минимум<text:span text:style-name="Placeholder"> </text:span>университет<text:span text:style-name="Placeholder"> </text:span>внутри<text:span text:style-name="Placeholder"> </text:span>инструмент<text:span text:style-name="Placeholder"> </text:span>рисунок<text:span text:style-name="Placeholder"> </text:span>установка<text:span text:style-name="Placeholder"> </text:span>вкус<text:span text:style-name="Placeholder"> </text:span>статус<text:span text:style-name="Placeholder"> </text:span>сутки<text:span text:style-name="Placeholder"> </text:span>конкурс<text:span text:style-name="Placeholder"> </text:span>кусок<text:span text:style-name="Placeholder"> </text:span>урок<text:span text:style-name="Placeholder"> </text:span>Украина<text:span text:style-name="Placeholder"> </text:span>стул<text:span text:style-name="Placeholder"> </text:span>умение<text:span text:style-name="Placeholder"> </text:span>накануне<text:span text:style-name="Placeholder"> </text:span>конкурент<text:span text:style-name="Placeholder"> </text:span>внутри<text:span text:style-name="Placeholder"> </text:span>установление<text:span text:style-name="Placeholder"> </text:span>уверенно<text:span text:style-name="Placeholder"> </text:span>кулак<text:span text:style-name="Placeholder"> </text:span>коммунист<text:span text:style-name="Placeholder"> </text:span>внук<text:span text:style-name="Placeholder"> </text:span>мука<text:span text:style-name="Placeholder"> </text:span>куст<text:span text:style-name="Placeholder"> </text:span>аккуратно<text:span text:style-name="Placeholder"> </text:span>усиление<text:span text:style-name="Placeholder"> </text:span>сумка<text:span text:style-name="Placeholder"> </text:span>рукав<text:span text:style-name="Placeholder"> </text:span>максимум<text:span text:style-name="Placeholder"> </text:span>натура<text:span text:style-name="Placeholder"> </text:span>туалет<text:span text:style-name="Placeholder"> </text:span>луна<text:span text:style-name="Placeholder"> </text:span>туман<text:span text:style-name="Placeholder"> </text:span>устав<text:span text:style-name="Placeholder"> </text:span>нету<text:span text:style-name="Placeholder"> </text:span>уста<text:span text:style-name="Placeholder"> </text:span>мусор<text:span text:style-name="Placeholder"> </text:span>унести<text:span text:style-name="Placeholder"> </text:span>минус<text:span text:style-name="Placeholder"> </text:span>лауреат<text:span text:style-name="Placeholder"> </text:span>куртка<text:span text:style-name="Placeholder"> </text:span>турист<text:span text:style-name="Placeholder"> </text:span>Урал<text:span text:style-name="Placeholder"> </text:span>тут-то<text:span text:style-name="Placeholder"> </text:span>суета<text:span text:style-name="Placeholder"> </text:span>ус<text:span text:style-name="Placeholder"> </text:span>условно<text:span text:style-name="Placeholder"> </text:span>конструктор<text:span text:style-name="Placeholder"> </text:span>стук<text:span text:style-name="Placeholder"> </text:span>русло<text:span text:style-name="Placeholder"> </text:span>накануне<text:span text:style-name="Placeholder"> </text:span>устранение<text:span text:style-name="Placeholder"> </text:span>сумерки<text:span text:style-name="Placeholder"> </text:span>тур<text:span text:style-name="Placeholder"> </text:span>лук<text:span text:style-name="Placeholder"> </text:span>утрата<text:span text:style-name="Placeholder"> </text:span>тротуар<text:span text:style-name="Placeholder"> </text:span>увести<text:span text:style-name="Placeholder"> </text:span>кукла<text:span text:style-name="Placeholder"> </text:span>контур<text:span text:style-name="Placeholder"> </text:span>турнир<text:span text:style-name="Placeholder"> </text:span>умело<text:span text:style-name="Placeholder"> </text:span>вирус<text:span text:style-name="Placeholder"> </text:span>титул<text:span text:style-name="Placeholder"> </text:span>стимул<text:span text:style-name="Placeholder"> </text:span>внутренне<text:span text:style-name="Placeholder"> </text:span>скука<text:span text:style-name="Placeholder"> </text:span>ну-ка<text:span text:style-name="Placeholder"> </text:span>круто<text:span text:style-name="Placeholder"> </text:span>ритуал<text:span text:style-name="Placeholder"> </text:span>ускорение<text:span text:style-name="Placeholder"> </text:span>кустарник<text:span text:style-name="Placeholder"> </text:span>ура<text:span text:style-name="Placeholder"> </text:span>Иисус<text:span text:style-name="Placeholder"> </text:span>наутро<text:span text:style-name="Placeholder"> </text:span>кумир<text:span text:style-name="Placeholder"> </text:span>курорт<text:span text:style-name="Placeholder"> </text:span>укол<text:span text:style-name="Placeholder"> </text:span>смутно<text:span text:style-name="Placeholder"> </text:span>струна<text:span text:style-name="Placeholder"> </text:span>сурово<text:span text:style-name="Placeholder"> </text:span>устало<text:span text:style-name="Placeholder"> </text:span>сука<text:span text:style-name="Placeholder"> </text:span>утка<text:span text:style-name="Placeholder"> </text:span>искусственно<text:span text:style-name="Placeholder"> </text:span>неуверенно<text:span text:style-name="Placeholder"> </text:span>минутка<text:span text:style-name="Placeholder"> </text:span>усмотрение<text:span text:style-name="Placeholder"> </text:span>канун<text:span text:style-name="Placeholder"> </text:span>номенклатура<text:span text:style-name="Placeholder"> </text:span>сустав<text:span text:style-name="Placeholder"> </text:span>окурок<text:span text:style-name="Placeholder"> </text:span>Иркутск<text:span text:style-name="Placeholder"> </text:span>инструктор<text:span text:style-name="Placeholder"> </text:span>воистину<text:span text:style-name="Placeholder"> </text:span>скула<text:span text:style-name="Placeholder"> </text:span>вкусно<text:span text:style-name="Placeholder"> </text:span>кулиса<text:span text:style-name="Placeholder"> </text:span>молекула<text:span text:style-name="Placeholder"> </text:span>сувенир<text:span text:style-name="Placeholder"> </text:span>неуклонно<text:span text:style-name="Placeholder"> </text:span>иммунитет<text:span text:style-name="Placeholder"> </text:span>уклон<text:span text:style-name="Placeholder"> </text:span>усиленно<text:span text:style-name="Placeholder"> </text:span>интеллектуал<text:span text:style-name="Placeholder"> </text:span>уравнение<text:span text:style-name="Placeholder"> </text:span>нутро<text:span text:style-name="Placeholder"> </text:span>суверенитет<text:span text:style-name="Placeholder"> </text:span>устремление<text:span text:style-name="Placeholder"> </text:span>мускул<text:span text:style-name="Placeholder"> </text:span>соус<text:span text:style-name="Placeholder"> </text:span>коммуналка<text:span text:style-name="Placeholder"> </text:span>трус<text:span text:style-name="Placeholder"> </text:span>вакуум<text:span text:style-name="Placeholder"> </text:span>Иерусалим<text:span text:style-name="Placeholder"> </text:span>Руслан<text:span text:style-name="Placeholder"> </text:span>караул<text:span text:style-name="Placeholder"> </text:span>неминуемо<text:span text:style-name="Placeholder"> </text:span>тусовка<text:span text:style-name="Placeholder"> </text:span>урна<text:span text:style-name="Placeholder"> </text:span>умиление<text:span text:style-name="Placeholder"> </text:span>аквариум<text:span text:style-name="Placeholder"> </text:span>аксессуар<text:span text:style-name="Placeholder"> </text:span>стимулирование<text:span text:style-name="Placeholder"> </text:span>турок<text:span text:style-name="Placeholder"> </text:span>искусно<text:span text:style-name="Placeholder"> </text:span>сук<text:span text:style-name="Placeholder"> </text:span>кнут<text:span text:style-name="Placeholder"> </text:span>уместно<text:span text:style-name="Placeholder"> </text:span>курение</text:p>
      <text:h text:style-name="P30" text:outline-level="3"><text:soft-page-break/>Дд <text:span text:style-name="HeadingGlagol">Дд</text:span></text:h>
      <text:p text:style-name="P1">один<text:span text:style-name="Placeholder"> </text:span>до<text:span text:style-name="Placeholder"> </text:span>два<text:span text:style-name="Placeholder"> </text:span>дело<text:span text:style-name="Placeholder"> </text:span>идти<text:span text:style-name="Placeholder"> </text:span>вид<text:span text:style-name="Placeholder"> </text:span>однако<text:span text:style-name="Placeholder"> </text:span>надо<text:span text:style-name="Placeholder"> </text:span>один<text:span text:style-name="Placeholder"> </text:span>дом<text:span text:style-name="Placeholder"> </text:span>средство<text:span text:style-name="Placeholder"> </text:span>над<text:span text:style-name="Placeholder"> </text:span>да<text:span text:style-name="Placeholder"> </text:span>среди<text:span text:style-name="Placeholder"> </text:span>да<text:span text:style-name="Placeholder"> </text:span>давно<text:span text:style-name="Placeholder"> </text:span>далее<text:span text:style-name="Placeholder"> </text:span>труд<text:span text:style-name="Placeholder"> </text:span>куда<text:span text:style-name="Placeholder"> </text:span>народ<text:span text:style-name="Placeholder"> </text:span>вода<text:span text:style-name="Placeholder"> </text:span>Александр<text:span text:style-name="Placeholder"> </text:span>Владимир<text:span text:style-name="Placeholder"> </text:span>директор<text:span text:style-name="Placeholder"> </text:span>документ<text:span text:style-name="Placeholder"> </text:span>недавно<text:span text:style-name="Placeholder"> </text:span>руководство<text:span text:style-name="Placeholder"> </text:span>трудно<text:span text:style-name="Placeholder"> </text:span>далеко<text:span text:style-name="Placeholder"> </text:span>одновременно<text:span text:style-name="Placeholder"> </text:span>род<text:span text:style-name="Placeholder"> </text:span>доллар<text:span text:style-name="Placeholder"> </text:span>метод<text:span text:style-name="Placeholder"> </text:span>среда<text:span text:style-name="Placeholder"> </text:span>исследование<text:span text:style-name="Placeholder"> </text:span>сотрудник<text:span text:style-name="Placeholder"> </text:span>суд<text:span text:style-name="Placeholder"> </text:span>туда<text:span text:style-name="Placeholder"> </text:span>видимо<text:span text:style-name="Placeholder"> </text:span>видно<text:span text:style-name="Placeholder"> </text:span>лидер<text:span text:style-name="Placeholder"> </text:span>команда<text:span text:style-name="Placeholder"> </text:span>откуда<text:span text:style-name="Placeholder"> </text:span>середина<text:span text:style-name="Placeholder"> </text:span>дома<text:span text:style-name="Placeholder"> </text:span>ради<text:span text:style-name="Placeholder"> </text:span>адрес<text:span text:style-name="Placeholder"> </text:span>дерево<text:span text:style-name="Placeholder"> </text:span>отдел<text:span text:style-name="Placeholder"> </text:span>вроде<text:span text:style-name="Placeholder"> </text:span>удар<text:span text:style-name="Placeholder"> </text:span>едва<text:span text:style-name="Placeholder"> </text:span>дума<text:span text:style-name="Placeholder"> </text:span>отделение<text:span text:style-name="Placeholder"> </text:span>сведение<text:span text:style-name="Placeholder"> </text:span>родина<text:span text:style-name="Placeholder"> </text:span>недостаток<text:span text:style-name="Placeholder"> </text:span>двор<text:span text:style-name="Placeholder"> </text:span>детство<text:span text:style-name="Placeholder"> </text:span>сосед<text:span text:style-name="Placeholder"> </text:span>достоинство<text:span text:style-name="Placeholder"> </text:span>двое<text:span text:style-name="Placeholder"> </text:span>сад<text:span text:style-name="Placeholder"> </text:span>следствие<text:span text:style-name="Placeholder"> </text:span>студент<text:span text:style-name="Placeholder"> </text:span>редко<text:span text:style-name="Placeholder"> </text:span>доктор<text:span text:style-name="Placeholder"> </text:span>кандидат<text:span text:style-name="Placeholder"> </text:span>вроде<text:span text:style-name="Placeholder"> </text:span>давление<text:span text:style-name="Placeholder"> </text:span>секунда<text:span text:style-name="Placeholder"> </text:span>медленно<text:span text:style-name="Placeholder"> </text:span>введение<text:span text:style-name="Placeholder"> </text:span>след<text:span text:style-name="Placeholder"> </text:span>кадр<text:span text:style-name="Placeholder"> </text:span>родственник<text:span text:style-name="Placeholder"> </text:span>оттуда<text:span text:style-name="Placeholder"> </text:span>ведомство<text:span text:style-name="Placeholder"> </text:span>немедленно<text:span text:style-name="Placeholder"> </text:span>солдат<text:span text:style-name="Placeholder"> </text:span>вслед<text:span text:style-name="Placeholder"> </text:span>стандарт<text:span text:style-name="Placeholder"> </text:span>ладно<text:span text:style-name="Placeholder"> </text:span>длина<text:span text:style-name="Placeholder"> </text:span>кодекс<text:span text:style-name="Placeholder"> </text:span>довести<text:span text:style-name="Placeholder"> </text:span>коридор<text:span text:style-name="Placeholder"> </text:span>дно<text:span text:style-name="Placeholder"> </text:span>дата<text:span text:style-name="Placeholder"> </text:span>никуда<text:span text:style-name="Placeholder"> </text:span>доклад<text:span text:style-name="Placeholder"> </text:span>водка<text:span text:style-name="Placeholder"> </text:span>удивление<text:span text:style-name="Placeholder"> </text:span>ведение<text:span text:style-name="Placeholder"> </text:span>рад<text:span text:style-name="Placeholder"> </text:span>вклад<text:span text:style-name="Placeholder"> </text:span>дама<text:span text:style-name="Placeholder"> </text:span>доверие<text:span text:style-name="Placeholder"> </text:span>куда-то<text:span text:style-name="Placeholder"> </text:span>нередко<text:span text:style-name="Placeholder"> </text:span>среднее<text:span text:style-name="Placeholder"> </text:span>скандал<text:span text:style-name="Placeholder"> </text:span>мода<text:span text:style-name="Placeholder"> </text:span>еда<text:span text:style-name="Placeholder"> </text:span>редактор<text:span text:style-name="Placeholder"> </text:span>доска<text:span text:style-name="Placeholder"> </text:span>телевидение<text:span text:style-name="Placeholder"> </text:span>миллиард<text:span text:style-name="Placeholder"> </text:span>дурак<text:span text:style-name="Placeholder"> </text:span>склад<text:span text:style-name="Placeholder"> </text:span>методика<text:span text:style-name="Placeholder"> </text:span>радио<text:span text:style-name="Placeholder"> </text:span>единство<text:span text:style-name="Placeholder"> </text:span>дар<text:span text:style-name="Placeholder"> </text:span>кредит<text:span text:style-name="Placeholder"> </text:span>удовлетворение<text:span text:style-name="Placeholder"> </text:span>неоднократно<text:span text:style-name="Placeholder"> </text:span>твердо<text:span text:style-name="Placeholder"> </text:span>дед<text:span text:style-name="Placeholder"> </text:span>внедрение<text:span text:style-name="Placeholder"> </text:span>динамика<text:span text:style-name="Placeholder"> </text:span>соединение<text:span text:style-name="Placeholder"> </text:span>лед<text:span text:style-name="Placeholder"> </text:span>однако<text:span text:style-name="Placeholder"> </text:span>Леонид<text:span text:style-name="Placeholder"> </text:span>сделка<text:span text:style-name="Placeholder"> </text:span>идеал<text:span text:style-name="Placeholder"> </text:span>академик<text:span text:style-name="Placeholder"> </text:span>радостно<text:span text:style-name="Placeholder"> </text:span>одинаково<text:span text:style-name="Placeholder"> </text:span>командир<text:span text:style-name="Placeholder"> </text:span>недалеко<text:span text:style-name="Placeholder"> </text:span>страдание<text:span text:style-name="Placeholder"> </text:span>диван<text:span text:style-name="Placeholder"> </text:span>некуда<text:span text:style-name="Placeholder"> </text:span>двести<text:span text:style-name="Placeholder"> </text:span>домик<text:span text:style-name="Placeholder"> </text:span>МВД<text:span text:style-name="Placeholder"> </text:span>вред<text:span text:style-name="Placeholder"> </text:span>вследствие<text:span text:style-name="Placeholder"> </text:span>орден<text:span text:style-name="Placeholder"> </text:span>Лондон<text:span text:style-name="Placeholder"> </text:span>анекдот<text:span text:style-name="Placeholder"> </text:span>вдвое<text:span text:style-name="Placeholder"> </text:span>лодка<text:span text:style-name="Placeholder"> </text:span>адвокат<text:span text:style-name="Placeholder"> </text:span>видение<text:span text:style-name="Placeholder"> </text:span>расследование<text:span text:style-name="Placeholder"> </text:span>свидание</text:p>
      <text:h text:style-name="Heading_20_3" text:outline-level="3">Пп <text:span text:style-name="HeadingGlagol">Пп</text:span></text:h>
      <text:p text:style-name="P1">по<text:span text:style-name="Placeholder"> </text:span>при<text:span text:style-name="Placeholder"> </text:span>после<text:span text:style-name="Placeholder"> </text:span>под<text:span text:style-name="Placeholder"> </text:span>вопрос<text:span text:style-name="Placeholder"> </text:span>например<text:span text:style-name="Placeholder"> </text:span>просто<text:span text:style-name="Placeholder"> </text:span>потому<text:span text:style-name="Placeholder"> </text:span>перед<text:span text:style-name="Placeholder"> </text:span>потом<text:span text:style-name="Placeholder"> </text:span>пора<text:span text:style-name="Placeholder"> </text:span>право<text:span text:style-name="Placeholder"> </text:span>пока<text:span text:style-name="Placeholder"> </text:span>провести<text:span text:style-name="Placeholder"> </text:span>правило<text:span text:style-name="Placeholder"> </text:span>пока<text:span text:style-name="Placeholder"> </text:span>привести<text:span text:style-name="Placeholder"> </text:span>вполне<text:span text:style-name="Placeholder"> </text:span><text:soft-page-break/>пример<text:span text:style-name="Placeholder"> </text:span>правда<text:span text:style-name="Placeholder"> </text:span>план<text:span text:style-name="Placeholder"> </text:span>управление<text:span text:style-name="Placeholder"> </text:span>проект<text:span text:style-name="Placeholder"> </text:span>против<text:span text:style-name="Placeholder"> </text:span>период<text:span text:style-name="Placeholder"> </text:span>направление<text:span text:style-name="Placeholder"> </text:span>про<text:span text:style-name="Placeholder"> </text:span>политика<text:span text:style-name="Placeholder"> </text:span>половина<text:span text:style-name="Placeholder"> </text:span>тип<text:span text:style-name="Placeholder"> </text:span>повод<text:span text:style-name="Placeholder"> </text:span>предел<text:span text:style-name="Placeholder"> </text:span>проведение<text:span text:style-name="Placeholder"> </text:span>примерно<text:span text:style-name="Placeholder"> </text:span>комплекс<text:span text:style-name="Placeholder"> </text:span>практика<text:span text:style-name="Placeholder"> </text:span>поле<text:span text:style-name="Placeholder"> </text:span>Европа<text:span text:style-name="Placeholder"> </text:span>предмет<text:span text:style-name="Placeholder"> </text:span>природа<text:span text:style-name="Placeholder"> </text:span>пара<text:span text:style-name="Placeholder"> </text:span>продукт<text:span text:style-name="Placeholder"> </text:span>пространство<text:span text:style-name="Placeholder"> </text:span>принести<text:span text:style-name="Placeholder"> </text:span>представление<text:span text:style-name="Placeholder"> </text:span>применение<text:span text:style-name="Placeholder"> </text:span>поиск<text:span text:style-name="Placeholder"> </text:span>пункт<text:span text:style-name="Placeholder"> </text:span>перспектива<text:span text:style-name="Placeholder"> </text:span>правда<text:span text:style-name="Placeholder"> </text:span>определение<text:span text:style-name="Placeholder"> </text:span>список<text:span text:style-name="Placeholder"> </text:span>прием<text:span text:style-name="Placeholder"> </text:span>помимо<text:span text:style-name="Placeholder"> </text:span>поколение<text:span text:style-name="Placeholder"> </text:span>пол<text:span text:style-name="Placeholder"> </text:span>просто<text:span text:style-name="Placeholder"> </text:span>постепенно<text:span text:style-name="Placeholder"> </text:span>последствие<text:span text:style-name="Placeholder"> </text:span>депутат<text:span text:style-name="Placeholder"> </text:span>исполнение<text:span text:style-name="Placeholder"> </text:span>вперед<text:span text:style-name="Placeholder"> </text:span>поток<text:span text:style-name="Placeholder"> </text:span>понимание<text:span text:style-name="Placeholder"> </text:span>полтора<text:span text:style-name="Placeholder"> </text:span>поведение<text:span text:style-name="Placeholder"> </text:span>аппарат<text:span text:style-name="Placeholder"> </text:span>пост<text:span text:style-name="Placeholder"> </text:span>спина<text:span text:style-name="Placeholder"> </text:span>непосредственно<text:span text:style-name="Placeholder"> </text:span>партнер<text:span text:style-name="Placeholder"> </text:span>спасти<text:span text:style-name="Placeholder"> </text:span>спор<text:span text:style-name="Placeholder"> </text:span>присутствие<text:span text:style-name="Placeholder"> </text:span>проверка<text:span text:style-name="Placeholder"> </text:span>прекрасно<text:span text:style-name="Placeholder"> </text:span>путем<text:span text:style-name="Placeholder"> </text:span>перевод<text:span text:style-name="Placeholder"> </text:span>подарок<text:span text:style-name="Placeholder"> </text:span>корреспондент<text:span text:style-name="Placeholder"> </text:span>перевести<text:span text:style-name="Placeholder"> </text:span>напротив<text:span text:style-name="Placeholder"> </text:span>пакет<text:span text:style-name="Placeholder"> </text:span>пора<text:span text:style-name="Placeholder"> </text:span>температура<text:span text:style-name="Placeholder"> </text:span>транспорт<text:span text:style-name="Placeholder"> </text:span>противник<text:span text:style-name="Placeholder"> </text:span>преступление<text:span text:style-name="Placeholder"> </text:span>воспоминание<text:span text:style-name="Placeholder"> </text:span>спрос<text:span text:style-name="Placeholder"> </text:span>постановление<text:span text:style-name="Placeholder"> </text:span>парк<text:span text:style-name="Placeholder"> </text:span>Петр<text:span text:style-name="Placeholder"> </text:span>впереди<text:span text:style-name="Placeholder"> </text:span>темп<text:span text:style-name="Placeholder"> </text:span>капитал<text:span text:style-name="Placeholder"> </text:span>пресса<text:span text:style-name="Placeholder"> </text:span>плата<text:span text:style-name="Placeholder"> </text:span>покупка<text:span text:style-name="Placeholder"> </text:span>толпа<text:span text:style-name="Placeholder"> </text:span>корпус<text:span text:style-name="Placeholder"> </text:span>оплата<text:span text:style-name="Placeholder"> </text:span>полоса<text:span text:style-name="Placeholder"> </text:span>папа<text:span text:style-name="Placeholder"> </text:span>падение<text:span text:style-name="Placeholder"> </text:span>перемена<text:span text:style-name="Placeholder"> </text:span>распространение<text:span text:style-name="Placeholder"> </text:span>распределение<text:span text:style-name="Placeholder"> </text:span>политик<text:span text:style-name="Placeholder"> </text:span>поворот<text:span text:style-name="Placeholder"> </text:span>тепло<text:span text:style-name="Placeholder"> </text:span>описание<text:span text:style-name="Placeholder"> </text:span>параметр<text:span text:style-name="Placeholder"> </text:span>спорт<text:span text:style-name="Placeholder"> </text:span>палата<text:span text:style-name="Placeholder"> </text:span>Павел<text:span text:style-name="Placeholder"> </text:span>подвести<text:span text:style-name="Placeholder"> </text:span>питание<text:span text:style-name="Placeholder"> </text:span>перенести<text:span text:style-name="Placeholder"> </text:span>впоследствии<text:span text:style-name="Placeholder"> </text:span>полет<text:span text:style-name="Placeholder"> </text:span>портрет<text:span text:style-name="Placeholder"> </text:span>поставка<text:span text:style-name="Placeholder"> </text:span>спасение<text:span text:style-name="Placeholder"> </text:span>аспект<text:span text:style-name="Placeholder"> </text:span>плод<text:span text:style-name="Placeholder"> </text:span>непременно<text:span text:style-name="Placeholder"> </text:span>постановка<text:span text:style-name="Placeholder"> </text:span>потолок<text:span text:style-name="Placeholder"> </text:span>поселок<text:span text:style-name="Placeholder"> </text:span>поступок<text:span text:style-name="Placeholder"> </text:span>справка<text:span text:style-name="Placeholder"> </text:span>укрепление<text:span text:style-name="Placeholder"> </text:span>доступ<text:span text:style-name="Placeholder"> </text:span>построение<text:span text:style-name="Placeholder"> </text:span>воспитание<text:span text:style-name="Placeholder"> </text:span>отпуск<text:span text:style-name="Placeholder"> </text:span>поправка<text:span text:style-name="Placeholder"> </text:span>пиво<text:span text:style-name="Placeholder"> </text:span>правление<text:span text:style-name="Placeholder"> </text:span>сопротивление<text:span text:style-name="Placeholder"> </text:span>песок<text:span text:style-name="Placeholder"> </text:span>департамент<text:span text:style-name="Placeholder"> </text:span>планета<text:span text:style-name="Placeholder"> </text:span>повести<text:span text:style-name="Placeholder"> </text:span>крепко<text:span text:style-name="Placeholder"> </text:span>поступление<text:span text:style-name="Placeholder"> </text:span>компонент<text:span text:style-name="Placeholder"> </text:span>вопреки</text:p>
      <text:h text:style-name="Heading_20_3" text:outline-level="3">Яя <text:span text:style-name="HeadingGlagol">Яя</text:span></text:h>
      <text:p text:style-name="P1">для<text:span text:style-name="Placeholder"> </text:span>время<text:span text:style-name="Placeholder"> </text:span>я<text:span text:style-name="Placeholder"> </text:span>имя<text:span text:style-name="Placeholder"> </text:span>история<text:span text:style-name="Placeholder"> </text:span>ряд<text:span text:style-name="Placeholder"> </text:span>компания<text:span text:style-name="Placeholder"> </text:span>состояние<text:span text:style-name="Placeholder"> </text:span>порядок<text:span text:style-name="Placeholder"> </text:span>неделя<text:span text:style-name="Placeholder"> </text:span>идея<text:span text:style-name="Placeholder"> </text:span>предприятие<text:span text:style-name="Placeholder"> </text:span>несмотря<text:span text:style-name="Placeholder"> </text:span>территория<text:span text:style-name="Placeholder"> </text:span>рядом<text:span text:style-name="Placeholder"> </text:span>постоянно<text:span text:style-name="Placeholder"> </text:span>линия<text:span text:style-name="Placeholder"> </text:span>партия<text:span text:style-name="Placeholder"> </text:span>десяток<text:span text:style-name="Placeholder"> </text:span>доля<text:span text:style-name="Placeholder"> </text:span>влияние<text:span text:style-name="Placeholder"> </text:span>ясно<text:span text:style-name="Placeholder"> </text:span>появление<text:span text:style-name="Placeholder"> </text:span>вряд<text:span text:style-name="Placeholder"> </text:span>понятие<text:span text:style-name="Placeholder"> </text:span>прямо<text:span text:style-name="Placeholder"> </text:span>явно<text:span text:style-name="Placeholder"> </text:span>понятно<text:span text:style-name="Placeholder"> </text:span>воля<text:span text:style-name="Placeholder"> </text:span>сотня<text:span text:style-name="Placeholder"> </text:span><text:soft-page-break/>комиссия<text:span text:style-name="Placeholder"> </text:span>армия<text:span text:style-name="Placeholder"> </text:span>мероприятие<text:span text:style-name="Placeholder"> </text:span>потеря<text:span text:style-name="Placeholder"> </text:span>явление<text:span text:style-name="Placeholder"> </text:span>принятие<text:span text:style-name="Placeholder"> </text:span>песня<text:span text:style-name="Placeholder"> </text:span>спустя<text:span text:style-name="Placeholder"> </text:span>серия<text:span text:style-name="Placeholder"> </text:span>вероятно<text:span text:style-name="Placeholder"> </text:span>десятилетие<text:span text:style-name="Placeholder"> </text:span>деревня<text:span text:style-name="Placeholder"> </text:span>версия<text:span text:style-name="Placeholder"> </text:span>теория<text:span text:style-name="Placeholder"> </text:span>наверняка<text:span text:style-name="Placeholder"> </text:span>академия<text:span text:style-name="Placeholder"> </text:span>расстояние<text:span text:style-name="Placeholder"> </text:span>кампания<text:span text:style-name="Placeholder"> </text:span>стадия<text:span text:style-name="Placeholder"> </text:span>приятно<text:span text:style-name="Placeholder"> </text:span>проявление<text:span text:style-name="Placeholder"> </text:span>памятник<text:span text:style-name="Placeholder"> </text:span>наряду<text:span text:style-name="Placeholder"> </text:span>премия<text:span text:style-name="Placeholder"> </text:span>пенсия<text:span text:style-name="Placeholder"> </text:span>мясо<text:span text:style-name="Placeholder"> </text:span>вовремя<text:span text:style-name="Placeholder"> </text:span>дискуссия<text:span text:style-name="Placeholder"> </text:span>Италия<text:span text:style-name="Placeholder"> </text:span>Мария<text:span text:style-name="Placeholder"> </text:span>подряд<text:span text:style-name="Placeholder"> </text:span>непонятно<text:span text:style-name="Placeholder"> </text:span>Япония<text:span text:style-name="Placeholder"> </text:span>капля<text:span text:style-name="Placeholder"> </text:span>пятно<text:span text:style-name="Placeholder"> </text:span>дядя<text:span text:style-name="Placeholder"> </text:span>ярко<text:span text:style-name="Placeholder"> </text:span>препятствие<text:span text:style-name="Placeholder"> </text:span>демократия<text:span text:style-name="Placeholder"> </text:span>пояс<text:span text:style-name="Placeholder"> </text:span>восприятие<text:span text:style-name="Placeholder"> </text:span>потрясти<text:span text:style-name="Placeholder"> </text:span>копия<text:span text:style-name="Placeholder"> </text:span>аудитория<text:span text:style-name="Placeholder"> </text:span>мастерская<text:span text:style-name="Placeholder"> </text:span>отряд<text:span text:style-name="Placeholder"> </text:span>империя<text:span text:style-name="Placeholder"> </text:span>авария<text:span text:style-name="Placeholder"> </text:span>столовая<text:span text:style-name="Placeholder"> </text:span>пуля<text:span text:style-name="Placeholder"> </text:span>Испания<text:span text:style-name="Placeholder"> </text:span>одеяло<text:span text:style-name="Placeholder"> </text:span>дитя<text:span text:style-name="Placeholder"> </text:span>миссия<text:span text:style-name="Placeholder"> </text:span>яма<text:span text:style-name="Placeholder"> </text:span>пламя<text:span text:style-name="Placeholder"> </text:span>Индия<text:span text:style-name="Placeholder"> </text:span>десятка<text:span text:style-name="Placeholder"> </text:span>противостояние<text:span text:style-name="Placeholder"> </text:span>симпатия<text:span text:style-name="Placeholder"> </text:span>ирония<text:span text:style-name="Placeholder"> </text:span>сессия<text:span text:style-name="Placeholder"> </text:span>студия<text:span text:style-name="Placeholder"> </text:span>мелодия<text:span text:style-name="Placeholder"> </text:span>тетя<text:span text:style-name="Placeholder"> </text:span>молния<text:span text:style-name="Placeholder"> </text:span>семя<text:span text:style-name="Placeholder"> </text:span>наряд<text:span text:style-name="Placeholder"> </text:span>пустяк<text:span text:style-name="Placeholder"> </text:span>вселенная<text:span text:style-name="Placeholder"> </text:span>тряпка<text:span text:style-name="Placeholder"> </text:span>струя<text:span text:style-name="Placeholder"> </text:span>племя<text:span text:style-name="Placeholder"> </text:span>материя<text:span text:style-name="Placeholder"> </text:span>ванная<text:span text:style-name="Placeholder"> </text:span>потрясение<text:span text:style-name="Placeholder"> </text:span>монополия<text:span text:style-name="Placeholder"> </text:span>комедия<text:span text:style-name="Placeholder"> </text:span>трясти<text:span text:style-name="Placeholder"> </text:span>ядро<text:span text:style-name="Placeholder"> </text:span>петля<text:span text:style-name="Placeholder"> </text:span>пятерка<text:span text:style-name="Placeholder"> </text:span>Австралия<text:span text:style-name="Placeholder"> </text:span>достояние<text:span text:style-name="Placeholder"> </text:span>невероятно<text:span text:style-name="Placeholder"> </text:span>снятие<text:span text:style-name="Placeholder"> </text:span>слияние<text:span text:style-name="Placeholder"> </text:span>вяло<text:span text:style-name="Placeholder"> </text:span>девяносто<text:span text:style-name="Placeholder"> </text:span>индустрия<text:span text:style-name="Placeholder"> </text:span>неприятно<text:span text:style-name="Placeholder"> </text:span>снаряд<text:span text:style-name="Placeholder"> </text:span>поляна<text:span text:style-name="Placeholder"> </text:span>стоянка<text:span text:style-name="Placeholder"> </text:span>Володя<text:span text:style-name="Placeholder"> </text:span>колония<text:span text:style-name="Placeholder"> </text:span>пятеро<text:span text:style-name="Placeholder"> </text:span>пятка<text:span text:style-name="Placeholder"> </text:span>Коля<text:span text:style-name="Placeholder"> </text:span>Катя<text:span text:style-name="Placeholder"> </text:span>Корея<text:span text:style-name="Placeholder"> </text:span>яд<text:span text:style-name="Placeholder"> </text:span>стая<text:span text:style-name="Placeholder"> </text:span>реалия<text:span text:style-name="Placeholder"> </text:span>моряк<text:span text:style-name="Placeholder"> </text:span>Яковлев<text:span text:style-name="Placeholder"> </text:span>деяние<text:span text:style-name="Placeholder"> </text:span>сияние<text:span text:style-name="Placeholder"> </text:span>яростно<text:span text:style-name="Placeholder"> </text:span>Австрия<text:span text:style-name="Placeholder"> </text:span>растерянно<text:span text:style-name="Placeholder"> </text:span>консерватория<text:span text:style-name="Placeholder"> </text:span>статуя<text:span text:style-name="Placeholder"> </text:span>аллея<text:span text:style-name="Placeholder"> </text:span>ярмарка<text:span text:style-name="Placeholder"> </text:span>Таня<text:span text:style-name="Placeholder"> </text:span>депрессия</text:p>
      <text:h text:style-name="Heading_20_3" text:outline-level="3">Гг <text:span text:style-name="HeadingGlagol">Гг</text:span></text:h>
      <text:p text:style-name="P1">год<text:span text:style-name="Placeholder"> </text:span>его<text:span text:style-name="Placeholder"> </text:span>когда<text:span text:style-name="Placeholder"> </text:span>где<text:span text:style-name="Placeholder"> </text:span>тогда<text:span text:style-name="Placeholder"> </text:span>сегодня<text:span text:style-name="Placeholder"> </text:span>много<text:span text:style-name="Placeholder"> </text:span>всегда<text:span text:style-name="Placeholder"> </text:span>город<text:span text:style-name="Placeholder"> </text:span>друг<text:span text:style-name="Placeholder"> </text:span>группа<text:span text:style-name="Placeholder"> </text:span>программа<text:span text:style-name="Placeholder"> </text:span>государство<text:span text:style-name="Placeholder"> </text:span>никогда<text:span text:style-name="Placeholder"> </text:span>всего<text:span text:style-name="Placeholder"> </text:span>голова<text:span text:style-name="Placeholder"> </text:span>глава<text:span text:style-name="Placeholder"> </text:span>итог<text:span text:style-name="Placeholder"> </text:span>дорога<text:span text:style-name="Placeholder"> </text:span>орган<text:span text:style-name="Placeholder"> </text:span>иногда<text:span text:style-name="Placeholder"> </text:span>книга<text:span text:style-name="Placeholder"> </text:span>вдруг<text:span text:style-name="Placeholder"> </text:span>долго<text:span text:style-name="Placeholder"> </text:span>регион<text:span text:style-name="Placeholder"> </text:span>легко<text:span text:style-name="Placeholder"> </text:span>голос<text:span text:style-name="Placeholder"> </text:span>нога<text:span text:style-name="Placeholder"> </text:span>круг<text:span text:style-name="Placeholder"> </text:span>вокруг<text:span text:style-name="Placeholder"> </text:span>игра<text:span text:style-name="Placeholder"> </text:span>подготовка<text:span text:style-name="Placeholder"> </text:span>многое<text:span text:style-name="Placeholder"> </text:span>когда<text:span text:style-name="Placeholder"> </text:span>согласно<text:span text:style-name="Placeholder"> </text:span>услуга<text:span text:style-name="Placeholder"> </text:span>немного<text:span text:style-name="Placeholder"> </text:span>главное<text:span text:style-name="Placeholder"> </text:span>многие<text:span text:style-name="Placeholder"> </text:span>угол<text:span text:style-name="Placeholder"> </text:span>главное<text:span text:style-name="Placeholder"> </text:span>коллега<text:span text:style-name="Placeholder"> </text:span>где-то<text:span text:style-name="Placeholder"> </text:span>договор<text:span text:style-name="Placeholder"> </text:span>Германия<text:span text:style-name="Placeholder"> </text:span>господин<text:span text:style-name="Placeholder"> </text:span>долг<text:span text:style-name="Placeholder"> </text:span>август<text:span text:style-name="Placeholder"> </text:span>много<text:span text:style-name="Placeholder"> </text:span>когда-то<text:span text:style-name="Placeholder"> </text:span>категория<text:span text:style-name="Placeholder"> </text:span>гора<text:span text:style-name="Placeholder"> </text:span>враг<text:span text:style-name="Placeholder"> </text:span>строго<text:span text:style-name="Placeholder"> </text:span>налог<text:span text:style-name="Placeholder"> </text:span>торговля<text:span text:style-name="Placeholder"> </text:span>округ<text:span text:style-name="Placeholder"> </text:span>навсегда<text:span text:style-name="Placeholder"> </text:span>говорят<text:span text:style-name="Placeholder"> </text:span>гарантия<text:span text:style-name="Placeholder"> </text:span><text:soft-page-break/>снег<text:span text:style-name="Placeholder"> </text:span>другое<text:span text:style-name="Placeholder"> </text:span>вокруг<text:span text:style-name="Placeholder"> </text:span>погода<text:span text:style-name="Placeholder"> </text:span>Олег<text:span text:style-name="Placeholder"> </text:span>слегка<text:span text:style-name="Placeholder"> </text:span>согласие<text:span text:style-name="Placeholder"> </text:span>порог<text:span text:style-name="Placeholder"> </text:span>полгода<text:span text:style-name="Placeholder"> </text:span>генерал<text:span text:style-name="Placeholder"> </text:span>агентство<text:span text:style-name="Placeholder"> </text:span>логика<text:span text:style-name="Placeholder"> </text:span>нигде<text:span text:style-name="Placeholder"> </text:span>сигнал<text:span text:style-name="Placeholder"> </text:span>стратегия<text:span text:style-name="Placeholder"> </text:span>трагедия<text:span text:style-name="Placeholder"> </text:span>восторг<text:span text:style-name="Placeholder"> </text:span>регулярно<text:span text:style-name="Placeholder"> </text:span>намного<text:span text:style-name="Placeholder"> </text:span>диалог<text:span text:style-name="Placeholder"> </text:span>громко<text:span text:style-name="Placeholder"> </text:span>подруга<text:span text:style-name="Placeholder"> </text:span>тревога<text:span text:style-name="Placeholder"> </text:span>Англия<text:span text:style-name="Placeholder"> </text:span>горе<text:span text:style-name="Placeholder"> </text:span>господи<text:span text:style-name="Placeholder"> </text:span>награда<text:span text:style-name="Placeholder"> </text:span>немного<text:span text:style-name="Placeholder"> </text:span>подвиг<text:span text:style-name="Placeholder"> </text:span>аргумент<text:span text:style-name="Placeholder"> </text:span>уголок<text:span text:style-name="Placeholder"> </text:span>оттого<text:span text:style-name="Placeholder"> </text:span>горло<text:span text:style-name="Placeholder"> </text:span>угодно<text:span text:style-name="Placeholder"> </text:span>мгновение<text:span text:style-name="Placeholder"> </text:span>мягко<text:span text:style-name="Placeholder"> </text:span>городок<text:span text:style-name="Placeholder"> </text:span>мгновенно<text:span text:style-name="Placeholder"> </text:span>надолго<text:span text:style-name="Placeholder"> </text:span>голод<text:span text:style-name="Placeholder"> </text:span>игрок<text:span text:style-name="Placeholder"> </text:span>угодно<text:span text:style-name="Placeholder"> </text:span>легенда<text:span text:style-name="Placeholder"> </text:span>прогресс<text:span text:style-name="Placeholder"> </text:span>могила<text:span text:style-name="Placeholder"> </text:span>регулирование<text:span text:style-name="Placeholder"> </text:span>по-другому<text:span text:style-name="Placeholder"> </text:span>вагон<text:span text:style-name="Placeholder"> </text:span>миг<text:span text:style-name="Placeholder"> </text:span>идеология<text:span text:style-name="Placeholder"> </text:span>сапог<text:span text:style-name="Placeholder"> </text:span>градус<text:span text:style-name="Placeholder"> </text:span>недолго<text:span text:style-name="Placeholder"> </text:span>СНГ<text:span text:style-name="Placeholder"> </text:span>прогулка<text:span text:style-name="Placeholder"> </text:span>Волга<text:span text:style-name="Placeholder"> </text:span>Ленинград<text:span text:style-name="Placeholder"> </text:span>приговор<text:span text:style-name="Placeholder"> </text:span>кругом<text:span text:style-name="Placeholder"> </text:span>ага<text:span text:style-name="Placeholder"> </text:span>агент<text:span text:style-name="Placeholder"> </text:span>сигарета<text:span text:style-name="Placeholder"> </text:span>группировка<text:span text:style-name="Placeholder"> </text:span>килограмм<text:span text:style-name="Placeholder"> </text:span>некогда<text:span text:style-name="Placeholder"> </text:span>гнев<text:span text:style-name="Placeholder"> </text:span>религия<text:span text:style-name="Placeholder"> </text:span>аналог<text:span text:style-name="Placeholder"> </text:span>грустно<text:span text:style-name="Placeholder"> </text:span>гонка<text:span text:style-name="Placeholder"> </text:span>огород<text:span text:style-name="Placeholder"> </text:span>пропаганда<text:span text:style-name="Placeholder"> </text:span>согласование<text:span text:style-name="Placeholder"> </text:span>огонек<text:span text:style-name="Placeholder"> </text:span>ранг<text:span text:style-name="Placeholder"> </text:span>ангел<text:span text:style-name="Placeholder"> </text:span>супруг<text:span text:style-name="Placeholder"> </text:span>голосование<text:span text:style-name="Placeholder"> </text:span>супруга<text:span text:style-name="Placeholder"> </text:span>гармония<text:span text:style-name="Placeholder"> </text:span>педагог<text:span text:style-name="Placeholder"> </text:span>галстук<text:span text:style-name="Placeholder"> </text:span>дорого<text:span text:style-name="Placeholder"> </text:span>грамм<text:span text:style-name="Placeholder"> </text:span>интрига<text:span text:style-name="Placeholder"> </text:span>гордо<text:span text:style-name="Placeholder"> </text:span>легкое<text:span text:style-name="Placeholder"> </text:span>галерея</text:p>
      <text:h text:style-name="Heading_20_3" text:outline-level="3">Зз <text:span text:style-name="HeadingGlagol">Зз</text:span></text:h>
      <text:p text:style-name="P1">из<text:span text:style-name="Placeholder"> </text:span>за<text:span text:style-name="Placeholder"> </text:span>раз<text:span text:style-name="Placeholder"> </text:span>развитие<text:span text:style-name="Placeholder"> </text:span>сразу<text:span text:style-name="Placeholder"> </text:span>назад<text:span text:style-name="Placeholder"> </text:span>закон<text:span text:style-name="Placeholder"> </text:span>из-за<text:span text:style-name="Placeholder"> </text:span>глаз<text:span text:style-name="Placeholder"> </text:span>президент<text:span text:style-name="Placeholder"> </text:span>создание<text:span text:style-name="Placeholder"> </text:span>земля<text:span text:style-name="Placeholder"> </text:span>затем<text:span text:style-name="Placeholder"> </text:span>взгляд<text:span text:style-name="Placeholder"> </text:span>производство<text:span text:style-name="Placeholder"> </text:span>изменение<text:span text:style-name="Placeholder"> </text:span>известно<text:span text:style-name="Placeholder"> </text:span>размер<text:span text:style-name="Placeholder"> </text:span>название<text:span text:style-name="Placeholder"> </text:span>газета<text:span text:style-name="Placeholder"> </text:span>зрение<text:span text:style-name="Placeholder"> </text:span>разговор<text:span text:style-name="Placeholder"> </text:span>зато<text:span text:style-name="Placeholder"> </text:span>гораздо<text:span text:style-name="Placeholder"> </text:span>возраст<text:span text:style-name="Placeholder"> </text:span>анализ<text:span text:style-name="Placeholder"> </text:span>зал<text:span text:style-name="Placeholder"> </text:span>разве<text:span text:style-name="Placeholder"> </text:span>завод<text:span text:style-name="Placeholder"> </text:span>магазин<text:span text:style-name="Placeholder"> </text:span>известие<text:span text:style-name="Placeholder"> </text:span>знание<text:span text:style-name="Placeholder"> </text:span>здание<text:span text:style-name="Placeholder"> </text:span>заявление<text:span text:style-name="Placeholder"> </text:span>праздник<text:span text:style-name="Placeholder"> </text:span>зона<text:span text:style-name="Placeholder"> </text:span>резко<text:span text:style-name="Placeholder"> </text:span>заседание<text:span text:style-name="Placeholder"> </text:span>разумеется<text:span text:style-name="Placeholder"> </text:span>зима<text:span text:style-name="Placeholder"> </text:span>знак<text:span text:style-name="Placeholder"> </text:span>звезда<text:span text:style-name="Placeholder"> </text:span>сознание<text:span text:style-name="Placeholder"> </text:span>поздно<text:span text:style-name="Placeholder"> </text:span>завтра<text:span text:style-name="Placeholder"> </text:span>угроза<text:span text:style-name="Placeholder"> </text:span>рассказ<text:span text:style-name="Placeholder"> </text:span>занятие<text:span text:style-name="Placeholder"> </text:span>произвести<text:span text:style-name="Placeholder"> </text:span>признак<text:span text:style-name="Placeholder"> </text:span>запад<text:span text:style-name="Placeholder"> </text:span>зарплата<text:span text:style-name="Placeholder"> </text:span>газ<text:span text:style-name="Placeholder"> </text:span>запас<text:span text:style-name="Placeholder"> </text:span>заранее<text:span text:style-name="Placeholder"> </text:span>звук<text:span text:style-name="Placeholder"> </text:span>отказ<text:span text:style-name="Placeholder"> </text:span>признание<text:span text:style-name="Placeholder"> </text:span>заказ<text:span text:style-name="Placeholder"> </text:span>сезон<text:span text:style-name="Placeholder"> </text:span>произведение<text:span text:style-name="Placeholder"> </text:span>издание<text:span text:style-name="Placeholder"> </text:span>из-под<text:span text:style-name="Placeholder"> </text:span>слеза<text:span text:style-name="Placeholder"> </text:span>привезти<text:span text:style-name="Placeholder"> </text:span>затрата<text:span text:style-name="Placeholder"> </text:span>кризис<text:span text:style-name="Placeholder"> </text:span>поездка<text:span text:style-name="Placeholder"> </text:span>раз<text:span text:style-name="Placeholder"> </text:span>вниз<text:span text:style-name="Placeholder"> </text:span>телевизор<text:span text:style-name="Placeholder"> </text:span>организм<text:span text:style-name="Placeholder"> </text:span>везде<text:span text:style-name="Placeholder"> </text:span>мозг<text:span text:style-name="Placeholder"> </text:span>повезти<text:span text:style-name="Placeholder"> </text:span>возле<text:span text:style-name="Placeholder"> </text:span>подразделение<text:span text:style-name="Placeholder"> </text:span>неизвестно<text:span text:style-name="Placeholder"> </text:span>указание<text:span text:style-name="Placeholder"> </text:span>приказ<text:span text:style-name="Placeholder"> </text:span>заметно<text:span text:style-name="Placeholder"> </text:span>прогноз<text:span text:style-name="Placeholder"> </text:span>независимо<text:span text:style-name="Placeholder"> </text:span>зря<text:span text:style-name="Placeholder"> </text:span>поезд<text:span text:style-name="Placeholder"> </text:span>зеркало<text:span text:style-name="Placeholder"> </text:span>нагрузка<text:span text:style-name="Placeholder"> </text:span>звонок<text:span text:style-name="Placeholder"> </text:span>изделие<text:span text:style-name="Placeholder"> </text:span>раздел<text:span text:style-name="Placeholder"> </text:span>произнести<text:span text:style-name="Placeholder"> </text:span><text:soft-page-break/>претензия<text:span text:style-name="Placeholder"> </text:span>сказка<text:span text:style-name="Placeholder"> </text:span>визит<text:span text:style-name="Placeholder"> </text:span>звание<text:span text:style-name="Placeholder"> </text:span>задание<text:span text:style-name="Placeholder"> </text:span>организатор<text:span text:style-name="Placeholder"> </text:span>зло<text:span text:style-name="Placeholder"> </text:span>замена<text:span text:style-name="Placeholder"> </text:span>знакомство<text:span text:style-name="Placeholder"> </text:span>заведение<text:span text:style-name="Placeholder"> </text:span>возрасти<text:span text:style-name="Placeholder"> </text:span>везти<text:span text:style-name="Placeholder"> </text:span>золото<text:span text:style-name="Placeholder"> </text:span>завести<text:span text:style-name="Placeholder"> </text:span>возникновение<text:span text:style-name="Placeholder"> </text:span>наказание<text:span text:style-name="Placeholder"> </text:span>замок<text:span text:style-name="Placeholder"> </text:span>узел<text:span text:style-name="Placeholder"> </text:span>мороз<text:span text:style-name="Placeholder"> </text:span>груз<text:span text:style-name="Placeholder"> </text:span>внезапно<text:span text:style-name="Placeholder"> </text:span>указ<text:span text:style-name="Placeholder"> </text:span>записка<text:span text:style-name="Placeholder"> </text:span>вокзал<text:span text:style-name="Placeholder"> </text:span>заслуга<text:span text:style-name="Placeholder"> </text:span>изготовление<text:span text:style-name="Placeholder"> </text:span>Азия<text:span text:style-name="Placeholder"> </text:span>звено<text:span text:style-name="Placeholder"> </text:span>по-разному<text:span text:style-name="Placeholder"> </text:span>внизу<text:span text:style-name="Placeholder"> </text:span>сзади<text:span text:style-name="Placeholder"> </text:span>запрет<text:span text:style-name="Placeholder"> </text:span>заодно<text:span text:style-name="Placeholder"> </text:span>вуз<text:span text:style-name="Placeholder"> </text:span>пауза<text:span text:style-name="Placeholder"> </text:span>здорово<text:span text:style-name="Placeholder"> </text:span>изо<text:span text:style-name="Placeholder"> </text:span>озеро<text:span text:style-name="Placeholder"> </text:span>незаметно<text:span text:style-name="Placeholder"> </text:span>измерение<text:span text:style-name="Placeholder"> </text:span>запрос<text:span text:style-name="Placeholder"> </text:span>лозунг<text:span text:style-name="Placeholder"> </text:span>горизонт<text:span text:style-name="Placeholder"> </text:span>приезд<text:span text:style-name="Placeholder"> </text:span>снизу<text:span text:style-name="Placeholder"> </text:span>заново<text:span text:style-name="Placeholder"> </text:span>разум<text:span text:style-name="Placeholder"> </text:span>разделение<text:span text:style-name="Placeholder"> </text:span>развести<text:span text:style-name="Placeholder"> </text:span>разряд<text:span text:style-name="Placeholder"> </text:span>изнутри<text:span text:style-name="Placeholder"> </text:span>разведка<text:span text:style-name="Placeholder"> </text:span>загадка<text:span text:style-name="Placeholder"> </text:span>подозрение<text:span text:style-name="Placeholder"> </text:span>резерв<text:span text:style-name="Placeholder"> </text:span>роза<text:span text:style-name="Placeholder"> </text:span>заметка<text:span text:style-name="Placeholder"> </text:span>законопроект<text:span text:style-name="Placeholder"> </text:span>Кавказ</text:p>
      <text:h text:style-name="Heading_20_3" text:outline-level="3">Ыы <text:span text:style-name="HeadingGlagol">Ыы</text:span></text:h>
      <text:p text:style-name="P1">мы<text:span text:style-name="Placeholder"> </text:span>вы<text:span text:style-name="Placeholder"> </text:span>ты<text:span text:style-name="Placeholder"> </text:span>опыт<text:span text:style-name="Placeholder"> </text:span>смысл<text:span text:style-name="Placeholder"> </text:span>рынок<text:span text:style-name="Placeholder"> </text:span>данные<text:span text:style-name="Placeholder"> </text:span>язык<text:span text:style-name="Placeholder"> </text:span>впервые<text:span text:style-name="Placeholder"> </text:span>вывод<text:span text:style-name="Placeholder"> </text:span>попытка<text:span text:style-name="Placeholder"> </text:span>сын<text:span text:style-name="Placeholder"> </text:span>вырасти<text:span text:style-name="Placeholder"> </text:span>музыка<text:span text:style-name="Placeholder"> </text:span>высоко<text:span text:style-name="Placeholder"> </text:span>выполнение<text:span text:style-name="Placeholder"> </text:span>высота<text:span text:style-name="Placeholder"> </text:span>открытие<text:span text:style-name="Placeholder"> </text:span>выступление<text:span text:style-name="Placeholder"> </text:span>ныне<text:span text:style-name="Placeholder"> </text:span>выпуск<text:span text:style-name="Placeholder"> </text:span>переговоры<text:span text:style-name="Placeholder"> </text:span>вывести<text:span text:style-name="Placeholder"> </text:span>испытание<text:span text:style-name="Placeholder"> </text:span>выставка<text:span text:style-name="Placeholder"> </text:span>вынести<text:span text:style-name="Placeholder"> </text:span>увы<text:span text:style-name="Placeholder"> </text:span>вызов<text:span text:style-name="Placeholder"> </text:span>крыло<text:span text:style-name="Placeholder"> </text:span>взрыв<text:span text:style-name="Placeholder"> </text:span>призыв<text:span text:style-name="Placeholder"> </text:span>замысел<text:span text:style-name="Placeholder"> </text:span>некоторые<text:span text:style-name="Placeholder"> </text:span>дым<text:span text:style-name="Placeholder"> </text:span>перерыв<text:span text:style-name="Placeholder"> </text:span>стыдно<text:span text:style-name="Placeholder"> </text:span>разрыв<text:span text:style-name="Placeholder"> </text:span>выделение<text:span text:style-name="Placeholder"> </text:span>ссылка<text:span text:style-name="Placeholder"> </text:span>музыкант<text:span text:style-name="Placeholder"> </text:span>выплата<text:span text:style-name="Placeholder"> </text:span>открыто<text:span text:style-name="Placeholder"> </text:span>высказывание<text:span text:style-name="Placeholder"> </text:span>выгода<text:span text:style-name="Placeholder"> </text:span>навык<text:span text:style-name="Placeholder"> </text:span>выстрел<text:span text:style-name="Placeholder"> </text:span>родные<text:span text:style-name="Placeholder"> </text:span>дыра<text:span text:style-name="Placeholder"> </text:span>выявление<text:span text:style-name="Placeholder"> </text:span>порыв<text:span text:style-name="Placeholder"> </text:span>пустыня<text:span text:style-name="Placeholder"> </text:span>покрытие<text:span text:style-name="Placeholder"> </text:span>затылок<text:span text:style-name="Placeholder"> </text:span>выгодно<text:span text:style-name="Placeholder"> </text:span>выпускник<text:span text:style-name="Placeholder"> </text:span>выезд<text:span text:style-name="Placeholder"> </text:span>вылезти<text:span text:style-name="Placeholder"> </text:span>отзыв<text:span text:style-name="Placeholder"> </text:span>отныне<text:span text:style-name="Placeholder"> </text:span>стыд<text:span text:style-name="Placeholder"> </text:span>мысленно<text:span text:style-name="Placeholder"> </text:span>вывезти<text:span text:style-name="Placeholder"> </text:span>прорыв<text:span text:style-name="Placeholder"> </text:span>предпосылка<text:span text:style-name="Placeholder"> </text:span>закрытие<text:span text:style-name="Placeholder"> </text:span>каникулы<text:span text:style-name="Placeholder"> </text:span>сыр<text:span text:style-name="Placeholder"> </text:span>мыло<text:span text:style-name="Placeholder"> </text:span>непрерывно<text:span text:style-name="Placeholder"> </text:span>тыл<text:span text:style-name="Placeholder"> </text:span>рывок<text:span text:style-name="Placeholder"> </text:span>сынок<text:span text:style-name="Placeholder"> </text:span>трусы<text:span text:style-name="Placeholder"> </text:span>аплодисменты<text:span text:style-name="Placeholder"> </text:span>выяснение<text:span text:style-name="Placeholder"> </text:span>простыня<text:span text:style-name="Placeholder"> </text:span>отрывок<text:span text:style-name="Placeholder"> </text:span>Крым<text:span text:style-name="Placeholder"> </text:span>давным-давно<text:span text:style-name="Placeholder"> </text:span>дырка<text:span text:style-name="Placeholder"> </text:span>весы<text:span text:style-name="Placeholder"> </text:span>промысел<text:span text:style-name="Placeholder"> </text:span>вывеска<text:span text:style-name="Placeholder"> </text:span>розыск<text:span text:style-name="Placeholder"> </text:span>пытка<text:span text:style-name="Placeholder"> </text:span>крыса<text:span text:style-name="Placeholder"> </text:span>отрыв<text:span text:style-name="Placeholder"> </text:span>срыв<text:span text:style-name="Placeholder"> </text:span>открытка<text:span text:style-name="Placeholder"> </text:span>выдумка<text:span text:style-name="Placeholder"> </text:span>посылка<text:span text:style-name="Placeholder"> </text:span>выпивка<text:span text:style-name="Placeholder"> </text:span>мемуары<text:span text:style-name="Placeholder"> </text:span>прикрытие<text:span text:style-name="Placeholder"> </text:span>раскрытие<text:span text:style-name="Placeholder"> </text:span>пыл<text:span text:style-name="Placeholder"> </text:span>копыто<text:span text:style-name="Placeholder"> </text:span>осмысление<text:span text:style-name="Placeholder"> </text:span>козырек<text:span text:style-name="Placeholder"> </text:span>консервы<text:span text:style-name="Placeholder"> </text:span>взыскание<text:span text:style-name="Placeholder"> </text:span>святыня<text:span text:style-name="Placeholder"> </text:span>выговор<text:span text:style-name="Placeholder"> </text:span>вывоз<text:span text:style-name="Placeholder"> </text:span>укрытие<text:span text:style-name="Placeholder"> </text:span>владыка<text:span text:style-name="Placeholder"> </text:span>вылет<text:span text:style-name="Placeholder"> </text:span>стык<text:span text:style-name="Placeholder"> </text:span>выписка<text:span text:style-name="Placeholder"> </text:span>пузырек<text:span text:style-name="Placeholder"> </text:span>невыносимо<text:span text:style-name="Placeholder"> </text:span>руины<text:span text:style-name="Placeholder"> </text:span>дымок<text:span text:style-name="Placeholder"> </text:span><text:soft-page-break/>изыскание<text:span text:style-name="Placeholder"> </text:span>развертывание<text:span text:style-name="Placeholder"> </text:span>покрывало<text:span text:style-name="Placeholder"> </text:span>уныние<text:span text:style-name="Placeholder"> </text:span>дымка<text:span text:style-name="Placeholder"> </text:span>лысина<text:span text:style-name="Placeholder"> </text:span>уныло<text:span text:style-name="Placeholder"> </text:span>вынесение<text:span text:style-name="Placeholder"> </text:span>нары<text:span text:style-name="Placeholder"> </text:span>Румыния<text:span text:style-name="Placeholder"> </text:span>умысел<text:span text:style-name="Placeholder"> </text:span>выпад<text:span text:style-name="Placeholder"> </text:span>вскрытие<text:span text:style-name="Placeholder"> </text:span>сыворотка<text:span text:style-name="Placeholder"> </text:span>узы<text:span text:style-name="Placeholder"> </text:span>выкуп<text:span text:style-name="Placeholder"> </text:span>вымысел<text:span text:style-name="Placeholder"> </text:span>помысел<text:span text:style-name="Placeholder"> </text:span>макароны<text:span text:style-name="Placeholder"> </text:span>рыдание<text:span text:style-name="Placeholder"> </text:span>созыв<text:span text:style-name="Placeholder"> </text:span>выздоровление<text:span text:style-name="Placeholder"> </text:span>выползти<text:span text:style-name="Placeholder"> </text:span>выступ<text:span text:style-name="Placeholder"> </text:span>подрыв<text:span text:style-name="Placeholder"> </text:span>корыто<text:span text:style-name="Placeholder"> </text:span>Нидерланды<text:span text:style-name="Placeholder"> </text:span>перекрытие<text:span text:style-name="Placeholder"> </text:span>гордыня<text:span text:style-name="Placeholder"> </text:span>невыполнение<text:span text:style-name="Placeholder"> </text:span>ярлык<text:span text:style-name="Placeholder"> </text:span>апартаменты<text:span text:style-name="Placeholder"> </text:span>поныне<text:span text:style-name="Placeholder"> </text:span>Давыдов<text:span text:style-name="Placeholder"> </text:span>выкрик<text:span text:style-name="Placeholder"> </text:span>отпрыск</text:p>
      <text:h text:style-name="Heading_20_3" text:outline-level="3">Бб <text:span text:style-name="HeadingGlagol">Бб</text:span></text:h>
      <text:p text:style-name="P1">себя<text:span text:style-name="Placeholder"> </text:span>бы<text:span text:style-name="Placeholder"> </text:span>работа<text:span text:style-name="Placeholder"> </text:span>без<text:span text:style-name="Placeholder"> </text:span>более<text:span text:style-name="Placeholder"> </text:span>об<text:span text:style-name="Placeholder"> </text:span>проблема<text:span text:style-name="Placeholder"> </text:span>образ<text:span text:style-name="Placeholder"> </text:span>особенно<text:span text:style-name="Placeholder"> </text:span>более<text:span text:style-name="Placeholder"> </text:span>ребенок<text:span text:style-name="Placeholder"> </text:span>наиболее<text:span text:style-name="Placeholder"> </text:span>событие<text:span text:style-name="Placeholder"> </text:span>оба<text:span text:style-name="Placeholder"> </text:span>быстро<text:span text:style-name="Placeholder"> </text:span>способ<text:span text:style-name="Placeholder"> </text:span>образование<text:span text:style-name="Placeholder"> </text:span>бог<text:span text:style-name="Placeholder"> </text:span>база<text:span text:style-name="Placeholder"> </text:span>требование<text:span text:style-name="Placeholder"> </text:span>выбор<text:span text:style-name="Placeholder"> </text:span>благодаря<text:span text:style-name="Placeholder"> </text:span>либо<text:span text:style-name="Placeholder"> </text:span>разработка<text:span text:style-name="Placeholder"> </text:span>свобода<text:span text:style-name="Placeholder"> </text:span>бизнес<text:span text:style-name="Placeholder"> </text:span>победа<text:span text:style-name="Placeholder"> </text:span>работник<text:span text:style-name="Placeholder"> </text:span>наоборот<text:span text:style-name="Placeholder"> </text:span>приобрести<text:span text:style-name="Placeholder"> </text:span>собственно<text:span text:style-name="Placeholder"> </text:span>бумага<text:span text:style-name="Placeholder"> </text:span>брат<text:span text:style-name="Placeholder"> </text:span>республика<text:span text:style-name="Placeholder"> </text:span>небо<text:span text:style-name="Placeholder"> </text:span>собрание<text:span text:style-name="Placeholder"> </text:span>банк<text:span text:style-name="Placeholder"> </text:span>будто<text:span text:style-name="Placeholder"> </text:span>Борис<text:span text:style-name="Placeholder"> </text:span>оборудование<text:span text:style-name="Placeholder"> </text:span>выборы<text:span text:style-name="Placeholder"> </text:span>клуб<text:span text:style-name="Placeholder"> </text:span>глубина<text:span text:style-name="Placeholder"> </text:span>особо<text:span text:style-name="Placeholder"> </text:span>кабинет<text:span text:style-name="Placeholder"> </text:span>ибо<text:span text:style-name="Placeholder"> </text:span>обстановка<text:span text:style-name="Placeholder"> </text:span>берег<text:span text:style-name="Placeholder"> </text:span>ребята<text:span text:style-name="Placeholder"> </text:span>беседа<text:span text:style-name="Placeholder"> </text:span>будто<text:span text:style-name="Placeholder"> </text:span>безусловно<text:span text:style-name="Placeholder"> </text:span>сбор<text:span text:style-name="Placeholder"> </text:span>набор<text:span text:style-name="Placeholder"> </text:span>беда<text:span text:style-name="Placeholder"> </text:span>обратно<text:span text:style-name="Placeholder"> </text:span>забота<text:span text:style-name="Placeholder"> </text:span>публика<text:span text:style-name="Placeholder"> </text:span>собака<text:span text:style-name="Placeholder"> </text:span>оборот<text:span text:style-name="Placeholder"> </text:span>блок<text:span text:style-name="Placeholder"> </text:span>зуб<text:span text:style-name="Placeholder"> </text:span>глубоко<text:span text:style-name="Placeholder"> </text:span>обмен<text:span text:style-name="Placeholder"> </text:span>губернатор<text:span text:style-name="Placeholder"> </text:span>оборона<text:span text:style-name="Placeholder"> </text:span>труба<text:span text:style-name="Placeholder"> </text:span>бутылка<text:span text:style-name="Placeholder"> </text:span>билет<text:span text:style-name="Placeholder"> </text:span>рыба<text:span text:style-name="Placeholder"> </text:span>якобы<text:span text:style-name="Placeholder"> </text:span>улыбка<text:span text:style-name="Placeholder"> </text:span>Санкт-Петербург<text:span text:style-name="Placeholder"> </text:span>буква<text:span text:style-name="Placeholder"> </text:span>добро<text:span text:style-name="Placeholder"> </text:span>обработка<text:span text:style-name="Placeholder"> </text:span>подробно<text:span text:style-name="Placeholder"> </text:span>губа<text:span text:style-name="Placeholder"> </text:span>обо<text:span text:style-name="Placeholder"> </text:span>обед<text:span text:style-name="Placeholder"> </text:span>бок<text:span text:style-name="Placeholder"> </text:span>приобретение<text:span text:style-name="Placeholder"> </text:span>б<text:span text:style-name="Placeholder"> </text:span>близко<text:span text:style-name="Placeholder"> </text:span>благо<text:span text:style-name="Placeholder"> </text:span>библиотека<text:span text:style-name="Placeholder"> </text:span>яблоко<text:span text:style-name="Placeholder"> </text:span>богатство<text:span text:style-name="Placeholder"> </text:span>автобус<text:span text:style-name="Placeholder"> </text:span>лоб<text:span text:style-name="Placeholder"> </text:span>Петербург<text:span text:style-name="Placeholder"> </text:span>свободно<text:span text:style-name="Placeholder"> </text:span>суббота<text:span text:style-name="Placeholder"> </text:span>прибор<text:span text:style-name="Placeholder"> </text:span>обрести<text:span text:style-name="Placeholder"> </text:span>коробка<text:span text:style-name="Placeholder"> </text:span>трубка<text:span text:style-name="Placeholder"> </text:span>облик<text:span text:style-name="Placeholder"> </text:span>спасибо<text:span text:style-name="Placeholder"> </text:span>заболевание<text:span text:style-name="Placeholder"> </text:span>себе<text:span text:style-name="Placeholder"> </text:span>банка<text:span text:style-name="Placeholder"> </text:span>обвинение<text:span text:style-name="Placeholder"> </text:span>лаборатория<text:span text:style-name="Placeholder"> </text:span>пребывание<text:span text:style-name="Placeholder"> </text:span>удобно<text:span text:style-name="Placeholder"> </text:span>обида<text:span text:style-name="Placeholder"> </text:span>быт<text:span text:style-name="Placeholder"> </text:span>бизнесмен<text:span text:style-name="Placeholder"> </text:span>брак<text:span text:style-name="Placeholder"> </text:span>бригада<text:span text:style-name="Placeholder"> </text:span>баба<text:span text:style-name="Placeholder"> </text:span>бесплатно<text:span text:style-name="Placeholder"> </text:span>забор<text:span text:style-name="Placeholder"> </text:span>баланс<text:span text:style-name="Placeholder"> </text:span>собеседник<text:span text:style-name="Placeholder"> </text:span>преобразование<text:span text:style-name="Placeholder"> </text:span>близкие<text:span text:style-name="Placeholder"> </text:span>подобно<text:span text:style-name="Placeholder"> </text:span>борт<text:span text:style-name="Placeholder"> </text:span>спасибо<text:span text:style-name="Placeholder"> </text:span>облако<text:span text:style-name="Placeholder"> </text:span>слабо<text:span text:style-name="Placeholder"> </text:span>Великобритания<text:span text:style-name="Placeholder"> </text:span>бытие<text:span text:style-name="Placeholder"> </text:span>блеск<text:span text:style-name="Placeholder"> </text:span>гроб<text:span text:style-name="Placeholder"> </text:span>потребление<text:span text:style-name="Placeholder"> </text:span>ботинок<text:span text:style-name="Placeholder"> </text:span>разнообразие<text:span text:style-name="Placeholder"> </text:span>отбор<text:span text:style-name="Placeholder"> </text:span>столб<text:span text:style-name="Placeholder"> </text:span><text:soft-page-break/>бандит<text:span text:style-name="Placeholder"> </text:span>сборник<text:span text:style-name="Placeholder"> </text:span>обидно<text:span text:style-name="Placeholder"> </text:span>пособие<text:span text:style-name="Placeholder"> </text:span>колебание<text:span text:style-name="Placeholder"> </text:span>выработка<text:span text:style-name="Placeholder"> </text:span>спасибо<text:span text:style-name="Placeholder"> </text:span>удобство<text:span text:style-name="Placeholder"> </text:span>баня<text:span text:style-name="Placeholder"> </text:span>битва<text:span text:style-name="Placeholder"> </text:span>грубо<text:span text:style-name="Placeholder"> </text:span>бомба<text:span text:style-name="Placeholder"> </text:span>сугубо<text:span text:style-name="Placeholder"> </text:span>гриб<text:span text:style-name="Placeholder"> </text:span>переработка<text:span text:style-name="Placeholder"> </text:span>дабы<text:span text:style-name="Placeholder"> </text:span>собор<text:span text:style-name="Placeholder"> </text:span>обзор</text:p>
      <text:h text:style-name="Heading_20_3" text:outline-level="3">Чч <text:span text:style-name="HeadingGlagol">Чч</text:span></text:h>
      <text:p text:style-name="P1">что<text:span text:style-name="Placeholder"> </text:span>человек<text:span text:style-name="Placeholder"> </text:span>чтобы<text:span text:style-name="Placeholder"> </text:span>чем<text:span text:style-name="Placeholder"> </text:span>через<text:span text:style-name="Placeholder"> </text:span>число<text:span text:style-name="Placeholder"> </text:span>конечно<text:span text:style-name="Placeholder"> </text:span>начало<text:span text:style-name="Placeholder"> </text:span>ничто<text:span text:style-name="Placeholder"> </text:span>почти<text:span text:style-name="Placeholder"> </text:span>качество<text:span text:style-name="Placeholder"> </text:span>тысяча<text:span text:style-name="Placeholder"> </text:span>час<text:span text:style-name="Placeholder"> </text:span>счет<text:span text:style-name="Placeholder"> </text:span>почему<text:span text:style-name="Placeholder"> </text:span>задача<text:span text:style-name="Placeholder"> </text:span>что-то<text:span text:style-name="Placeholder"> </text:span>причина<text:span text:style-name="Placeholder"> </text:span>количество<text:span text:style-name="Placeholder"> </text:span>достаточно<text:span text:style-name="Placeholder"> </text:span>участие<text:span text:style-name="Placeholder"> </text:span>часто<text:span text:style-name="Placeholder"> </text:span>практически<text:span text:style-name="Placeholder"> </text:span>причем<text:span text:style-name="Placeholder"> </text:span>четыре<text:span text:style-name="Placeholder"> </text:span>точка<text:span text:style-name="Placeholder"> </text:span>течение<text:span text:style-name="Placeholder"> </text:span>впрочем<text:span text:style-name="Placeholder"> </text:span>член<text:span text:style-name="Placeholder"> </text:span>значит<text:span text:style-name="Placeholder"> </text:span>встреча<text:span text:style-name="Placeholder"> </text:span>участник<text:span text:style-name="Placeholder"> </text:span>значение<text:span text:style-name="Placeholder"> </text:span>сначала<text:span text:style-name="Placeholder"> </text:span>обычно<text:span text:style-name="Placeholder"> </text:span>вечер<text:span text:style-name="Placeholder"> </text:span>источник<text:span text:style-name="Placeholder"> </text:span>точно<text:span text:style-name="Placeholder"> </text:span>чувство<text:span text:style-name="Placeholder"> </text:span>отличие<text:span text:style-name="Placeholder"> </text:span>иначе<text:span text:style-name="Placeholder"> </text:span>зачем<text:span text:style-name="Placeholder"> </text:span>учет<text:span text:style-name="Placeholder"> </text:span>наличие<text:span text:style-name="Placeholder"> </text:span>обеспечение<text:span text:style-name="Placeholder"> </text:span>расчет<text:span text:style-name="Placeholder"> </text:span>участок<text:span text:style-name="Placeholder"> </text:span>впечатление<text:span text:style-name="Placeholder"> </text:span>вчера<text:span text:style-name="Placeholder"> </text:span>получение<text:span text:style-name="Placeholder"> </text:span>передача<text:span text:style-name="Placeholder"> </text:span>очевидно<text:span text:style-name="Placeholder"> </text:span>врач<text:span text:style-name="Placeholder"> </text:span>увеличение<text:span text:style-name="Placeholder"> </text:span>почему-то<text:span text:style-name="Placeholder"> </text:span>лично<text:span text:style-name="Placeholder"> </text:span>плечо<text:span text:style-name="Placeholder"> </text:span>прочее<text:span text:style-name="Placeholder"> </text:span>назначение<text:span text:style-name="Placeholder"> </text:span>чиновник<text:span text:style-name="Placeholder"> </text:span>черта<text:span text:style-name="Placeholder"> </text:span>окончание<text:span text:style-name="Placeholder"> </text:span>сотрудничество<text:span text:style-name="Placeholder"> </text:span>изучение<text:span text:style-name="Placeholder"> </text:span>чудо<text:span text:style-name="Placeholder"> </text:span>нечто<text:span text:style-name="Placeholder"> </text:span>девочка<text:span text:style-name="Placeholder"> </text:span>чисто<text:span text:style-name="Placeholder"> </text:span>чтоб<text:span text:style-name="Placeholder"> </text:span>четко<text:span text:style-name="Placeholder"> </text:span>что<text:span text:style-name="Placeholder"> </text:span>честно<text:span text:style-name="Placeholder"> </text:span>нечего<text:span text:style-name="Placeholder"> </text:span>величина<text:span text:style-name="Placeholder"> </text:span>творчество<text:span text:style-name="Placeholder"> </text:span>ограничение<text:span text:style-name="Placeholder"> </text:span>мечта<text:span text:style-name="Placeholder"> </text:span>чтение<text:span text:style-name="Placeholder"> </text:span>сочетание<text:span text:style-name="Placeholder"> </text:span>ученик<text:span text:style-name="Placeholder"> </text:span>человечество<text:span text:style-name="Placeholder"> </text:span>москвич<text:span text:style-name="Placeholder"> </text:span>черт<text:span text:style-name="Placeholder"> </text:span>обучение<text:span text:style-name="Placeholder"> </text:span>почва<text:span text:style-name="Placeholder"> </text:span>отчет<text:span text:style-name="Placeholder"> </text:span>часы<text:span text:style-name="Placeholder"> </text:span>недостаточно<text:span text:style-name="Placeholder"> </text:span>иначе<text:span text:style-name="Placeholder"> </text:span>привычка<text:span text:style-name="Placeholder"> </text:span>навстречу<text:span text:style-name="Placeholder"> </text:span>дача<text:span text:style-name="Placeholder"> </text:span>полномочие<text:span text:style-name="Placeholder"> </text:span>различие<text:span text:style-name="Placeholder"> </text:span>ручка<text:span text:style-name="Placeholder"> </text:span>насчет<text:span text:style-name="Placeholder"> </text:span>отлично<text:span text:style-name="Placeholder"> </text:span>поначалу<text:span text:style-name="Placeholder"> </text:span>чего<text:span text:style-name="Placeholder"> </text:span>добыча<text:span text:style-name="Placeholder"> </text:span>противоречие<text:span text:style-name="Placeholder"> </text:span>чистота<text:span text:style-name="Placeholder"> </text:span>дочка<text:span text:style-name="Placeholder"> </text:span>очки<text:span text:style-name="Placeholder"> </text:span>заказчик<text:span text:style-name="Placeholder"> </text:span>удача<text:span text:style-name="Placeholder"> </text:span>куча<text:span text:style-name="Placeholder"> </text:span>молча<text:span text:style-name="Placeholder"> </text:span>привлечение<text:span text:style-name="Placeholder"> </text:span>лечение<text:span text:style-name="Placeholder"> </text:span>сочинение<text:span text:style-name="Placeholder"> </text:span>кое-что<text:span text:style-name="Placeholder"> </text:span>замечание<text:span text:style-name="Placeholder"> </text:span>луч<text:span text:style-name="Placeholder"> </text:span>кусочек<text:span text:style-name="Placeholder"> </text:span>вначале<text:span text:style-name="Placeholder"> </text:span>вечно<text:span text:style-name="Placeholder"> </text:span>одиночество<text:span text:style-name="Placeholder"> </text:span>Иванович<text:span text:style-name="Placeholder"> </text:span>почта<text:span text:style-name="Placeholder"> </text:span>отчего<text:span text:style-name="Placeholder"> </text:span>частично<text:span text:style-name="Placeholder"> </text:span>молчание<text:span text:style-name="Placeholder"> </text:span>срочно<text:span text:style-name="Placeholder"> </text:span>отчасти<text:span text:style-name="Placeholder"> </text:span>полчаса<text:span text:style-name="Placeholder"> </text:span>учебник<text:span text:style-name="Placeholder"> </text:span>учеба<text:span text:style-name="Placeholder"> </text:span>учение<text:span text:style-name="Placeholder"> </text:span>нынче<text:span text:style-name="Placeholder"> </text:span>отчаяние<text:span text:style-name="Placeholder"> </text:span>неудача<text:span text:style-name="Placeholder"> </text:span>четверг<text:span text:style-name="Placeholder"> </text:span>автоматически<text:span text:style-name="Placeholder"> </text:span>отчетливо<text:span text:style-name="Placeholder"> </text:span>подача<text:span text:style-name="Placeholder"> </text:span>чемпион<text:span text:style-name="Placeholder"> </text:span>чемпионат<text:span text:style-name="Placeholder"> </text:span>карточка<text:span text:style-name="Placeholder"> </text:span>удачно<text:span text:style-name="Placeholder"> </text:span>Николаевич<text:span text:style-name="Placeholder"> </text:span>что-либо<text:span text:style-name="Placeholder"> </text:span>точно<text:span text:style-name="Placeholder"> </text:span>категорически<text:span text:style-name="Placeholder"> </text:span>строчка<text:span text:style-name="Placeholder"> </text:span>отечество<text:span text:style-name="Placeholder"> </text:span>предпочтение<text:span text:style-name="Placeholder"> </text:span>девчонка</text:p>
      <text:h text:style-name="Heading_20_3" text:outline-level="3"><text:soft-page-break/>Ьь <text:span text:style-name="HeadingGlagol">Ьь</text:span></text:h>
      <text:p text:style-name="P2">быть<text:span text:style-name="Placeholder"> </text:span>весь<text:span text:style-name="Placeholder"> </text:span>мочь<text:span text:style-name="Placeholder"> </text:span>только<text:span text:style-name="Placeholder"> </text:span>стать<text:span text:style-name="Placeholder"> </text:span>иметь<text:span text:style-name="Placeholder"> </text:span>день<text:span text:style-name="Placeholder"> </text:span>говорить<text:span text:style-name="Placeholder"> </text:span>очень<text:span text:style-name="Placeholder"> </text:span>сказать<text:span text:style-name="Placeholder"> </text:span>получить<text:span text:style-name="Placeholder"> </text:span>сделать<text:span text:style-name="Placeholder"> </text:span>несколько<text:span text:style-name="Placeholder"> </text:span>часть<text:span text:style-name="Placeholder"> </text:span>знать<text:span text:style-name="Placeholder"> </text:span>работать<text:span text:style-name="Placeholder"> </text:span>теперь<text:span text:style-name="Placeholder"> </text:span>являться<text:span text:style-name="Placeholder"> </text:span>здесь<text:span text:style-name="Placeholder"> </text:span>делать<text:span text:style-name="Placeholder"> </text:span>результат<text:span text:style-name="Placeholder"> </text:span>считать<text:span text:style-name="Placeholder"> </text:span>принять<text:span text:style-name="Placeholder"> </text:span>оказаться<text:span text:style-name="Placeholder"> </text:span>стоить<text:span text:style-name="Placeholder"> </text:span>дать<text:span text:style-name="Placeholder"> </text:span>начать<text:span text:style-name="Placeholder"> </text:span>остаться<text:span text:style-name="Placeholder"> </text:span>область<text:span text:style-name="Placeholder"> </text:span>уровень<text:span text:style-name="Placeholder"> </text:span>давать<text:span text:style-name="Placeholder"> </text:span>видеть<text:span text:style-name="Placeholder"> </text:span>связь<text:span text:style-name="Placeholder"> </text:span>оставаться<text:span text:style-name="Placeholder"> </text:span>деньги<text:span text:style-name="Placeholder"> </text:span>создать<text:span text:style-name="Placeholder"> </text:span>взять<text:span text:style-name="Placeholder"> </text:span>думать<text:span text:style-name="Placeholder"> </text:span>смотреть<text:span text:style-name="Placeholder"> </text:span>путь<text:span text:style-name="Placeholder"> </text:span>власть<text:span text:style-name="Placeholder"> </text:span>называть<text:span text:style-name="Placeholder"> </text:span>следовать<text:span text:style-name="Placeholder"> </text:span>появиться<text:span text:style-name="Placeholder"> </text:span>использовать<text:span text:style-name="Placeholder"> </text:span>представить<text:span text:style-name="Placeholder"> </text:span>смочь<text:span text:style-name="Placeholder"> </text:span>начинать<text:span text:style-name="Placeholder"> </text:span>понимать<text:span text:style-name="Placeholder"> </text:span>показать<text:span text:style-name="Placeholder"> </text:span>ведь<text:span text:style-name="Placeholder"> </text:span>представлять<text:span text:style-name="Placeholder"> </text:span>нельзя<text:span text:style-name="Placeholder"> </text:span>понять<text:span text:style-name="Placeholder"> </text:span>становиться<text:span text:style-name="Placeholder"> </text:span>поставить<text:span text:style-name="Placeholder"> </text:span>заниматься<text:span text:style-name="Placeholder"> </text:span>очередь<text:span text:style-name="Placeholder"> </text:span>позволять<text:span text:style-name="Placeholder"> </text:span>казаться<text:span text:style-name="Placeholder"> </text:span>деятельность<text:span text:style-name="Placeholder"> </text:span>пять<text:span text:style-name="Placeholder"> </text:span>составлять<text:span text:style-name="Placeholder"> </text:span>представитель<text:span text:style-name="Placeholder"> </text:span>получать<text:span text:style-name="Placeholder"> </text:span>роль<text:span text:style-name="Placeholder"> </text:span>принимать<text:span text:style-name="Placeholder"> </text:span>правительство<text:span text:style-name="Placeholder"> </text:span>поскольку<text:span text:style-name="Placeholder"> </text:span>назвать<text:span text:style-name="Placeholder"> </text:span>требовать<text:span text:style-name="Placeholder"> </text:span>удаться<text:span text:style-name="Placeholder"> </text:span>рубль<text:span text:style-name="Placeholder"> </text:span>увидеть<text:span text:style-name="Placeholder"> </text:span>проводить<text:span text:style-name="Placeholder"> </text:span>писать<text:span text:style-name="Placeholder"> </text:span>пытаться<text:span text:style-name="Placeholder"> </text:span>ведь<text:span text:style-name="Placeholder"> </text:span>речь<text:span text:style-name="Placeholder"> </text:span>относиться<text:span text:style-name="Placeholder"> </text:span>отметить<text:span text:style-name="Placeholder"> </text:span>позволить<text:span text:style-name="Placeholder"> </text:span>начаться<text:span text:style-name="Placeholder"> </text:span>отвечать<text:span text:style-name="Placeholder"> </text:span>сколько<text:span text:style-name="Placeholder"> </text:span>бывать<text:span text:style-name="Placeholder"> </text:span>касаться<text:span text:style-name="Placeholder"> </text:span>предлагать<text:span text:style-name="Placeholder"> </text:span>руководитель<text:span text:style-name="Placeholder"> </text:span>играть<text:span text:style-name="Placeholder"> </text:span>борьба<text:span text:style-name="Placeholder"> </text:span>связать<text:span text:style-name="Placeholder"> </text:span>заявить<text:span text:style-name="Placeholder"> </text:span>помочь<text:span text:style-name="Placeholder"> </text:span>семья<text:span text:style-name="Placeholder"> </text:span>установить<text:span text:style-name="Placeholder"> </text:span>написать<text:span text:style-name="Placeholder"> </text:span>весьма<text:span text:style-name="Placeholder"> </text:span>сидеть<text:span text:style-name="Placeholder"> </text:span>степень<text:span text:style-name="Placeholder"> </text:span>рассказать<text:span text:style-name="Placeholder"> </text:span>вернуться<text:span text:style-name="Placeholder"> </text:span><text:span text:style-name="T2">Беларусь</text:span><text:span text:style-name="Placeholder"> </text:span>брать<text:span text:style-name="Placeholder"> </text:span>собираться<text:span text:style-name="Placeholder"> </text:span>использование<text:span text:style-name="Placeholder"> </text:span>статья<text:span text:style-name="Placeholder"> </text:span>заметить<text:span text:style-name="Placeholder"> </text:span>помнить<text:span text:style-name="Placeholder"> </text:span>довольно<text:span text:style-name="Placeholder"> </text:span>ответить<text:span text:style-name="Placeholder"> </text:span>открыть<text:span text:style-name="Placeholder"> </text:span>составить<text:span text:style-name="Placeholder"> </text:span>показывать<text:span text:style-name="Placeholder"> </text:span>попасть<text:span text:style-name="Placeholder"> </text:span>десять<text:span text:style-name="Placeholder"> </text:span>культура<text:span text:style-name="Placeholder"> </text:span>состоять<text:span text:style-name="Placeholder"> </text:span>вызвать<text:span text:style-name="Placeholder"> </text:span>оставить<text:span text:style-name="Placeholder"> </text:span>чуть<text:span text:style-name="Placeholder"> </text:span>рассказывать<text:span text:style-name="Placeholder"> </text:span>судьба<text:span text:style-name="Placeholder"> </text:span>частность<text:span text:style-name="Placeholder"> </text:span>ночь<text:span text:style-name="Placeholder"> </text:span>мысль<text:span text:style-name="Placeholder"> </text:span>посмотреть<text:span text:style-name="Placeholder"> </text:span>определить<text:span text:style-name="Placeholder"> </text:span>зависеть<text:span text:style-name="Placeholder"> </text:span>создавать<text:span text:style-name="Placeholder"> </text:span>искать<text:span text:style-name="Placeholder"> </text:span>опять<text:span text:style-name="Placeholder"> </text:span>вызывать<text:span text:style-name="Placeholder"> </text:span>оказываться<text:span text:style-name="Placeholder"> </text:span>читать<text:span text:style-name="Placeholder"> </text:span>иметься<text:span text:style-name="Placeholder"> </text:span>возникать<text:span text:style-name="Placeholder"> </text:span>стоять<text:span text:style-name="Placeholder"> </text:span>купить<text:span text:style-name="Placeholder"> </text:span>выступать<text:span text:style-name="Placeholder"> </text:span>председатель<text:span text:style-name="Placeholder"> </text:span>столь<text:span text:style-name="Placeholder"> </text:span>участвовать<text:span text:style-name="Placeholder"> </text:span>ставить<text:span text:style-name="Placeholder"> </text:span>занимать<text:span text:style-name="Placeholder"> </text:span>считаться<text:span text:style-name="Placeholder"> </text:span>состояться<text:span text:style-name="Placeholder"> </text:span>выглядеть<text:span text:style-name="Placeholder"> </text:span>узнать<text:span text:style-name="Placeholder"> </text:span>забыть<text:span text:style-name="Placeholder"> </text:span>направить</text:p>
      <text:h text:style-name="Heading_20_3" text:outline-level="3"><text:soft-page-break/>Йй <text:span text:style-name="HeadingGlagol">Йй</text:span></text:h>
      <text:p text:style-name="P1">который<text:span text:style-name="Placeholder"> </text:span>свой<text:span text:style-name="Placeholder"> </text:span>такой<text:span text:style-name="Placeholder"> </text:span>другой<text:span text:style-name="Placeholder"> </text:span>первый<text:span text:style-name="Placeholder"> </text:span>новый<text:span text:style-name="Placeholder"> </text:span>самый<text:span text:style-name="Placeholder"> </text:span>последний<text:span text:style-name="Placeholder"> </text:span>случай<text:span text:style-name="Placeholder"> </text:span>сейчас<text:span text:style-name="Placeholder"> </text:span>какой<text:span text:style-name="Placeholder"> </text:span>главный<text:span text:style-name="Placeholder"> </text:span>второй<text:span text:style-name="Placeholder"> </text:span>высокий<text:span text:style-name="Placeholder"> </text:span>некоторый<text:span text:style-name="Placeholder"> </text:span>основной<text:span text:style-name="Placeholder"> </text:span>многий<text:span text:style-name="Placeholder"> </text:span>полный<text:span text:style-name="Placeholder"> </text:span>пройти<text:span text:style-name="Placeholder"> </text:span>мой<text:span text:style-name="Placeholder"> </text:span>разный<text:span text:style-name="Placeholder"> </text:span>найти<text:span text:style-name="Placeholder"> </text:span>собственный<text:span text:style-name="Placeholder"> </text:span>подобный<text:span text:style-name="Placeholder"> </text:span>известный<text:span text:style-name="Placeholder"> </text:span>какой-то<text:span text:style-name="Placeholder"> </text:span>прийти<text:span text:style-name="Placeholder"> </text:span>государственный<text:span text:style-name="Placeholder"> </text:span>выйти<text:span text:style-name="Placeholder"> </text:span>никакой<text:span text:style-name="Placeholder"> </text:span>действие<text:span text:style-name="Placeholder"> </text:span>иной<text:span text:style-name="Placeholder"> </text:span>простой<text:span text:style-name="Placeholder"> </text:span>пойти<text:span text:style-name="Placeholder"> </text:span>маленький<text:span text:style-name="Placeholder"> </text:span>современный<text:span text:style-name="Placeholder"> </text:span>прийтись<text:span text:style-name="Placeholder"> </text:span>третий<text:span text:style-name="Placeholder"> </text:span>готовый<text:span text:style-name="Placeholder"> </text:span>равный<text:span text:style-name="Placeholder"> </text:span>русский<text:span text:style-name="Placeholder"> </text:span>крупный<text:span text:style-name="Placeholder"> </text:span>особый<text:span text:style-name="Placeholder"> </text:span>действительно<text:span text:style-name="Placeholder"> </text:span>молодой<text:span text:style-name="Placeholder"> </text:span>различный<text:span text:style-name="Placeholder"> </text:span>всякий<text:span text:style-name="Placeholder"> </text:span>старый<text:span text:style-name="Placeholder"> </text:span>данный<text:span text:style-name="Placeholder"> </text:span>сей<text:span text:style-name="Placeholder"> </text:span>далекий<text:span text:style-name="Placeholder"> </text:span>единственный<text:span text:style-name="Placeholder"> </text:span>огромный<text:span text:style-name="Placeholder"> </text:span>скорый<text:span text:style-name="Placeholder"> </text:span>серьезный<text:span text:style-name="Placeholder"> </text:span>отдельный<text:span text:style-name="Placeholder"> </text:span>ранний<text:span text:style-name="Placeholder"> </text:span>произойти<text:span text:style-name="Placeholder"> </text:span>внутренний<text:span text:style-name="Placeholder"> </text:span>местный<text:span text:style-name="Placeholder"> </text:span>средний<text:span text:style-name="Placeholder"> </text:span>сильный<text:span text:style-name="Placeholder"> </text:span>уйти<text:span text:style-name="Placeholder"> </text:span>война<text:span text:style-name="Placeholder"> </text:span>интересный<text:span text:style-name="Placeholder"> </text:span>действовать<text:span text:style-name="Placeholder"> </text:span>низкий<text:span text:style-name="Placeholder"> </text:span>близкий<text:span text:style-name="Placeholder"> </text:span>реальный<text:span text:style-name="Placeholder"> </text:span>мировой<text:span text:style-name="Placeholder"> </text:span>советский<text:span text:style-name="Placeholder"> </text:span>определенный<text:span text:style-name="Placeholder"> </text:span>великий<text:span text:style-name="Placeholder"> </text:span>политический<text:span text:style-name="Placeholder"> </text:span>способный<text:span text:style-name="Placeholder"> </text:span>единый<text:span text:style-name="Placeholder"> </text:span>район<text:span text:style-name="Placeholder"> </text:span>белый<text:span text:style-name="Placeholder"> </text:span>дорогой<text:span text:style-name="Placeholder"> </text:span>легкий<text:span text:style-name="Placeholder"> </text:span>черный<text:span text:style-name="Placeholder"> </text:span>обычный<text:span text:style-name="Placeholder"> </text:span>значительный<text:span text:style-name="Placeholder"> </text:span>войти<text:span text:style-name="Placeholder"> </text:span>Сергей<text:span text:style-name="Placeholder"> </text:span>очередной<text:span text:style-name="Placeholder"> </text:span>прямой<text:span text:style-name="Placeholder"> </text:span>связанный<text:span text:style-name="Placeholder"> </text:span>открытый<text:span text:style-name="Placeholder"> </text:span>американский<text:span text:style-name="Placeholder"> </text:span>красный<text:span text:style-name="Placeholder"> </text:span>рабочий<text:span text:style-name="Placeholder"> </text:span>конкретный<text:span text:style-name="Placeholder"> </text:span>свободный<text:span text:style-name="Placeholder"> </text:span>постоянный<text:span text:style-name="Placeholder"> </text:span>личный<text:span text:style-name="Placeholder"> </text:span>отечественный<text:span text:style-name="Placeholder"> </text:span>чистый<text:span text:style-name="Placeholder"> </text:span>поздний<text:span text:style-name="Placeholder"> </text:span>военный<text:span text:style-name="Placeholder"> </text:span>дополнительный<text:span text:style-name="Placeholder"> </text:span><text:span text:style-name="T3">белорусский</text:span><text:span text:style-name="Placeholder"><text:span text:style-name="T3"> </text:span></text:span>правый<text:span text:style-name="Placeholder"> </text:span>долгий<text:span text:style-name="Placeholder"> </text:span>остальной<text:span text:style-name="Placeholder"> </text:span>короткий<text:span text:style-name="Placeholder"> </text:span>малый<text:span text:style-name="Placeholder"> </text:span>человеческий<text:span text:style-name="Placeholder"> </text:span>нормальный<text:span text:style-name="Placeholder"> </text:span>край<text:span text:style-name="Placeholder"> </text:span>частый<text:span text:style-name="Placeholder"> </text:span>городской<text:span text:style-name="Placeholder"> </text:span>глубокий<text:span text:style-name="Placeholder"> </text:span>быстрый<text:span text:style-name="Placeholder"> </text:span>детский<text:span text:style-name="Placeholder"> </text:span>точный<text:span text:style-name="Placeholder"> </text:span>добрый<text:span text:style-name="Placeholder"> </text:span>активный<text:span text:style-name="Placeholder"> </text:span>народный<text:span text:style-name="Placeholder"> </text:span>частный<text:span text:style-name="Placeholder"> </text:span>красивый<text:span text:style-name="Placeholder"> </text:span>крайний<text:span text:style-name="Placeholder"> </text:span>западный<text:span text:style-name="Placeholder"> </text:span>прочий<text:span text:style-name="Placeholder"> </text:span>прекрасный<text:span text:style-name="Placeholder"> </text:span>летний<text:span text:style-name="Placeholder"> </text:span>научный<text:span text:style-name="Placeholder"> </text:span>какой-нибудь<text:span text:style-name="Placeholder"> </text:span>перейти<text:span text:style-name="Placeholder"> </text:span>некий<text:span text:style-name="Placeholder"> </text:span>европейский<text:span text:style-name="Placeholder"> </text:span>знаменитый<text:span text:style-name="Placeholder"> </text:span>родной<text:span text:style-name="Placeholder"> </text:span>герой<text:span text:style-name="Placeholder"> </text:span>твой<text:span text:style-name="Placeholder"> </text:span>уверенный<text:span text:style-name="Placeholder"> </text:span>массовый<text:span text:style-name="Placeholder"> </text:span>правильный<text:span text:style-name="Placeholder"> </text:span>естественный<text:span text:style-name="Placeholder"> </text:span>май<text:span text:style-name="Placeholder"> </text:span>иностранный<text:span text:style-name="Placeholder"> </text:span>странный<text:span text:style-name="Placeholder"> </text:span>исторический<text:span text:style-name="Placeholder"> </text:span>яркий<text:span text:style-name="Placeholder"> </text:span>мелкий<text:span text:style-name="Placeholder"> </text:span>подойти<text:span text:style-name="Placeholder"> </text:span>богатый<text:span text:style-name="Placeholder"> </text:span>Андрей<text:span text:style-name="Placeholder"> </text:span>знакомый</text:p>
      <text:h text:style-name="Heading_20_3" text:outline-level="3"><text:soft-page-break/>Хх <text:span text:style-name="HeadingGlagol">Хх</text:span></text:h>
      <text:p text:style-name="P1">их<text:span text:style-name="Placeholder"> </text:span>хотеть<text:span text:style-name="Placeholder"> </text:span>хотя<text:span text:style-name="Placeholder"> </text:span>находиться<text:span text:style-name="Placeholder"> </text:span>необходимый<text:span text:style-name="Placeholder"> </text:span>происходить<text:span text:style-name="Placeholder"> </text:span>ход<text:span text:style-name="Placeholder"> </text:span>приходиться<text:span text:style-name="Placeholder"> </text:span>проходить<text:span text:style-name="Placeholder"> </text:span>входить<text:span text:style-name="Placeholder"> </text:span>хотеться<text:span text:style-name="Placeholder"> </text:span>необходимо<text:span text:style-name="Placeholder"> </text:span>характер<text:span text:style-name="Placeholder"> </text:span>плохой<text:span text:style-name="Placeholder"> </text:span>необходимость<text:span text:style-name="Placeholder"> </text:span>приходить<text:span text:style-name="Placeholder"> </text:span>выходить<text:span text:style-name="Placeholder"> </text:span>успех<text:span text:style-name="Placeholder"> </text:span>ходить<text:span text:style-name="Placeholder"> </text:span>выход<text:span text:style-name="Placeholder"> </text:span>технический<text:span text:style-name="Placeholder"> </text:span>уходить<text:span text:style-name="Placeholder"> </text:span>технология<text:span text:style-name="Placeholder"> </text:span>хоть<text:span text:style-name="Placeholder"> </text:span>приехать<text:span text:style-name="Placeholder"> </text:span>техника<text:span text:style-name="Placeholder"> </text:span>во-первых<text:span text:style-name="Placeholder"> </text:span>воздух<text:span text:style-name="Placeholder"> </text:span>Михаил<text:span text:style-name="Placeholder"> </text:span>хватать<text:span text:style-name="Placeholder"> </text:span>дух<text:span text:style-name="Placeholder"> </text:span>подход<text:span text:style-name="Placeholder"> </text:span>хозяин<text:span text:style-name="Placeholder"> </text:span>во-вторых<text:span text:style-name="Placeholder"> </text:span>сохранить<text:span text:style-name="Placeholder"> </text:span>подходить<text:span text:style-name="Placeholder"> </text:span>хотя<text:span text:style-name="Placeholder"> </text:span>хозяйство<text:span text:style-name="Placeholder"> </text:span>механизм<text:span text:style-name="Placeholder"> </text:span>плохо<text:span text:style-name="Placeholder"> </text:span>ехать<text:span text:style-name="Placeholder"> </text:span>переход<text:span text:style-name="Placeholder"> </text:span>находить<text:span text:style-name="Placeholder"> </text:span>схема<text:span text:style-name="Placeholder"> </text:span>исходить<text:span text:style-name="Placeholder"> </text:span>расход<text:span text:style-name="Placeholder"> </text:span>хватить<text:span text:style-name="Placeholder"> </text:span>холодный<text:span text:style-name="Placeholder"> </text:span>доход<text:span text:style-name="Placeholder"> </text:span>поехать<text:span text:style-name="Placeholder"> </text:span>характерный<text:span text:style-name="Placeholder"> </text:span>характеристика<text:span text:style-name="Placeholder"> </text:span>страх<text:span text:style-name="Placeholder"> </text:span>верхний<text:span text:style-name="Placeholder"> </text:span>поверхность<text:span text:style-name="Placeholder"> </text:span>слух<text:span text:style-name="Placeholder"> </text:span>ухо<text:span text:style-name="Placeholder"> </text:span>захотеть<text:span text:style-name="Placeholder"> </text:span>тихий<text:span text:style-name="Placeholder"> </text:span>уехать<text:span text:style-name="Placeholder"> </text:span>сухой<text:span text:style-name="Placeholder"> </text:span>хоть<text:span text:style-name="Placeholder"> </text:span>переходить<text:span text:style-name="Placeholder"> </text:span>охрана<text:span text:style-name="Placeholder"> </text:span>сохранение<text:span text:style-name="Placeholder"> </text:span>кухня<text:span text:style-name="Placeholder"> </text:span>отдых<text:span text:style-name="Placeholder"> </text:span>хлеб<text:span text:style-name="Placeholder"> </text:span>духовный<text:span text:style-name="Placeholder"> </text:span>тихо<text:span text:style-name="Placeholder"> </text:span>уход<text:span text:style-name="Placeholder"> </text:span>сохраниться<text:span text:style-name="Placeholder"> </text:span>сверху<text:span text:style-name="Placeholder"> </text:span>сохранять<text:span text:style-name="Placeholder"> </text:span>вход<text:span text:style-name="Placeholder"> </text:span>запах<text:span text:style-name="Placeholder"> </text:span>вверх<text:span text:style-name="Placeholder"> </text:span>сходить<text:span text:style-name="Placeholder"> </text:span>заходить<text:span text:style-name="Placeholder"> </text:span>хранить<text:span text:style-name="Placeholder"> </text:span>технологический<text:span text:style-name="Placeholder"> </text:span>приход<text:span text:style-name="Placeholder"> </text:span>грех<text:span text:style-name="Placeholder"> </text:span>стихи<text:span text:style-name="Placeholder"> </text:span>смех<text:span text:style-name="Placeholder"> </text:span>храм<text:span text:style-name="Placeholder"> </text:span>неплохо<text:span text:style-name="Placeholder"> </text:span>отдыхать<text:span text:style-name="Placeholder"> </text:span>психологический<text:span text:style-name="Placeholder"> </text:span>дыхание<text:span text:style-name="Placeholder"> </text:span>пахнуть<text:span text:style-name="Placeholder"> </text:span>хозяйственный<text:span text:style-name="Placeholder"> </text:span>ах<text:span text:style-name="Placeholder"> </text:span>химический<text:span text:style-name="Placeholder"> </text:span>неплохой<text:span text:style-name="Placeholder"> </text:span>захватить<text:span text:style-name="Placeholder"> </text:span>хвост<text:span text:style-name="Placeholder"> </text:span>доходить<text:span text:style-name="Placeholder"> </text:span>Христос<text:span text:style-name="Placeholder"> </text:span>холод<text:span text:style-name="Placeholder"> </text:span>сохраняться<text:span text:style-name="Placeholder"> </text:span>хранение<text:span text:style-name="Placeholder"> </text:span>схватить<text:span text:style-name="Placeholder"> </text:span>глухой<text:span text:style-name="Placeholder"> </text:span>обходиться<text:span text:style-name="Placeholder"> </text:span>исход<text:span text:style-name="Placeholder"> </text:span>отдохнуть<text:span text:style-name="Placeholder"> </text:span>храниться<text:span text:style-name="Placeholder"> </text:span>верховный<text:span text:style-name="Placeholder"> </text:span>хозяйка<text:span text:style-name="Placeholder"> </text:span>вздохнуть<text:span text:style-name="Placeholder"> </text:span>охватить<text:span text:style-name="Placeholder"> </text:span>охота<text:span text:style-name="Placeholder"> </text:span>верх<text:span text:style-name="Placeholder"> </text:span>исходный<text:span text:style-name="Placeholder"> </text:span>захотеться<text:span text:style-name="Placeholder"> </text:span>охотно<text:span text:style-name="Placeholder"> </text:span>механический<text:span text:style-name="Placeholder"> </text:span>худой<text:span text:style-name="Placeholder"> </text:span>рухнуть<text:span text:style-name="Placeholder"> </text:span>архитектура<text:span text:style-name="Placeholder"> </text:span>вслух<text:span text:style-name="Placeholder"> </text:span>холодно<text:span text:style-name="Placeholder"> </text:span>поход<text:span text:style-name="Placeholder"> </text:span>переехать<text:span text:style-name="Placeholder"> </text:span>охватывать<text:span text:style-name="Placeholder"> </text:span>охранять<text:span text:style-name="Placeholder"> </text:span>психология<text:span text:style-name="Placeholder"> </text:span>хор<text:span text:style-name="Placeholder"> </text:span>правоохранительный<text:span text:style-name="Placeholder"> </text:span>в-третьих<text:span text:style-name="Placeholder"> </text:span>характеризовать<text:span text:style-name="Placeholder"> </text:span>сахар<text:span text:style-name="Placeholder"> </text:span>выходной<text:span text:style-name="Placeholder"> </text:span>архив<text:span text:style-name="Placeholder"> </text:span>ох<text:span text:style-name="Placeholder"> </text:span>махнуть<text:span text:style-name="Placeholder"> </text:span>проехать<text:span text:style-name="Placeholder"> </text:span>похоронить<text:span text:style-name="Placeholder"> </text:span>походить<text:span text:style-name="Placeholder"> </text:span>подхватить<text:span text:style-name="Placeholder"> </text:span>хитрый<text:span text:style-name="Placeholder"> </text:span>отходить<text:span text:style-name="Placeholder"> </text:span>архитектор<text:span text:style-name="Placeholder"> </text:span>христианский<text:span text:style-name="Placeholder"> </text:span>выехать<text:span text:style-name="Placeholder"> </text:span>сходство<text:span text:style-name="Placeholder"> </text:span>сельскохозяйственный<text:span text:style-name="Placeholder"> </text:span>холодильник<text:span text:style-name="Placeholder"> </text:span>халат</text:p>
      <text:h text:style-name="P31" text:outline-level="3"><text:soft-page-break/>Юю <text:span text:style-name="HeadingGlagol">Юю</text:span></text:h>
      <text:p text:style-name="P1">любой<text:span text:style-name="Placeholder"> </text:span>любить<text:span text:style-name="Placeholder"> </text:span>полностью<text:span text:style-name="Placeholder"> </text:span>любовь<text:span text:style-name="Placeholder"> </text:span>союз<text:span text:style-name="Placeholder"> </text:span>включать<text:span text:style-name="Placeholder"> </text:span>любимый<text:span text:style-name="Placeholder"> </text:span>исключение<text:span text:style-name="Placeholder"> </text:span>абсолютно<text:span text:style-name="Placeholder"> </text:span>июнь<text:span text:style-name="Placeholder"> </text:span>сюда<text:span text:style-name="Placeholder"> </text:span>заключаться<text:span text:style-name="Placeholder"> </text:span>наблюдать<text:span text:style-name="Placeholder"> </text:span>заключение<text:span text:style-name="Placeholder"> </text:span>включить<text:span text:style-name="Placeholder"> </text:span>июль<text:span text:style-name="Placeholder"> </text:span>включая<text:span text:style-name="Placeholder"> </text:span>отсюда<text:span text:style-name="Placeholder"> </text:span>исключить<text:span text:style-name="Placeholder"> </text:span>заключить<text:span text:style-name="Placeholder"> </text:span>юридический<text:span text:style-name="Placeholder"> </text:span>ключевой<text:span text:style-name="Placeholder"> </text:span>наблюдение<text:span text:style-name="Placeholder"> </text:span>ключ<text:span text:style-name="Placeholder"> </text:span>компьютер<text:span text:style-name="Placeholder"> </text:span>наблюдаться<text:span text:style-name="Placeholder"> </text:span>отнюдь<text:span text:style-name="Placeholder"> </text:span>интервью<text:span text:style-name="Placeholder"> </text:span>абсолютный<text:span text:style-name="Placeholder"> </text:span>исключительно<text:span text:style-name="Placeholder"> </text:span>юный<text:span text:style-name="Placeholder"> </text:span>костюм<text:span text:style-name="Placeholder"> </text:span>любитель<text:span text:style-name="Placeholder"> </text:span>зачастую<text:span text:style-name="Placeholder"> </text:span>плюс<text:span text:style-name="Placeholder"> </text:span>тюрьма<text:span text:style-name="Placeholder"> </text:span>юг<text:span text:style-name="Placeholder"> </text:span>исключительно<text:span text:style-name="Placeholder"> </text:span>любопытный<text:span text:style-name="Placeholder"> </text:span>исключать<text:span text:style-name="Placeholder"> </text:span>соблюдение<text:span text:style-name="Placeholder"> </text:span>компьютерный<text:span text:style-name="Placeholder"> </text:span>соблюдать<text:span text:style-name="Placeholder"> </text:span>юность<text:span text:style-name="Placeholder"> </text:span>юбилей<text:span text:style-name="Placeholder"> </text:span>напрямую<text:span text:style-name="Placeholder"> </text:span>полюбить<text:span text:style-name="Placeholder"> </text:span>любопытство<text:span text:style-name="Placeholder"> </text:span>блюдо<text:span text:style-name="Placeholder"> </text:span>включение<text:span text:style-name="Placeholder"> </text:span>юмор<text:span text:style-name="Placeholder"> </text:span>иллюзия<text:span text:style-name="Placeholder"> </text:span>бюро<text:span text:style-name="Placeholder"> </text:span>Нью-Йорк<text:span text:style-name="Placeholder"> </text:span>исключительный<text:span text:style-name="Placeholder"> </text:span>плюс<text:span text:style-name="Placeholder"> </text:span>уютный<text:span text:style-name="Placeholder"> </text:span>брюки<text:span text:style-name="Placeholder"> </text:span>всюду<text:span text:style-name="Placeholder"> </text:span>юрист<text:span text:style-name="Placeholder"> </text:span>валюта<text:span text:style-name="Placeholder"> </text:span>Людмила<text:span text:style-name="Placeholder"> </text:span>приключение<text:span text:style-name="Placeholder"> </text:span>союзник<text:span text:style-name="Placeholder"> </text:span>наблюдатель<text:span text:style-name="Placeholder"> </text:span>заключать<text:span text:style-name="Placeholder"> </text:span>сюрприз<text:span text:style-name="Placeholder"> </text:span>включаться<text:span text:style-name="Placeholder"> </text:span>любоваться<text:span text:style-name="Placeholder"> </text:span>повсюду<text:span text:style-name="Placeholder"> </text:span>юбка<text:span text:style-name="Placeholder"> </text:span>любовный<text:span text:style-name="Placeholder"> </text:span>заключительный<text:span text:style-name="Placeholder"> </text:span>любопытно<text:span text:style-name="Placeholder"> </text:span>людской<text:span text:style-name="Placeholder"> </text:span>вплотную<text:span text:style-name="Placeholder"> </text:span>выключить<text:span text:style-name="Placeholder"> </text:span>плюнуть<text:span text:style-name="Placeholder"> </text:span>валютный<text:span text:style-name="Placeholder"> </text:span>рюмка<text:span text:style-name="Placeholder"> </text:span>колючий<text:span text:style-name="Placeholder"> </text:span>крючок<text:span text:style-name="Placeholder"> </text:span>юбилейный<text:span text:style-name="Placeholder"> </text:span>влюбиться<text:span text:style-name="Placeholder"> </text:span>вовсю<text:span text:style-name="Placeholder"> </text:span>Юлия<text:span text:style-name="Placeholder"> </text:span>алюминиевый<text:span text:style-name="Placeholder"> </text:span>заключенный<text:span text:style-name="Placeholder"> </text:span>челюсть<text:span text:style-name="Placeholder"> </text:span>влюбить<text:span text:style-name="Placeholder"> </text:span>тюремный<text:span text:style-name="Placeholder"> </text:span>отключить<text:span text:style-name="Placeholder"> </text:span>уютно<text:span text:style-name="Placeholder"> </text:span>влюбленный<text:span text:style-name="Placeholder"> </text:span>любезный<text:span text:style-name="Placeholder"> </text:span>включиться<text:span text:style-name="Placeholder"> </text:span>меню<text:span text:style-name="Placeholder"> </text:span>любовник<text:span text:style-name="Placeholder"> </text:span>нюанс<text:span text:style-name="Placeholder"> </text:span>кастрюля<text:span text:style-name="Placeholder"> </text:span>ЮКОС<text:span text:style-name="Placeholder"> </text:span>бюрократический<text:span text:style-name="Placeholder"> </text:span>подключить<text:span text:style-name="Placeholder"> </text:span>двоюродный<text:span text:style-name="Placeholder"> </text:span>слюна<text:span text:style-name="Placeholder"> </text:span>полюс<text:span text:style-name="Placeholder"> </text:span>угрюмый<text:span text:style-name="Placeholder"> </text:span>туда-сюда<text:span text:style-name="Placeholder"> </text:span>союзный<text:span text:style-name="Placeholder"> </text:span>любезно<text:span text:style-name="Placeholder"> </text:span>купюра<text:span text:style-name="Placeholder"> </text:span>вручную<text:span text:style-name="Placeholder"> </text:span>всесоюзный<text:span text:style-name="Placeholder"> </text:span>люк<text:span text:style-name="Placeholder"> </text:span>уют<text:span text:style-name="Placeholder"> </text:span>Югославия<text:span text:style-name="Placeholder"> </text:span>люстра<text:span text:style-name="Placeholder"> </text:span>брюхо<text:span text:style-name="Placeholder"> </text:span>самолюбие<text:span text:style-name="Placeholder"> </text:span>бюллетень<text:span text:style-name="Placeholder"> </text:span>полюбоваться<text:span text:style-name="Placeholder"> </text:span>иллюстрировать<text:span text:style-name="Placeholder"> </text:span>алюминий<text:span text:style-name="Placeholder"> </text:span>наблюдательный<text:span text:style-name="Placeholder"> </text:span>продюсер<text:span text:style-name="Placeholder"> </text:span>вонючий<text:span text:style-name="Placeholder"> </text:span>юго-восточный<text:span text:style-name="Placeholder"> </text:span>приют<text:span text:style-name="Placeholder"> </text:span>миниатюрный<text:span text:style-name="Placeholder"> </text:span>исключаться<text:span text:style-name="Placeholder"> </text:span>дебют<text:span text:style-name="Placeholder"> </text:span>возлюбленная<text:span text:style-name="Placeholder"> </text:span>рюкзак<text:span text:style-name="Placeholder"> </text:span>соблюдаться<text:span text:style-name="Placeholder"> </text:span>трюк<text:span text:style-name="Placeholder"> </text:span>отовсюду<text:span text:style-name="Placeholder"> </text:span>бюрократия<text:span text:style-name="Placeholder"> </text:span>соблюсти<text:span text:style-name="Placeholder"> </text:span>крюк<text:span text:style-name="Placeholder"> </text:span>вестибюль<text:span text:style-name="Placeholder"> </text:span><text:soft-page-break/>юридически<text:span text:style-name="Placeholder"> </text:span>салют<text:span text:style-name="Placeholder"> </text:span>подключение<text:span text:style-name="Placeholder"> </text:span>лютый<text:span text:style-name="Placeholder"> </text:span>нью-йоркский<text:span text:style-name="Placeholder"> </text:span>ювелирный<text:span text:style-name="Placeholder"> </text:span>утюг</text:p>
      <text:h text:style-name="Heading_20_3" text:outline-level="3">Жж <text:span text:style-name="HeadingGlagol">Жж</text:span></text:h>
      <text:p text:style-name="P1">же<text:span text:style-name="Placeholder"> </text:span>уже<text:span text:style-name="Placeholder"> </text:span>можно<text:span text:style-name="Placeholder"> </text:span>даже<text:span text:style-name="Placeholder"> </text:span>должен<text:span text:style-name="Placeholder"> </text:span>каждый<text:span text:style-name="Placeholder"> </text:span>также<text:span text:style-name="Placeholder"> </text:span>жизнь<text:span text:style-name="Placeholder"> </text:span>между<text:span text:style-name="Placeholder"> </text:span>возможность<text:span text:style-name="Placeholder"> </text:span>тоже<text:span text:style-name="Placeholder"> </text:span>жить<text:span text:style-name="Placeholder"> </text:span>важный<text:span text:style-name="Placeholder"> </text:span>нужно<text:span text:style-name="Placeholder"> </text:span>нужный<text:span text:style-name="Placeholder"> </text:span>положение<text:span text:style-name="Placeholder"> </text:span>возможный<text:span text:style-name="Placeholder"> </text:span>ждать<text:span text:style-name="Placeholder"> </text:span>предложить<text:span text:style-name="Placeholder"> </text:span>даже<text:span text:style-name="Placeholder"> </text:span>продолжать<text:span text:style-name="Placeholder"> </text:span>уж<text:span text:style-name="Placeholder"> </text:span>международный<text:span text:style-name="Placeholder"> </text:span>сложный<text:span text:style-name="Placeholder"> </text:span>прежде<text:span text:style-name="Placeholder"> </text:span>возможно<text:span text:style-name="Placeholder"> </text:span>служба<text:span text:style-name="Placeholder"> </text:span>движение<text:span text:style-name="Placeholder"> </text:span>живой<text:span text:style-name="Placeholder"> </text:span>гражданин<text:span text:style-name="Placeholder"> </text:span>предложение<text:span text:style-name="Placeholder"> </text:span>лежать<text:span text:style-name="Placeholder"> </text:span>поддержка<text:span text:style-name="Placeholder"> </text:span>желание<text:span text:style-name="Placeholder"> </text:span>тяжелый<text:span text:style-name="Placeholder"> </text:span>служить<text:span text:style-name="Placeholder"> </text:span>похожий<text:span text:style-name="Placeholder"> </text:span>журнал<text:span text:style-name="Placeholder"> </text:span>содержание<text:span text:style-name="Placeholder"> </text:span>невозможно<text:span text:style-name="Placeholder"> </text:span>надежда<text:span text:style-name="Placeholder"> </text:span>принадлежать<text:span text:style-name="Placeholder"> </text:span>утверждать<text:span text:style-name="Placeholder"> </text:span>жена<text:span text:style-name="Placeholder"> </text:span>обнаружить<text:span text:style-name="Placeholder"> </text:span>сожаление<text:span text:style-name="Placeholder"> </text:span>ожидать<text:span text:style-name="Placeholder"> </text:span>держать<text:span text:style-name="Placeholder"> </text:span>желать<text:span text:style-name="Placeholder"> </text:span>житель<text:span text:style-name="Placeholder"> </text:span>мужчина<text:span text:style-name="Placeholder"> </text:span>режим<text:span text:style-name="Placeholder"> </text:span>бюджет<text:span text:style-name="Placeholder"> </text:span>множество<text:span text:style-name="Placeholder"> </text:span>положить<text:span text:style-name="Placeholder"> </text:span>сложиться<text:span text:style-name="Placeholder"> </text:span>может<text:span text:style-name="Placeholder"> </text:span>поддерживать<text:span text:style-name="Placeholder"> </text:span>достижение<text:span text:style-name="Placeholder"> </text:span>гражданский<text:span text:style-name="Placeholder"> </text:span>чужой<text:span text:style-name="Placeholder"> </text:span>прежний<text:span text:style-name="Placeholder"> </text:span>продажа<text:span text:style-name="Placeholder"> </text:span>жесткий<text:span text:style-name="Placeholder"> </text:span>содержать<text:span text:style-name="Placeholder"> </text:span>расположить<text:span text:style-name="Placeholder"> </text:span>однажды<text:span text:style-name="Placeholder"> </text:span>должно<text:span text:style-name="Placeholder"> </text:span>по-прежнему<text:span text:style-name="Placeholder"> </text:span>продолжаться<text:span text:style-name="Placeholder"> </text:span>же<text:span text:style-name="Placeholder"> </text:span>рождение<text:span text:style-name="Placeholder"> </text:span>муж<text:span text:style-name="Placeholder"> </text:span>ж<text:span text:style-name="Placeholder"> </text:span>пожалуй<text:span text:style-name="Placeholder"> </text:span>важно<text:span text:style-name="Placeholder"> </text:span>прежде<text:span text:style-name="Placeholder"> </text:span>журналист<text:span text:style-name="Placeholder"> </text:span>невозможный<text:span text:style-name="Placeholder"> </text:span>кажется<text:span text:style-name="Placeholder"> </text:span>уж<text:span text:style-name="Placeholder"> </text:span>выражение<text:span text:style-name="Placeholder"> </text:span>скажем<text:span text:style-name="Placeholder"> </text:span>оружие<text:span text:style-name="Placeholder"> </text:span>нижний<text:span text:style-name="Placeholder"> </text:span>должность<text:span text:style-name="Placeholder"> </text:span>жертва<text:span text:style-name="Placeholder"> </text:span>снижение<text:span text:style-name="Placeholder"> </text:span>женский<text:span text:style-name="Placeholder"> </text:span>свежий<text:span text:style-name="Placeholder"> </text:span>поддержать<text:span text:style-name="Placeholder"> </text:span>рубеж<text:span text:style-name="Placeholder"> </text:span>бежать<text:span text:style-name="Placeholder"> </text:span>неожиданно<text:span text:style-name="Placeholder"> </text:span>положительный<text:span text:style-name="Placeholder"> </text:span>обсуждение<text:span text:style-name="Placeholder"> </text:span>одежда<text:span text:style-name="Placeholder"> </text:span>художник<text:span text:style-name="Placeholder"> </text:span>зарубежный<text:span text:style-name="Placeholder"> </text:span>приезжать<text:span text:style-name="Placeholder"> </text:span>железный<text:span text:style-name="Placeholder"> </text:span>учреждение<text:span text:style-name="Placeholder"> </text:span>нуждаться<text:span text:style-name="Placeholder"> </text:span>держаться<text:span text:style-name="Placeholder"> </text:span>ужас<text:span text:style-name="Placeholder"> </text:span>южный<text:span text:style-name="Placeholder"> </text:span>надежный<text:span text:style-name="Placeholder"> </text:span>художественный<text:span text:style-name="Placeholder"> </text:span>похоже<text:span text:style-name="Placeholder"> </text:span>обсуждать<text:span text:style-name="Placeholder"> </text:span>неожиданный<text:span text:style-name="Placeholder"> </text:span>ожидание<text:span text:style-name="Placeholder"> </text:span>молодежь<text:span text:style-name="Placeholder"> </text:span>продолжить<text:span text:style-name="Placeholder"> </text:span>пожалуйста<text:span text:style-name="Placeholder"> </text:span>продолжение<text:span text:style-name="Placeholder"> </text:span>заложить<text:span text:style-name="Placeholder"> </text:span>животное<text:span text:style-name="Placeholder"> </text:span>жизненный<text:span text:style-name="Placeholder"> </text:span>кожа<text:span text:style-name="Placeholder"> </text:span>мужской<text:span text:style-name="Placeholder"> </text:span>выдержать<text:span text:style-name="Placeholder"> </text:span>сложность<text:span text:style-name="Placeholder"> </text:span>прожить<text:span text:style-name="Placeholder"> </text:span>уважение<text:span text:style-name="Placeholder"> </text:span>неужели<text:span text:style-name="Placeholder"> </text:span>утверждение<text:span text:style-name="Placeholder"> </text:span>предположить<text:span text:style-name="Placeholder"> </text:span>подтверждать<text:span text:style-name="Placeholder"> </text:span>денежный<text:span text:style-name="Placeholder"> </text:span>переживать<text:span text:style-name="Placeholder"> </text:span>тяжело<text:span text:style-name="Placeholder"> </text:span>протяжение<text:span text:style-name="Placeholder"> </text:span>распоряжение<text:span text:style-name="Placeholder"> </text:span>книжка<text:span text:style-name="Placeholder"> </text:span>нужда<text:span text:style-name="Placeholder"> </text:span>дождь<text:span text:style-name="Placeholder"> </text:span>вынужденный<text:span text:style-name="Placeholder"> </text:span>отражать<text:span text:style-name="Placeholder"> </text:span>обслуживание<text:span text:style-name="Placeholder"> </text:span>мужик<text:span text:style-name="Placeholder"> </text:span><text:soft-page-break/>жилье<text:span text:style-name="Placeholder"> </text:span>противоположный<text:span text:style-name="Placeholder"> </text:span>желтый<text:span text:style-name="Placeholder"> </text:span>пережить<text:span text:style-name="Placeholder"> </text:span>избежать<text:span text:style-name="Placeholder"> </text:span>инженер<text:span text:style-name="Placeholder"> </text:span>происхождение<text:span text:style-name="Placeholder"> </text:span>дружба<text:span text:style-name="Placeholder"> </text:span>содержаться</text:p>
      <text:h text:style-name="Heading_20_3" text:outline-level="3">Шш <text:span text:style-name="HeadingGlagol">Шш</text:span></text:h>
      <text:p text:style-name="P1">наш<text:span text:style-name="Placeholder"> </text:span>большой<text:span text:style-name="Placeholder"> </text:span>лишь<text:span text:style-name="Placeholder"> </text:span>отношение<text:span text:style-name="Placeholder"> </text:span>лучший<text:span text:style-name="Placeholder"> </text:span>решение<text:span text:style-name="Placeholder"> </text:span>решить<text:span text:style-name="Placeholder"> </text:span>хороший<text:span text:style-name="Placeholder"> </text:span>хорошо<text:span text:style-name="Placeholder"> </text:span>больше<text:span text:style-name="Placeholder"> </text:span>ваш<text:span text:style-name="Placeholder"> </text:span>прошлый<text:span text:style-name="Placeholder"> </text:span>больше<text:span text:style-name="Placeholder"> </text:span>большинство<text:span text:style-name="Placeholder"> </text:span>совершенно<text:span text:style-name="Placeholder"> </text:span>небольшой<text:span text:style-name="Placeholder"> </text:span>машина<text:span text:style-name="Placeholder"> </text:span>широкий<text:span text:style-name="Placeholder"> </text:span>нынешний<text:span text:style-name="Placeholder"> </text:span>слишком<text:span text:style-name="Placeholder"> </text:span>школа<text:span text:style-name="Placeholder"> </text:span>душа<text:span text:style-name="Placeholder"> </text:span>больший<text:span text:style-name="Placeholder"> </text:span>бывший<text:span text:style-name="Placeholder"> </text:span>ближайший<text:span text:style-name="Placeholder"> </text:span>США<text:span text:style-name="Placeholder"> </text:span>шаг<text:span text:style-name="Placeholder"> </text:span>дальнейший<text:span text:style-name="Placeholder"> </text:span>высший<text:span text:style-name="Placeholder"> </text:span>внешний<text:span text:style-name="Placeholder"> </text:span>решать<text:span text:style-name="Placeholder"> </text:span>слышать<text:span text:style-name="Placeholder"> </text:span>шесть<text:span text:style-name="Placeholder"> </text:span>сегодняшний<text:span text:style-name="Placeholder"> </text:span>повышение<text:span text:style-name="Placeholder"> </text:span>старший<text:span text:style-name="Placeholder"> </text:span>меньше<text:span text:style-name="Placeholder"> </text:span>страшный<text:span text:style-name="Placeholder"> </text:span>слушать<text:span text:style-name="Placeholder"> </text:span>спрашивать<text:span text:style-name="Placeholder"> </text:span>ошибка<text:span text:style-name="Placeholder"> </text:span>прошлое<text:span text:style-name="Placeholder"> </text:span>мешать<text:span text:style-name="Placeholder"> </text:span>услышать<text:span text:style-name="Placeholder"> </text:span>девушка<text:span text:style-name="Placeholder"> </text:span>лучше<text:span text:style-name="Placeholder"> </text:span>нарушение<text:span text:style-name="Placeholder"> </text:span>лишний<text:span text:style-name="Placeholder"> </text:span>совершить<text:span text:style-name="Placeholder"> </text:span>дешевый<text:span text:style-name="Placeholder"> </text:span>широко<text:span text:style-name="Placeholder"> </text:span>успешно<text:span text:style-name="Placeholder"> </text:span>домашний<text:span text:style-name="Placeholder"> </text:span>меньший<text:span text:style-name="Placeholder"> </text:span>промышленность<text:span text:style-name="Placeholder"> </text:span>масштаб<text:span text:style-name="Placeholder"> </text:span>превышать<text:span text:style-name="Placeholder"> </text:span>крупнейший<text:span text:style-name="Placeholder"> </text:span>шанс<text:span text:style-name="Placeholder"> </text:span>разрешение<text:span text:style-name="Placeholder"> </text:span>разрешить<text:span text:style-name="Placeholder"> </text:span>промышленный<text:span text:style-name="Placeholder"> </text:span>страшно<text:span text:style-name="Placeholder"> </text:span>крыша<text:span text:style-name="Placeholder"> </text:span>успешный<text:span text:style-name="Placeholder"> </text:span>важнейший<text:span text:style-name="Placeholder"> </text:span>решаться<text:span text:style-name="Placeholder"> </text:span>лишить<text:span text:style-name="Placeholder"> </text:span>штат<text:span text:style-name="Placeholder"> </text:span>соглашение<text:span text:style-name="Placeholder"> </text:span>спешить<text:span text:style-name="Placeholder"> </text:span>шум<text:span text:style-name="Placeholder"> </text:span>штука<text:span text:style-name="Placeholder"> </text:span>совершать<text:span text:style-name="Placeholder"> </text:span>наибольший<text:span text:style-name="Placeholder"> </text:span>завершить<text:span text:style-name="Placeholder"> </text:span>повышенный<text:span text:style-name="Placeholder"> </text:span>шутка<text:span text:style-name="Placeholder"> </text:span>младший<text:span text:style-name="Placeholder"> </text:span>расширение<text:span text:style-name="Placeholder"> </text:span>приглашать<text:span text:style-name="Placeholder"> </text:span>школьный<text:span text:style-name="Placeholder"> </text:span>бабушка<text:span text:style-name="Placeholder"> </text:span>решиться<text:span text:style-name="Placeholder"> </text:span>шея<text:span text:style-name="Placeholder"> </text:span>воздушный<text:span text:style-name="Placeholder"> </text:span>дышать<text:span text:style-name="Placeholder"> </text:span>смешной<text:span text:style-name="Placeholder"> </text:span>хорошо<text:span text:style-name="Placeholder"> </text:span>улучшение<text:span text:style-name="Placeholder"> </text:span>нарушить<text:span text:style-name="Placeholder"> </text:span>тишина<text:span text:style-name="Placeholder"> </text:span>соотношение<text:span text:style-name="Placeholder"> </text:span>завершение<text:span text:style-name="Placeholder"> </text:span>шестой<text:span text:style-name="Placeholder"> </text:span>взаимоотношения<text:span text:style-name="Placeholder"> </text:span>разрушить<text:span text:style-name="Placeholder"> </text:span>нарушать<text:span text:style-name="Placeholder"> </text:span>сплошной<text:span text:style-name="Placeholder"> </text:span>решительно<text:span text:style-name="Placeholder"> </text:span>повышать<text:span text:style-name="Placeholder"> </text:span>путешествие<text:span text:style-name="Placeholder"> </text:span>Пушкин<text:span text:style-name="Placeholder"> </text:span>помешать<text:span text:style-name="Placeholder"> </text:span>душевный<text:span text:style-name="Placeholder"> </text:span>лошадь<text:span text:style-name="Placeholder"> </text:span>расширить<text:span text:style-name="Placeholder"> </text:span>послушать<text:span text:style-name="Placeholder"> </text:span>минувший<text:span text:style-name="Placeholder"> </text:span>вчерашний<text:span text:style-name="Placeholder"> </text:span>вершина<text:span text:style-name="Placeholder"> </text:span>прошедший<text:span text:style-name="Placeholder"> </text:span>мешок<text:span text:style-name="Placeholder"> </text:span>соглашаться<text:span text:style-name="Placeholder"> </text:span>свыше<text:span text:style-name="Placeholder"> </text:span>совершенствование<text:span text:style-name="Placeholder"> </text:span>маршрут<text:span text:style-name="Placeholder"> </text:span>совершенный<text:span text:style-name="Placeholder"> </text:span>обширный<text:span text:style-name="Placeholder"> </text:span>кошка<text:span text:style-name="Placeholder"> </text:span>приглашение<text:span text:style-name="Placeholder"> </text:span>шар<text:span text:style-name="Placeholder"> </text:span>мальчишка<text:span text:style-name="Placeholder"> </text:span>шутить<text:span text:style-name="Placeholder"> </text:span>разрушение<text:span text:style-name="Placeholder"> </text:span>штаб<text:span text:style-name="Placeholder"> </text:span>новейший<text:span text:style-name="Placeholder"> </text:span>завершиться<text:span text:style-name="Placeholder"> </text:span>юноша<text:span text:style-name="Placeholder"> </text:span>игрушка<text:span text:style-name="Placeholder"> </text:span>подушка<text:span text:style-name="Placeholder"> </text:span>размышление<text:span text:style-name="Placeholder"> </text:span><text:soft-page-break/>ошибиться<text:span text:style-name="Placeholder"> </text:span>рубашка<text:span text:style-name="Placeholder"> </text:span>школьник<text:span text:style-name="Placeholder"> </text:span>дальнейшее<text:span text:style-name="Placeholder"> </text:span>шоссе<text:span text:style-name="Placeholder"> </text:span>уменьшение<text:span text:style-name="Placeholder"> </text:span>малейший<text:span text:style-name="Placeholder"> </text:span>решительный<text:span text:style-name="Placeholder"> </text:span>внешне<text:span text:style-name="Placeholder"> </text:span>слышно<text:span text:style-name="Placeholder"> </text:span>сумасшедший<text:span text:style-name="Placeholder"> </text:span>лишиться<text:span text:style-name="Placeholder"> </text:span>роскошный<text:span text:style-name="Placeholder"> </text:span>улучшить<text:span text:style-name="Placeholder"> </text:span>смешно<text:span text:style-name="Placeholder"> </text:span>штаны<text:span text:style-name="Placeholder"> </text:span>разрешать<text:span text:style-name="Placeholder"> </text:span>тогдашний</text:p>
      <text:h text:style-name="Heading_20_3" text:outline-level="3">Ээ <text:span text:style-name="HeadingGlagol">Ээ</text:span></text:h>
      <text:p text:style-name="P1">этот<text:span text:style-name="Placeholder"> </text:span>это<text:span text:style-name="Placeholder"> </text:span>поэтому<text:span text:style-name="Placeholder"> </text:span>это<text:span text:style-name="Placeholder"> </text:span>экономический<text:span text:style-name="Placeholder"> </text:span>экономика<text:span text:style-name="Placeholder"> </text:span>этап<text:span text:style-name="Placeholder"> </text:span>элемент<text:span text:style-name="Placeholder"> </text:span>энергия<text:span text:style-name="Placeholder"> </text:span>эксперт<text:span text:style-name="Placeholder"> </text:span>эпоха<text:span text:style-name="Placeholder"> </text:span>этаж<text:span text:style-name="Placeholder"> </text:span>эксперимент<text:span text:style-name="Placeholder"> </text:span>электронный<text:span text:style-name="Placeholder"> </text:span>поэт<text:span text:style-name="Placeholder"> </text:span>экран<text:span text:style-name="Placeholder"> </text:span>электрический<text:span text:style-name="Placeholder"> </text:span>эпизод<text:span text:style-name="Placeholder"> </text:span>экзамен<text:span text:style-name="Placeholder"> </text:span>мэр<text:span text:style-name="Placeholder"> </text:span>экземпляр<text:span text:style-name="Placeholder"> </text:span>экологический<text:span text:style-name="Placeholder"> </text:span>энергетический<text:span text:style-name="Placeholder"> </text:span>элита<text:span text:style-name="Placeholder"> </text:span>аэропорт<text:span text:style-name="Placeholder"> </text:span>экспериментальный<text:span text:style-name="Placeholder"> </text:span>элементарный<text:span text:style-name="Placeholder"> </text:span>экспорт<text:span text:style-name="Placeholder"> </text:span>экспертиза<text:span text:style-name="Placeholder"> </text:span>поэзия<text:span text:style-name="Placeholder"> </text:span>эх<text:span text:style-name="Placeholder"> </text:span>энергичный<text:span text:style-name="Placeholder"> </text:span>энергетика<text:span text:style-name="Placeholder"> </text:span>электричество<text:span text:style-name="Placeholder"> </text:span>экономия<text:span text:style-name="Placeholder"> </text:span>энтузиазм<text:span text:style-name="Placeholder"> </text:span>экипаж<text:span text:style-name="Placeholder"> </text:span>эра<text:span text:style-name="Placeholder"> </text:span>экономист<text:span text:style-name="Placeholder"> </text:span>экзотический<text:span text:style-name="Placeholder"> </text:span>эстетический<text:span text:style-name="Placeholder"> </text:span>этакий<text:span text:style-name="Placeholder"> </text:span>электроэнергия<text:span text:style-name="Placeholder"> </text:span>экскурсия<text:span text:style-name="Placeholder"> </text:span>поэтический<text:span text:style-name="Placeholder"> </text:span>экспертный<text:span text:style-name="Placeholder"> </text:span>экономически<text:span text:style-name="Placeholder"> </text:span>эй<text:span text:style-name="Placeholder"> </text:span>эхо<text:span text:style-name="Placeholder"> </text:span>экономить<text:span text:style-name="Placeholder"> </text:span>экология<text:span text:style-name="Placeholder"> </text:span>элитный<text:span text:style-name="Placeholder"> </text:span>сэкономить<text:span text:style-name="Placeholder"> </text:span>аэродром<text:span text:style-name="Placeholder"> </text:span>поэма<text:span text:style-name="Placeholder"> </text:span>мэрия<text:span text:style-name="Placeholder"> </text:span>экстремальный<text:span text:style-name="Placeholder"> </text:span>этнический<text:span text:style-name="Placeholder"> </text:span>электричка<text:span text:style-name="Placeholder"> </text:span>экспортный<text:span text:style-name="Placeholder"> </text:span>элегантный<text:span text:style-name="Placeholder"> </text:span>двухэтажный<text:span text:style-name="Placeholder"> </text:span>силуэт<text:span text:style-name="Placeholder"> </text:span>Эдуард<text:span text:style-name="Placeholder"> </text:span>эшелон<text:span text:style-name="Placeholder"> </text:span>э<text:span text:style-name="Placeholder"> </text:span>экспонат<text:span text:style-name="Placeholder"> </text:span>этика<text:span text:style-name="Placeholder"> </text:span>энергично<text:span text:style-name="Placeholder"> </text:span>ЕЭС<text:span text:style-name="Placeholder"> </text:span>эпидемия<text:span text:style-name="Placeholder"> </text:span>эксплуатировать<text:span text:style-name="Placeholder"> </text:span>эмигрант<text:span text:style-name="Placeholder"> </text:span>электроника<text:span text:style-name="Placeholder"> </text:span>эстетика<text:span text:style-name="Placeholder"> </text:span>эстрада<text:span text:style-name="Placeholder"> </text:span>эксклюзивный<text:span text:style-name="Placeholder"> </text:span>энтузиаст<text:span text:style-name="Placeholder"> </text:span>этикетка<text:span text:style-name="Placeholder"> </text:span>этический<text:span text:style-name="Placeholder"> </text:span>эдакий<text:span text:style-name="Placeholder"> </text:span>дуэт<text:span text:style-name="Placeholder"> </text:span>экологически<text:span text:style-name="Placeholder"> </text:span>экспансия<text:span text:style-name="Placeholder"> </text:span>экстренный<text:span text:style-name="Placeholder"> </text:span>эскиз<text:span text:style-name="Placeholder"> </text:span>Эстония<text:span text:style-name="Placeholder"> </text:span>дуэль<text:span text:style-name="Placeholder"> </text:span>Эрмитаж<text:span text:style-name="Placeholder"> </text:span>этак<text:span text:style-name="Placeholder"> </text:span>эротический<text:span text:style-name="Placeholder"> </text:span>электорат<text:span text:style-name="Placeholder"> </text:span>энергетик<text:span text:style-name="Placeholder"> </text:span>экзотика<text:span text:style-name="Placeholder"> </text:span>эстрадный<text:span text:style-name="Placeholder"> </text:span>Дэвид<text:span text:style-name="Placeholder"> </text:span>многоэтажный<text:span text:style-name="Placeholder"> </text:span>сэр<text:span text:style-name="Placeholder"> </text:span>внешнеэкономический<text:span text:style-name="Placeholder"> </text:span>эгоизм<text:span text:style-name="Placeholder"> </text:span>эвакуировать<text:span text:style-name="Placeholder"> </text:span>мэтр<text:span text:style-name="Placeholder"> </text:span>эмблема<text:span text:style-name="Placeholder"> </text:span>эпитет<text:span text:style-name="Placeholder"> </text:span>эгида<text:span text:style-name="Placeholder"> </text:span>эквивалент<text:span text:style-name="Placeholder"> </text:span>эмигрировать<text:span text:style-name="Placeholder"> </text:span>эпопея<text:span text:style-name="Placeholder"> </text:span>эталон<text:span text:style-name="Placeholder"> </text:span>этюд<text:span text:style-name="Placeholder"> </text:span>телеэкран<text:span text:style-name="Placeholder"> </text:span>эдак<text:span text:style-name="Placeholder"> </text:span>экспортер<text:span text:style-name="Placeholder"> </text:span>электроэнергетика<text:span text:style-name="Placeholder"> </text:span>полиэтиленовый<text:span text:style-name="Placeholder"> </text:span>эссе<text:span text:style-name="Placeholder"> </text:span>экстаз<text:span text:style-name="Placeholder"> </text:span>макроэкономический<text:span text:style-name="Placeholder"> </text:span>экспериментировать<text:span text:style-name="Placeholder"> </text:span>экспортировать<text:span text:style-name="Placeholder"> </text:span>эмпирический<text:span text:style-name="Placeholder"> </text:span>электрик<text:span text:style-name="Placeholder"> </text:span>маэстро<text:span text:style-name="Placeholder"> </text:span>экстремизм<text:span text:style-name="Placeholder"> </text:span>трехэтажный<text:span text:style-name="Placeholder"> </text:span>эквивалентный<text:span text:style-name="Placeholder"> </text:span><text:soft-page-break/>одноэтажный<text:span text:style-name="Placeholder"> </text:span>электрон<text:span text:style-name="Placeholder"> </text:span>электромагнитный<text:span text:style-name="Placeholder"> </text:span>экстравагантный<text:span text:style-name="Placeholder"> </text:span>энергоноситель<text:span text:style-name="Placeholder"> </text:span>экономичный<text:span text:style-name="Placeholder"> </text:span>топливно-энергетический<text:span text:style-name="Placeholder"> </text:span>эксплуатироваться<text:span text:style-name="Placeholder"> </text:span>эмиссия<text:span text:style-name="Placeholder"> </text:span>этикет<text:span text:style-name="Placeholder"> </text:span>эпилог<text:span text:style-name="Placeholder"> </text:span>Энгельс<text:span text:style-name="Placeholder"> </text:span>поэтесса<text:span text:style-name="Placeholder"> </text:span>элементарно<text:span text:style-name="Placeholder"> </text:span>элегантно<text:span text:style-name="Placeholder"> </text:span>элитарный<text:span text:style-name="Placeholder"> </text:span>Эйнштейн<text:span text:style-name="Placeholder"> </text:span>экстремист<text:span text:style-name="Placeholder"> </text:span>эстонский<text:span text:style-name="Placeholder"> </text:span>экспериментально<text:span text:style-name="Placeholder"> </text:span>статуэтка<text:span text:style-name="Placeholder"> </text:span>экономный</text:p>
      <text:h text:style-name="Heading_20_3" text:outline-level="3">Цц <text:span text:style-name="HeadingGlagol">Цц</text:span></text:h>
      <text:p text:style-name="P1">конец<text:span text:style-name="Placeholder"> </text:span>лицо<text:span text:style-name="Placeholder"> </text:span>ситуация<text:span text:style-name="Placeholder"> </text:span>цель<text:span text:style-name="Placeholder"> </text:span>процесс<text:span text:style-name="Placeholder"> </text:span>центр<text:span text:style-name="Placeholder"> </text:span>месяц<text:span text:style-name="Placeholder"> </text:span>организация<text:span text:style-name="Placeholder"> </text:span>цена<text:span text:style-name="Placeholder"> </text:span>специалист<text:span text:style-name="Placeholder"> </text:span>целый<text:span text:style-name="Placeholder"> </text:span>принцип<text:span text:style-name="Placeholder"> </text:span>специальный<text:span text:style-name="Placeholder"> </text:span>улица<text:span text:style-name="Placeholder"> </text:span>наконец<text:span text:style-name="Placeholder"> </text:span>позиция<text:span text:style-name="Placeholder"> </text:span>оценка<text:span text:style-name="Placeholder"> </text:span>национальный<text:span text:style-name="Placeholder"> </text:span>социальный<text:span text:style-name="Placeholder"> </text:span>целое<text:span text:style-name="Placeholder"> </text:span>процент<text:span text:style-name="Placeholder"> </text:span>центральный<text:span text:style-name="Placeholder"> </text:span>граница<text:span text:style-name="Placeholder"> </text:span>отец<text:span text:style-name="Placeholder"> </text:span>сердце<text:span text:style-name="Placeholder"> </text:span>цвет<text:span text:style-name="Placeholder"> </text:span>администрация<text:span text:style-name="Placeholder"> </text:span>столица<text:span text:style-name="Placeholder"> </text:span>реализация<text:span text:style-name="Placeholder"> </text:span>операция<text:span text:style-name="Placeholder"> </text:span>продукция<text:span text:style-name="Placeholder"> </text:span>традиция<text:span text:style-name="Placeholder"> </text:span>традиционный<text:span text:style-name="Placeholder"> </text:span>двадцать<text:span text:style-name="Placeholder"> </text:span>специально<text:span text:style-name="Placeholder"> </text:span>редакция<text:span text:style-name="Placeholder"> </text:span>оценить<text:span text:style-name="Placeholder"> </text:span>образец<text:span text:style-name="Placeholder"> </text:span>солнце<text:span text:style-name="Placeholder"> </text:span>страница<text:span text:style-name="Placeholder"> </text:span>акция<text:span text:style-name="Placeholder"> </text:span>палец<text:span text:style-name="Placeholder"> </text:span>реакция<text:span text:style-name="Placeholder"> </text:span>немецкий<text:span text:style-name="Placeholder"> </text:span>инициатива<text:span text:style-name="Placeholder"> </text:span>сцена<text:span text:style-name="Placeholder"> </text:span>ценность<text:span text:style-name="Placeholder"> </text:span>разница<text:span text:style-name="Placeholder"> </text:span>владелец<text:span text:style-name="Placeholder"> </text:span>процедура<text:span text:style-name="Placeholder"> </text:span>тридцать<text:span text:style-name="Placeholder"> </text:span>медицинский<text:span text:style-name="Placeholder"> </text:span>станция<text:span text:style-name="Placeholder"> </text:span>тенденция<text:span text:style-name="Placeholder"> </text:span>концепция<text:span text:style-name="Placeholder"> </text:span>революция<text:span text:style-name="Placeholder"> </text:span>милиция<text:span text:style-name="Placeholder"> </text:span>цветок<text:span text:style-name="Placeholder"> </text:span>церковь<text:span text:style-name="Placeholder"> </text:span>больница<text:span text:style-name="Placeholder"> </text:span>ценный<text:span text:style-name="Placeholder"> </text:span>конструкция<text:span text:style-name="Placeholder"> </text:span>эксплуатация<text:span text:style-name="Placeholder"> </text:span>оценивать<text:span text:style-name="Placeholder"> </text:span>единица<text:span text:style-name="Placeholder"> </text:span>американец<text:span text:style-name="Placeholder"> </text:span>публикация<text:span text:style-name="Placeholder"> </text:span>птица<text:span text:style-name="Placeholder"> </text:span>потенциал<text:span text:style-name="Placeholder"> </text:span>потенциальный<text:span text:style-name="Placeholder"> </text:span>таблица<text:span text:style-name="Placeholder"> </text:span>ассоциация<text:span text:style-name="Placeholder"> </text:span>пятнадцать<text:span text:style-name="Placeholder"> </text:span>кольцо<text:span text:style-name="Placeholder"> </text:span>инвестиция<text:span text:style-name="Placeholder"> </text:span>принципиальный<text:span text:style-name="Placeholder"> </text:span>лестница<text:span text:style-name="Placeholder"> </text:span>рекомендация<text:span text:style-name="Placeholder"> </text:span>цикл<text:span text:style-name="Placeholder"> </text:span>конкуренция<text:span text:style-name="Placeholder"> </text:span>концерт<text:span text:style-name="Placeholder"> </text:span>немец<text:span text:style-name="Placeholder"> </text:span>дворец<text:span text:style-name="Placeholder"> </text:span>цветной<text:span text:style-name="Placeholder"> </text:span>принципиально<text:span text:style-name="Placeholder"> </text:span>отрицательный<text:span text:style-name="Placeholder"> </text:span>двенадцать<text:span text:style-name="Placeholder"> </text:span>гостиница<text:span text:style-name="Placeholder"> </text:span>конституция<text:span text:style-name="Placeholder"> </text:span>цепь<text:span text:style-name="Placeholder"> </text:span>пятница<text:span text:style-name="Placeholder"> </text:span>целиком<text:span text:style-name="Placeholder"> </text:span>сценарий<text:span text:style-name="Placeholder"> </text:span>нация<text:span text:style-name="Placeholder"> </text:span>царь<text:span text:style-name="Placeholder"> </text:span>танец<text:span text:style-name="Placeholder"> </text:span>коллекция<text:span text:style-name="Placeholder"> </text:span>инвестиционный<text:span text:style-name="Placeholder"> </text:span>милиционер<text:span text:style-name="Placeholder"> </text:span>муниципальный<text:span text:style-name="Placeholder"> </text:span>традиционно<text:span text:style-name="Placeholder"> </text:span>цивилизация<text:span text:style-name="Placeholder"> </text:span>ценить<text:span text:style-name="Placeholder"> </text:span>иностранец<text:span text:style-name="Placeholder"> </text:span>регистрация<text:span text:style-name="Placeholder"> </text:span>дисциплина<text:span text:style-name="Placeholder"> </text:span>инструкция<text:span text:style-name="Placeholder"> </text:span>акцент<text:span text:style-name="Placeholder"> </text:span>ликвидация<text:span text:style-name="Placeholder"> </text:span>реконструкция<text:span text:style-name="Placeholder"> </text:span>эмоция<text:span text:style-name="Placeholder"> </text:span>продавец<text:span text:style-name="Placeholder"> </text:span>специальность<text:span text:style-name="Placeholder"> </text:span>яйцо<text:span text:style-name="Placeholder"> </text:span>лекция<text:span text:style-name="Placeholder"> </text:span>цех<text:span text:style-name="Placeholder"> </text:span><text:soft-page-break/>специализированный<text:span text:style-name="Placeholder"> </text:span>модернизация<text:span text:style-name="Placeholder"> </text:span>цепочка<text:span text:style-name="Placeholder"> </text:span>полноценный<text:span text:style-name="Placeholder"> </text:span>концентрация<text:span text:style-name="Placeholder"> </text:span>молодец<text:span text:style-name="Placeholder"> </text:span>социалистический<text:span text:style-name="Placeholder"> </text:span>красавица<text:span text:style-name="Placeholder"> </text:span>корпорация<text:span text:style-name="Placeholder"> </text:span>консультация<text:span text:style-name="Placeholder"> </text:span>репутация<text:span text:style-name="Placeholder"> </text:span>медицина<text:span text:style-name="Placeholder"> </text:span>цивилизованный<text:span text:style-name="Placeholder"> </text:span>компенсация<text:span text:style-name="Placeholder"> </text:span>танцевать<text:span text:style-name="Placeholder"> </text:span>эмоциональный<text:span text:style-name="Placeholder"> </text:span>провинция<text:span text:style-name="Placeholder"> </text:span>отрицать<text:span text:style-name="Placeholder"> </text:span>царство<text:span text:style-name="Placeholder"> </text:span>организационный<text:span text:style-name="Placeholder"> </text:span>одиннадцать<text:span text:style-name="Placeholder"> </text:span>демонстрация<text:span text:style-name="Placeholder"> </text:span>рецепт<text:span text:style-name="Placeholder"> </text:span>драгоценный<text:span text:style-name="Placeholder"> </text:span>революционный<text:span text:style-name="Placeholder"> </text:span>царский<text:span text:style-name="Placeholder"> </text:span>целевой<text:span text:style-name="Placeholder"> </text:span>композиция<text:span text:style-name="Placeholder"> </text:span>рациональный<text:span text:style-name="Placeholder"> </text:span>лицензия<text:span text:style-name="Placeholder"> </text:span>национальность<text:span text:style-name="Placeholder"> </text:span>курица</text:p>
      <text:h text:style-name="Heading_20_3" text:outline-level="3">Щщ <text:span text:style-name="HeadingGlagol">Щщ</text:span></text:h>
      <text:p text:style-name="P1">еще<text:span text:style-name="Placeholder"> </text:span>общий<text:span text:style-name="Placeholder"> </text:span>настоящий<text:span text:style-name="Placeholder"> </text:span>помощь<text:span text:style-name="Placeholder"> </text:span>следующий<text:span text:style-name="Placeholder"> </text:span>вообще<text:span text:style-name="Placeholder"> </text:span>существовать<text:span text:style-name="Placeholder"> </text:span>общество<text:span text:style-name="Placeholder"> </text:span>женщина<text:span text:style-name="Placeholder"> </text:span>вещь<text:span text:style-name="Placeholder"> </text:span>общественный<text:span text:style-name="Placeholder"> </text:span>будущее<text:span text:style-name="Placeholder"> </text:span>защита<text:span text:style-name="Placeholder"> </text:span>сообщить<text:span text:style-name="Placeholder"> </text:span>соответствующий<text:span text:style-name="Placeholder"> </text:span>будущий<text:span text:style-name="Placeholder"> </text:span>площадь<text:span text:style-name="Placeholder"> </text:span>обращаться<text:span text:style-name="Placeholder"> </text:span>существование<text:span text:style-name="Placeholder"> </text:span>обещать<text:span text:style-name="Placeholder"> </text:span>возвращаться<text:span text:style-name="Placeholder"> </text:span>мощный<text:span text:style-name="Placeholder"> </text:span>существенный<text:span text:style-name="Placeholder"> </text:span>товарищ<text:span text:style-name="Placeholder"> </text:span>ощущение<text:span text:style-name="Placeholder"> </text:span>осуществлять<text:span text:style-name="Placeholder"> </text:span>предыдущий<text:span text:style-name="Placeholder"> </text:span>последующий<text:span text:style-name="Placeholder"> </text:span>сообщение<text:span text:style-name="Placeholder"> </text:span>помещение<text:span text:style-name="Placeholder"> </text:span>ведущий<text:span text:style-name="Placeholder"> </text:span>существо<text:span text:style-name="Placeholder"> </text:span>обращение<text:span text:style-name="Placeholder"> </text:span>осуществляться<text:span text:style-name="Placeholder"> </text:span>действующий<text:span text:style-name="Placeholder"> </text:span>преимущество<text:span text:style-name="Placeholder"> </text:span>защищать<text:span text:style-name="Placeholder"> </text:span>общение<text:span text:style-name="Placeholder"> </text:span>существенно<text:span text:style-name="Placeholder"> </text:span>площадка<text:span text:style-name="Placeholder"> </text:span>обращать<text:span text:style-name="Placeholder"> </text:span>сообщать<text:span text:style-name="Placeholder"> </text:span>еще<text:span text:style-name="Placeholder"> </text:span>текущий<text:span text:style-name="Placeholder"> </text:span>защитить<text:span text:style-name="Placeholder"> </text:span>существующий<text:span text:style-name="Placeholder"> </text:span>возвращение<text:span text:style-name="Placeholder"> </text:span>сокращение<text:span text:style-name="Placeholder"> </text:span>превращаться<text:span text:style-name="Placeholder"> </text:span>окружающий<text:span text:style-name="Placeholder"> </text:span>сущность<text:span text:style-name="Placeholder"> </text:span>осуществить<text:span text:style-name="Placeholder"> </text:span>имущество<text:span text:style-name="Placeholder"> </text:span>осуществление<text:span text:style-name="Placeholder"> </text:span>мощность<text:span text:style-name="Placeholder"> </text:span>тщательно<text:span text:style-name="Placeholder"> </text:span>вещество<text:span text:style-name="Placeholder"> </text:span>ощущать<text:span text:style-name="Placeholder"> </text:span>общаться<text:span text:style-name="Placeholder"> </text:span>ущерб<text:span text:style-name="Placeholder"> </text:span>ящик<text:span text:style-name="Placeholder"> </text:span>всеобщий<text:span text:style-name="Placeholder"> </text:span>помощник<text:span text:style-name="Placeholder"> </text:span>сообщество<text:span text:style-name="Placeholder"> </text:span>предстоящий<text:span text:style-name="Placeholder"> </text:span>пища<text:span text:style-name="Placeholder"> </text:span>совещание<text:span text:style-name="Placeholder"> </text:span>блестящий<text:span text:style-name="Placeholder"> </text:span>по-настоящему<text:span text:style-name="Placeholder"> </text:span>общественность<text:span text:style-name="Placeholder"> </text:span>выдающийся<text:span text:style-name="Placeholder"> </text:span>пообещать<text:span text:style-name="Placeholder"> </text:span>вообще-то<text:span text:style-name="Placeholder"> </text:span>подходящий<text:span text:style-name="Placeholder"> </text:span>вытащить<text:span text:style-name="Placeholder"> </text:span>посещать<text:span text:style-name="Placeholder"> </text:span>щека<text:span text:style-name="Placeholder"> </text:span>решающий<text:span text:style-name="Placeholder"> </text:span>присущий<text:span text:style-name="Placeholder"> </text:span>преимущественно<text:span text:style-name="Placeholder"> </text:span>ощутить<text:span text:style-name="Placeholder"> </text:span>размещение<text:span text:style-name="Placeholder"> </text:span>священный<text:span text:style-name="Placeholder"> </text:span>общее<text:span text:style-name="Placeholder"> </text:span>обещание<text:span text:style-name="Placeholder"> </text:span>посещение<text:span text:style-name="Placeholder"> </text:span>возвращать<text:span text:style-name="Placeholder"> </text:span>кладбище<text:span text:style-name="Placeholder"> </text:span>тащить<text:span text:style-name="Placeholder"> </text:span>желающий<text:span text:style-name="Placeholder"> </text:span>поставщик<text:span text:style-name="Placeholder"> </text:span>зрелище<text:span text:style-name="Placeholder"> </text:span>училище<text:span text:style-name="Placeholder"> </text:span>прощать<text:span text:style-name="Placeholder"> </text:span>изящный<text:span text:style-name="Placeholder"> </text:span>запрещать<text:span text:style-name="Placeholder"> </text:span>защитник<text:span text:style-name="Placeholder"> </text:span><text:soft-page-break/>воплощение<text:span text:style-name="Placeholder"> </text:span>превращение<text:span text:style-name="Placeholder"> </text:span>превращать<text:span text:style-name="Placeholder"> </text:span>прощаться<text:span text:style-name="Placeholder"> </text:span>окружающее<text:span text:style-name="Placeholder"> </text:span>защитный<text:span text:style-name="Placeholder"> </text:span>составляющая<text:span text:style-name="Placeholder"> </text:span>прекращение<text:span text:style-name="Placeholder"> </text:span>освещение<text:span text:style-name="Placeholder"> </text:span>чудовищный<text:span text:style-name="Placeholder"> </text:span>щит<text:span text:style-name="Placeholder"> </text:span>грядущий<text:span text:style-name="Placeholder"> </text:span>священник<text:span text:style-name="Placeholder"> </text:span>щель<text:span text:style-name="Placeholder"> </text:span>жилищный<text:span text:style-name="Placeholder"> </text:span>общежитие<text:span text:style-name="Placeholder"> </text:span>смущать<text:span text:style-name="Placeholder"> </text:span>тщательный<text:span text:style-name="Placeholder"> </text:span>толщина<text:span text:style-name="Placeholder"> </text:span>восхищение<text:span text:style-name="Placeholder"> </text:span>военнослужащий<text:span text:style-name="Placeholder"> </text:span>служащий<text:span text:style-name="Placeholder"> </text:span>перемещение<text:span text:style-name="Placeholder"> </text:span>овощи<text:span text:style-name="Placeholder"> </text:span>мощь<text:span text:style-name="Placeholder"> </text:span>плащ<text:span text:style-name="Placeholder"> </text:span>прощание<text:span text:style-name="Placeholder"> </text:span>жилище<text:span text:style-name="Placeholder"> </text:span>возмущаться<text:span text:style-name="Placeholder"> </text:span>управляющий<text:span text:style-name="Placeholder"> </text:span>ощущаться<text:span text:style-name="Placeholder"> </text:span>прощение<text:span text:style-name="Placeholder"> </text:span>восхищаться<text:span text:style-name="Placeholder"> </text:span>освещать<text:span text:style-name="Placeholder"> </text:span>трещина<text:span text:style-name="Placeholder"> </text:span>ощутимый<text:span text:style-name="Placeholder"> </text:span>пищевой<text:span text:style-name="Placeholder"> </text:span>возмущение<text:span text:style-name="Placeholder"> </text:span>помещаться<text:span text:style-name="Placeholder"> </text:span>руководящий<text:span text:style-name="Placeholder"> </text:span>отвращение<text:span text:style-name="Placeholder"> </text:span>сообщаться<text:span text:style-name="Placeholder"> </text:span>нищета<text:span text:style-name="Placeholder"> </text:span>щедрый<text:span text:style-name="Placeholder"> </text:span>прозвище<text:span text:style-name="Placeholder"> </text:span>размещаться<text:span text:style-name="Placeholder"> </text:span>попрощаться<text:span text:style-name="Placeholder"> </text:span>сокращаться<text:span text:style-name="Placeholder"> </text:span>щедро<text:span text:style-name="Placeholder"> </text:span>община<text:span text:style-name="Placeholder"> </text:span>вращаться<text:span text:style-name="Placeholder"> </text:span>беспомощный<text:span text:style-name="Placeholder"> </text:span>дорогостоящий</text:p>
      <text:h text:style-name="Heading_20_3" text:outline-level="3">Ъъ <text:span text:style-name="HeadingGlagol">Ъъ</text:span></text:h>
      <text:p text:style-name="P1">объем<text:span text:style-name="Placeholder"> </text:span>объект<text:span text:style-name="Placeholder"> </text:span>объяснить<text:span text:style-name="Placeholder"> </text:span>объявить<text:span text:style-name="Placeholder"> </text:span>объяснять<text:span text:style-name="Placeholder"> </text:span>объединение<text:span text:style-name="Placeholder"> </text:span>субъект<text:span text:style-name="Placeholder"> </text:span>объединить<text:span text:style-name="Placeholder"> </text:span>объяснение<text:span text:style-name="Placeholder"> </text:span>объясняться<text:span text:style-name="Placeholder"> </text:span>объективный<text:span text:style-name="Placeholder"> </text:span>подъем<text:span text:style-name="Placeholder"> </text:span>съесть<text:span text:style-name="Placeholder"> </text:span>подъезд<text:span text:style-name="Placeholder"> </text:span>объединять<text:span text:style-name="Placeholder"> </text:span>объявление<text:span text:style-name="Placeholder"> </text:span>предъявить<text:span text:style-name="Placeholder"> </text:span>съезд<text:span text:style-name="Placeholder"> </text:span>объявлять<text:span text:style-name="Placeholder"> </text:span>предъявлять<text:span text:style-name="Placeholder"> </text:span>отъезд<text:span text:style-name="Placeholder"> </text:span>съемка<text:span text:style-name="Placeholder"> </text:span>съездить<text:span text:style-name="Placeholder"> </text:span>объективно<text:span text:style-name="Placeholder"> </text:span>подъехать<text:span text:style-name="Placeholder"> </text:span>изъять<text:span text:style-name="Placeholder"> </text:span>объятие<text:span text:style-name="Placeholder"> </text:span>субъективный<text:span text:style-name="Placeholder"> </text:span>въехать<text:span text:style-name="Placeholder"> </text:span>разъяснение<text:span text:style-name="Placeholder"> </text:span>объемный<text:span text:style-name="Placeholder"> </text:span>неотъемлемый<text:span text:style-name="Placeholder"> </text:span>конъюнктура<text:span text:style-name="Placeholder"> </text:span>разъяснить<text:span text:style-name="Placeholder"> </text:span>объединиться<text:span text:style-name="Placeholder"> </text:span>необъяснимый<text:span text:style-name="Placeholder"> </text:span>подъезжать<text:span text:style-name="Placeholder"> </text:span>въезд<text:span text:style-name="Placeholder"> </text:span>изъятие<text:span text:style-name="Placeholder"> </text:span>съедать<text:span text:style-name="Placeholder"> </text:span>объявиться<text:span text:style-name="Placeholder"> </text:span>необъятный<text:span text:style-name="Placeholder"> </text:span>объединяться<text:span text:style-name="Placeholder"> </text:span>съехать<text:span text:style-name="Placeholder"> </text:span>разъяснять<text:span text:style-name="Placeholder"> </text:span>разъехаться<text:span text:style-name="Placeholder"> </text:span>объяснимый<text:span text:style-name="Placeholder"> </text:span>объективность<text:span text:style-name="Placeholder"> </text:span>объявляться<text:span text:style-name="Placeholder"> </text:span>въезжать<text:span text:style-name="Placeholder"> </text:span>предъявление<text:span text:style-name="Placeholder"> </text:span>объясниться<text:span text:style-name="Placeholder"> </text:span>всеобъемлющий<text:span text:style-name="Placeholder"> </text:span>отъехать<text:span text:style-name="Placeholder"> </text:span>разъезжать<text:span text:style-name="Placeholder"> </text:span>объехать<text:span text:style-name="Placeholder"> </text:span>изъян<text:span text:style-name="Placeholder"> </text:span>объектив<text:span text:style-name="Placeholder"> </text:span>объять<text:span text:style-name="Placeholder"> </text:span>съемочный<text:span text:style-name="Placeholder"> </text:span>предъявляться<text:span text:style-name="Placeholder"> </text:span>объезжать<text:span text:style-name="Placeholder"> </text:span>сверхъестественный<text:span text:style-name="Placeholder"> </text:span>взъерошить<text:span text:style-name="Placeholder"> </text:span>разъезд<text:span text:style-name="Placeholder"> </text:span>съехаться<text:span text:style-name="Placeholder"> </text:span>разъезжаться<text:span text:style-name="Placeholder"> </text:span>подъемный<text:span text:style-name="Placeholder"> </text:span>съезжать<text:span text:style-name="Placeholder"> </text:span>съедобный<text:span text:style-name="Placeholder"> </text:span>инъекция<text:span text:style-name="Placeholder"> </text:span>съежиться<text:span text:style-name="Placeholder"> </text:span>отъезжать<text:span text:style-name="Placeholder"> </text:span>съезжаться<text:span text:style-name="Placeholder"> </text:span>волеизъявление<text:span text:style-name="Placeholder"> </text:span>изъясняться<text:span text:style-name="Placeholder"> </text:span>конъюнктурный<text:span text:style-name="Placeholder"> </text:span><text:soft-page-break/>разъедать<text:span text:style-name="Placeholder"> </text:span>разъяренный<text:span text:style-name="Placeholder"> </text:span>объемистый<text:span text:style-name="Placeholder"> </text:span>объездить<text:span text:style-name="Placeholder"> </text:span>изъявить<text:span text:style-name="Placeholder"> </text:span>грузоподъемность<text:span text:style-name="Placeholder"> </text:span>адъютант<text:span text:style-name="Placeholder"> </text:span>разъярить<text:span text:style-name="Placeholder"> </text:span>неподъемный<text:span text:style-name="Placeholder"> </text:span>съемный<text:span text:style-name="Placeholder"> </text:span>въесться<text:span text:style-name="Placeholder"> </text:span>объятье<text:span text:style-name="Placeholder"> </text:span>подъездной<text:span text:style-name="Placeholder"> </text:span>объесться<text:span text:style-name="Placeholder"> </text:span>изъесть<text:span text:style-name="Placeholder"> </text:span>съязвить<text:span text:style-name="Placeholder"> </text:span>разъединить<text:span text:style-name="Placeholder"> </text:span>объезд<text:span text:style-name="Placeholder"> </text:span>объяснительный<text:span text:style-name="Placeholder"> </text:span>отъявленный<text:span text:style-name="Placeholder"> </text:span>объедки<text:span text:style-name="Placeholder"> </text:span>съестной<text:span text:style-name="Placeholder"> </text:span>въедливый<text:span text:style-name="Placeholder"> </text:span>неизъяснимый<text:span text:style-name="Placeholder"> </text:span>разъединять<text:span text:style-name="Placeholder"> </text:span>несъедобный<text:span text:style-name="Placeholder"> </text:span>подъемник<text:span text:style-name="Placeholder"> </text:span>разъяснительный<text:span text:style-name="Placeholder"> </text:span>субъективность<text:span text:style-name="Placeholder"> </text:span>необъяснимо<text:span text:style-name="Placeholder"> </text:span>субъективно<text:span text:style-name="Placeholder"> </text:span>въездной<text:span text:style-name="Placeholder"> </text:span>необъективный<text:span text:style-name="Placeholder"> </text:span>киносъемка<text:span text:style-name="Placeholder"> </text:span>объединительный<text:span text:style-name="Placeholder"> </text:span>двухъярусный<text:span text:style-name="Placeholder"> </text:span>разъясниться<text:span text:style-name="Placeholder"> </text:span>квартиросъемщик<text:span text:style-name="Placeholder"> </text:span>предъявитель<text:span text:style-name="Placeholder"> </text:span>съем<text:span text:style-name="Placeholder"> </text:span>отъезжающий<text:span text:style-name="Placeholder"> </text:span>разъем<text:span text:style-name="Placeholder"> </text:span>разъять<text:span text:style-name="Placeholder"> </text:span>съеживаться<text:span text:style-name="Placeholder"> </text:span>разъяриться<text:span text:style-name="Placeholder"> </text:span>субъективизм<text:span text:style-name="Placeholder"> </text:span>отъесться<text:span text:style-name="Placeholder"> </text:span>разъясняться<text:span text:style-name="Placeholder"> </text:span>отъем<text:span text:style-name="Placeholder"> </text:span>разъединение<text:span text:style-name="Placeholder"> </text:span>съедение<text:span text:style-name="Placeholder"> </text:span>разъесть<text:span text:style-name="Placeholder"> </text:span>объедать<text:span text:style-name="Placeholder"> </text:span>изъявление<text:span text:style-name="Placeholder"> </text:span>изъявлять<text:span text:style-name="Placeholder"> </text:span>субъектный<text:span text:style-name="Placeholder"> </text:span>взъяриться<text:span text:style-name="Placeholder"> </text:span>необъятное<text:span text:style-name="Placeholder"> </text:span>видеосъемка<text:span text:style-name="Placeholder"> </text:span>стеклоподъемник<text:span text:style-name="Placeholder"> </text:span>объектный<text:span text:style-name="Placeholder"> </text:span>необъявленный<text:span text:style-name="Placeholder"> </text:span>взъесться<text:span text:style-name="Placeholder"> </text:span>объесть<text:span text:style-name="Placeholder"> </text:span>съехидничать<text:span text:style-name="Placeholder"> </text:span>объедаться<text:span text:style-name="Placeholder"> </text:span>конъюгат<text:span text:style-name="Placeholder"> </text:span>объемность<text:span text:style-name="Placeholder"> </text:span>объективировать<text:span text:style-name="Placeholder"> </text:span>изъездить<text:span text:style-name="Placeholder"> </text:span>необъективность<text:span text:style-name="Placeholder"> </text:span>въедливо<text:span text:style-name="Placeholder"> </text:span>объемно</text:p>
      <text:h text:style-name="Heading_20_3" text:outline-level="3">Фф <text:span text:style-name="HeadingGlagol">Фф</text:span></text:h>
      <text:p text:style-name="P1">форма<text:span text:style-name="Placeholder"> </text:span>информация<text:span text:style-name="Placeholder"> </text:span>факт<text:span text:style-name="Placeholder"> </text:span>финансовый<text:span text:style-name="Placeholder"> </text:span>фирма<text:span text:style-name="Placeholder"> </text:span>сфера<text:span text:style-name="Placeholder"> </text:span>официальный<text:span text:style-name="Placeholder"> </text:span>профессиональный<text:span text:style-name="Placeholder"> </text:span>фонд<text:span text:style-name="Placeholder"> </text:span>функция<text:span text:style-name="Placeholder"> </text:span>эффективный<text:span text:style-name="Placeholder"> </text:span>телефон<text:span text:style-name="Placeholder"> </text:span>формирование<text:span text:style-name="Placeholder"> </text:span>физический<text:span text:style-name="Placeholder"> </text:span>фактор<text:span text:style-name="Placeholder"> </text:span>реформа<text:span text:style-name="Placeholder"> </text:span>фон<text:span text:style-name="Placeholder"> </text:span>фактически<text:span text:style-name="Placeholder"> </text:span>фильм<text:span text:style-name="Placeholder"> </text:span>французский<text:span text:style-name="Placeholder"> </text:span>февраль<text:span text:style-name="Placeholder"> </text:span>цифра<text:span text:style-name="Placeholder"> </text:span>эффект<text:span text:style-name="Placeholder"> </text:span>конфликт<text:span text:style-name="Placeholder"> </text:span>фигура<text:span text:style-name="Placeholder"> </text:span>фамилия<text:span text:style-name="Placeholder"> </text:span>информационный<text:span text:style-name="Placeholder"> </text:span>эффективность<text:span text:style-name="Placeholder"> </text:span>фраза<text:span text:style-name="Placeholder"> </text:span>Франция<text:span text:style-name="Placeholder"> </text:span>профессор<text:span text:style-name="Placeholder"> </text:span>фотография<text:span text:style-name="Placeholder"> </text:span>атмосфера<text:span text:style-name="Placeholder"> </text:span>профессия<text:span text:style-name="Placeholder"> </text:span>финансирование<text:span text:style-name="Placeholder"> </text:span>формула<text:span text:style-name="Placeholder"> </text:span>офицер<text:span text:style-name="Placeholder"> </text:span>конференция<text:span text:style-name="Placeholder"> </text:span>официально<text:span text:style-name="Placeholder"> </text:span>фронт<text:span text:style-name="Placeholder"> </text:span>нефть<text:span text:style-name="Placeholder"> </text:span>телефонный<text:span text:style-name="Placeholder"> </text:span>оформление<text:span text:style-name="Placeholder"> </text:span>катастрофа<text:span text:style-name="Placeholder"> </text:span>профессионал<text:span text:style-name="Placeholder"> </text:span>сформировать<text:span text:style-name="Placeholder"> </text:span>формироваться<text:span text:style-name="Placeholder"> </text:span>оформить<text:span text:style-name="Placeholder"> </text:span>сформулировать<text:span text:style-name="Placeholder"> </text:span>финансы<text:span text:style-name="Placeholder"> </text:span>формировать<text:span text:style-name="Placeholder"> </text:span><text:soft-page-break/>фантазия<text:span text:style-name="Placeholder"> </text:span>специфический<text:span text:style-name="Placeholder"> </text:span>фабрика<text:span text:style-name="Placeholder"> </text:span>офис<text:span text:style-name="Placeholder"> </text:span>зафиксировать<text:span text:style-name="Placeholder"> </text:span>профиль<text:span text:style-name="Placeholder"> </text:span>фото<text:span text:style-name="Placeholder"> </text:span>нефтяной<text:span text:style-name="Placeholder"> </text:span>факультет<text:span text:style-name="Placeholder"> </text:span>шкаф<text:span text:style-name="Placeholder"> </text:span>кофе<text:span text:style-name="Placeholder"> </text:span>философия<text:span text:style-name="Placeholder"> </text:span>эффективно<text:span text:style-name="Placeholder"> </text:span>дефицит<text:span text:style-name="Placeholder"> </text:span>финал<text:span text:style-name="Placeholder"> </text:span>тариф<text:span text:style-name="Placeholder"> </text:span>график<text:span text:style-name="Placeholder"> </text:span>биография<text:span text:style-name="Placeholder"> </text:span>специфика<text:span text:style-name="Placeholder"> </text:span>фантастический<text:span text:style-name="Placeholder"> </text:span>квалификация<text:span text:style-name="Placeholder"> </text:span>фестиваль<text:span text:style-name="Placeholder"> </text:span>формальный<text:span text:style-name="Placeholder"> </text:span>инфраструктура<text:span text:style-name="Placeholder"> </text:span>француз<text:span text:style-name="Placeholder"> </text:span>фрагмент<text:span text:style-name="Placeholder"> </text:span>фактический<text:span text:style-name="Placeholder"> </text:span>кафе<text:span text:style-name="Placeholder"> </text:span>философский<text:span text:style-name="Placeholder"> </text:span>филиал<text:span text:style-name="Placeholder"> </text:span>пресс-конференция<text:span text:style-name="Placeholder"> </text:span>Африка<text:span text:style-name="Placeholder"> </text:span>физически<text:span text:style-name="Placeholder"> </text:span>асфальт<text:span text:style-name="Placeholder"> </text:span>флаг<text:span text:style-name="Placeholder"> </text:span>кафедра<text:span text:style-name="Placeholder"> </text:span>миф<text:span text:style-name="Placeholder"> </text:span>фракция<text:span text:style-name="Placeholder"> </text:span>формально<text:span text:style-name="Placeholder"> </text:span>флот<text:span text:style-name="Placeholder"> </text:span>функционирование<text:span text:style-name="Placeholder"> </text:span>коэффициент<text:span text:style-name="Placeholder"> </text:span>фонарь<text:span text:style-name="Placeholder"> </text:span>функциональный<text:span text:style-name="Placeholder"> </text:span>платформа<text:span text:style-name="Placeholder"> </text:span>философ<text:span text:style-name="Placeholder"> </text:span>шофер<text:span text:style-name="Placeholder"> </text:span>футбол<text:span text:style-name="Placeholder"> </text:span>форум<text:span text:style-name="Placeholder"> </text:span>реформирование<text:span text:style-name="Placeholder"> </text:span>физика<text:span text:style-name="Placeholder"> </text:span>эфир<text:span text:style-name="Placeholder"> </text:span>фундаментальный<text:span text:style-name="Placeholder"> </text:span>штраф<text:span text:style-name="Placeholder"> </text:span>фундамент<text:span text:style-name="Placeholder"> </text:span>формулировка<text:span text:style-name="Placeholder"> </text:span>фирменный<text:span text:style-name="Placeholder"> </text:span>портфель<text:span text:style-name="Placeholder"> </text:span>фрукт<text:span text:style-name="Placeholder"> </text:span>фаза<text:span text:style-name="Placeholder"> </text:span>феномен<text:span text:style-name="Placeholder"> </text:span>географический<text:span text:style-name="Placeholder"> </text:span>функционировать<text:span text:style-name="Placeholder"> </text:span>квалифицированный<text:span text:style-name="Placeholder"> </text:span>лифт<text:span text:style-name="Placeholder"> </text:span>сформироваться<text:span text:style-name="Placeholder"> </text:span>формат<text:span text:style-name="Placeholder"> </text:span>фиксировать<text:span text:style-name="Placeholder"> </text:span>Федор<text:span text:style-name="Placeholder"> </text:span>футбольный<text:span text:style-name="Placeholder"> </text:span>шеф<text:span text:style-name="Placeholder"> </text:span>классификация<text:span text:style-name="Placeholder"> </text:span>фонтан<text:span text:style-name="Placeholder"> </text:span>фокус<text:span text:style-name="Placeholder"> </text:span>модификация<text:span text:style-name="Placeholder"> </text:span>туфля<text:span text:style-name="Placeholder"> </text:span>комфорт<text:span text:style-name="Placeholder"> </text:span>Афганистан<text:span text:style-name="Placeholder"> </text:span>Финляндия<text:span text:style-name="Placeholder"> </text:span>конфета<text:span text:style-name="Placeholder"> </text:span>граф<text:span text:style-name="Placeholder"> </text:span>финансировать<text:span text:style-name="Placeholder"> </text:span>финский<text:span text:style-name="Placeholder"> </text:span>инфляция<text:span text:style-name="Placeholder"> </text:span>профессионально<text:span text:style-name="Placeholder"> </text:span><text:span text:style-name="T4">шуфлядка</text:span><text:span text:style-name="Placeholder"><text:span text:style-name="T4"> </text:span></text:span><text:span text:style-name="T4">фарс</text:span><text:span text:style-name="Placeholder"><text:span text:style-name="T4"> </text:span></text:span>география<text:span text:style-name="Placeholder"> </text:span>профессионализм<text:span text:style-name="Placeholder"> </text:span>профилактика<text:span text:style-name="Placeholder"> </text:span>буфет<text:span text:style-name="Placeholder"> </text:span>фасад<text:span text:style-name="Placeholder"> </text:span>Иосиф<text:span text:style-name="Placeholder"> </text:span><text:span text:style-name="T4">Флавий</text:span><text:span text:style-name="Placeholder"><text:span text:style-name="T4"> </text:span></text:span>факс<text:span text:style-name="Placeholder"> </text:span><text:span text:style-name="T4">фар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, sans-serif"/>
    <style:font-face style:name="FreeSans1" svg:font-family="FreeSans" style:font-family-generic="swiss"/>
    <style:font-face style:name="Glagolica Missal DPG" svg:font-family="'Glagolica Missal DPG'" style:font-adornments="Regular" style:font-pitch="variable"/>
    <style:font-face style:name="Lato Black" svg:font-family="'Lato Black'" style:font-adornments="Black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fo:text-align="justify" style:justify-single-word="false" style:page-number="auto" style:shadow="none" style:writing-mode="page">
        <style:tab-stops/>
        <style:drop-cap/>
      </style:paragraph-properties>
      <style:text-properties style:font-name="Times New Roman" fo:font-family="'Times New Roman'" style:font-style-name="Regular" style:font-family-generic="roman" style:font-pitch="variable" style:letter-kerning="fals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loext:graphic-properties draw:fill-image-width="0in" draw:fill-image-height="0in"/>
      <style:paragraph-properties fo:margin-left="0.2354in" fo:margin-right="0in" fo:text-indent="-0.2354in" style:auto-text-indent="false" text:number-lines="false" text:line-number="0" style:writing-mode="page"/>
      <style:text-properties style:font-name="Times New Roman" fo:font-family="'Times New Roman'" style:font-style-name="Regular" style:font-family-generic="roman" style:font-pitch="variable"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normal" fo:text-transform="none" style:use-window-font-color="true" style:font-name="Times New Roman" fo:font-family="'Times New Roman'" style:font-style-name="Regular" style:font-family-generic="roman" style:font-pitch="variable" style:text-underline-style="none" style:font-size-asian="10.5pt" style:text-scale="500%"/>
    </style:style>
    <style:style style:name="Numbering_20_Symbols" style:display-name="Numbering Symbols" style:family="text"/>
    <style:style style:name="HeadingGlagol" style:family="text">
      <style:text-properties style:font-name="Glagolica Missal DPG" fo:font-family="'Glagolica Missal DPG'" style:font-style-name="Regular" style:font-pitch="variable" fo:font-size="16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9-13T16:36:52.260634433</dc:date>
    <meta:editing-duration>P1DT6H23M44S</meta:editing-duration>
    <meta:editing-cycles>126</meta:editing-cycles>
    <dc:creator>Žāle Mottahedin</dc:creator>
    <meta:document-statistic meta:table-count="1" meta:image-count="0" meta:object-count="0" meta:page-count="29" meta:paragraph-count="94" meta:word-count="4655" meta:character-count="36613" meta:non-whitespace-character-count="32023"/>
  </office:meta>
</office:document-meta>
</file>